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Berikut adalah langkah-langkah lengkap untuk memasang library GTK dan menggunakannya dalam proyek C++:</text:p>
      <text:p text:style-name="Standard"/>
      <text:p text:style-name="Standard">Langkah 1: Instalasi GTK</text:p>
      <text:p text:style-name="Standard"/>
      <text:p text:style-name="Standard">1. Buka terminal di Arch Linux.</text:p>
      <text:p text:style-name="Standard"/>
      <text:p text:style-name="Standard">2. Jalankan perintah berikut untuk menginstal library GTK beserta dependensinya:</text:p>
      <text:p text:style-name="Standard"/>
      <text:p text:style-name="Standard">```bash</text:p>
      <text:p text:style-name="Standard">sudo pacman -S gtk3</text:p>
      <text:p text:style-name="Standard">```</text:p>
      <text:p text:style-name="Standard"/>
      <text:p text:style-name="Standard">3. Tunggu proses instalasi selesai. Setelah itu, library GTK akan terpasang di sistem Anda.</text:p>
      <text:p text:style-name="Standard"/>
      <text:p text:style-name="Standard">Langkah 2: Membuat Proyek Baru</text:p>
      <text:p text:style-name="Standard"/>
      <text:p text:style-name="Standard">1. Buat direktori untuk proyek Anda.</text:p>
      <text:p text:style-name="Standard"/>
      <text:p text:style-name="Standard">```bash</text:p>
      <text:p text:style-name="Standard">mkdir nama_proyek</text:p>
      <text:p text:style-name="Standard">cd nama_proyek</text:p>
      <text:p text:style-name="Standard">```</text:p>
      <text:p text:style-name="Standard"/>
      <text:p text:style-name="Standard">2. Buat file C++ baru untuk aplikasi Anda dengan menggunakan editor teks pilihan Anda, seperti nano atau Vim.</text:p>
      <text:p text:style-name="Standard"/>
      <text:p text:style-name="Standard">```bash</text:p>
      <text:p text:style-name="Standard">nano aplikasi.cpp</text:p>
      <text:p text:style-name="Standard">```</text:p>
      <text:p text:style-name="Standard"/>
      <text:p text:style-name="Standard">3. Tulis kode sumber aplikasi Anda dalam file tersebut. Berikut adalah contoh sederhana untuk aplikasi C++ dengan GTK:</text:p>
      <text:p text:style-name="Standard"/>
      <text:p text:style-name="Standard">```cpp</text:p>
      <text:p text:style-name="Standard">#include &lt;gtk/gtk.h&gt;</text:p>
      <text:p text:style-name="Standard"/>
      <text:p text:style-name="Standard">int main(int argc, char *argv[]) {</text:p>
      <text:p text:style-name="Standard"><text:s text:c="2"/>// Inisialisasi GTK</text:p>
      <text:p text:style-name="Standard"><text:s text:c="2"/>gtk_init(&amp;argc, &amp;argv);</text:p>
      <text:p text:style-name="Standard"/>
      <text:p text:style-name="Standard"><text:s text:c="2"/>// Membuat jendela utama</text:p>
      <text:p text:style-name="Standard"><text:s text:c="2"/>GtkWidget *window = gtk_window_new(GTK_WINDOW_TOPLEVEL);</text:p>
      <text:p text:style-name="Standard"><text:s text:c="2"/>gtk_window_set_title(GTK_WINDOW(window), "Aplikasi GTK");</text:p>
      <text:p text:style-name="Standard"><text:s text:c="2"/>gtk_window_set_default_size(GTK_WINDOW(window), 200, 100);</text:p>
      <text:p text:style-name="Standard"/>
      <text:p text:style-name="Standard"><text:s text:c="2"/>// Menampilkan semua widget</text:p>
      <text:p text:style-name="Standard"><text:s text:c="2"/>gtk_widget_show_all(window);</text:p>
      <text:p text:style-name="Standard"/>
      <text:p text:style-name="Standard"><text:soft-page-break/><text:s text:c="2"/>// Memulai loop utama GTK</text:p>
      <text:p text:style-name="Standard"><text:s text:c="2"/>gtk_main();</text:p>
      <text:p text:style-name="Standard"/>
      <text:p text:style-name="Standard"><text:s text:c="2"/>return 0;</text:p>
      <text:p text:style-name="Standard">}</text:p>
      <text:p text:style-name="Standard">```</text:p>
      <text:p text:style-name="Standard"/>
      <text:p text:style-name="Standard">4. Simpan dan keluar dari editor teks.</text:p>
      <text:p text:style-name="Standard"/>
      <text:p text:style-name="Standard">Langkah 3: Kompilasi Kode dengan GTK</text:p>
      <text:p text:style-name="Standard"/>
      <text:p text:style-name="Standard">1. Kompilasi kode sumber Anda menggunakan perintah berikut:</text:p>
      <text:p text:style-name="Standard"/>
      <text:p text:style-name="Standard">```bash</text:p>
      <text:p text:style-name="Standard">g++ -o aplikasi aplikasi.cpp `pkg-config --cflags --libs gtk+-3.0`</text:p>
      <text:p text:style-name="Standard">```</text:p>
      <text:p text:style-name="Standard"/>
      <text:p text:style-name="Standard">Pastikan Anda menggunakan perintah `g++` dan telah menginstal paket `pkg-config` di sistem Anda agar perintah `pkg-config` dapat diakses.</text:p>
      <text:p text:style-name="Standard"/>
      <text:p text:style-name="Standard">2. Setelah berhasil dikompilasi, jalankan aplikasi Anda.</text:p>
      <text:p text:style-name="Standard"/>
      <text:p text:style-name="Standard">```bash</text:p>
      <text:p text:style-name="Standard">./aplikasi</text:p>
      <text:p text:style-name="Standard">```</text:p>
      <text:p text:style-name="Standard"/>
      <text:p text:style-name="Standard">Dengan mengikuti langkah-langkah di atas, Anda dapat memasang library GTK dan menggunakan GTK dalam proyek C++ Anda. Pastikan Anda telah menginstal library GTK dan dependensinya, mengimpor header file GTK yang diperlukan dalam kode sumber Anda, dan menggunakan opsi kompilasi yang benar saat mengkompilasi kode Anda.</text:p>
      <text:p text:style-name="P1">Berikut adalah contoh lengkap yang mencakup pembuatan tombol dan pengaturan ukuran jendela besar dalam mode landscape (400 piksel) menggunakan GTK dalam C++:</text:p>
      <text:p text:style-name="Standard"/>
      <text:p text:style-name="Standard">```cpp</text:p>
      <text:p text:style-name="Standard">#include &lt;gtk/gtk.h&gt;</text:p>
      <text:p text:style-name="Standard"/>
      <text:p text:style-name="Standard">// Fungsi callback yang akan dipanggil saat tombol ditekan</text:p>
      <text:p text:style-name="Standard">static void button_clicked(GtkWidget *widget, gpointer data) {</text:p>
      <text:p text:style-name="Standard"><text:s text:c="2"/>g_print("Tombol ditekan!\n");</text:p>
      <text:p text:style-name="Standard">}</text:p>
      <text:p text:style-name="Standard"/>
      <text:p text:style-name="Standard">int main(int argc, char *argv[]) {</text:p>
      <text:p text:style-name="Standard"><text:s text:c="2"/>// Inisialisasi GTK</text:p>
      <text:p text:style-name="Standard"><text:s text:c="2"/>gtk_init(&amp;argc, &amp;argv);</text:p>
      <text:p text:style-name="Standard"/>
      <text:p text:style-name="Standard"><text:s text:c="2"/>// Membuat jendela utama</text:p>
      <text:p text:style-name="Standard"><text:s text:c="2"/>GtkWidget *window = gtk_window_new(GTK_WINDOW_TOPLEVEL);</text:p>
      <text:p text:style-name="Standard"><text:s text:c="2"/>gtk_window_set_title(GTK_WINDOW(window), "Aplikasi GTK");</text:p>
      <text:p text:style-name="Standard"><text:s text:c="2"/>gtk_window_set_default_size(GTK_WINDOW(window), 400, 300);</text:p>
      <text:p text:style-name="Standard"/>
      <text:p text:style-name="Standard"><text:s text:c="2"/>// Membuat box untuk mengatur tata letak tombol</text:p>
      <text:p text:style-name="Standard"><text:s text:c="2"/>GtkWidget *box = gtk_box_new(GTK_ORIENTATION_VERTICAL, 10);</text:p>
      <text:p text:style-name="Standard"><text:s text:c="2"/>gtk_container_set_border_width(GTK_CONTAINER(box), 10);</text:p>
      <text:p text:style-name="Standard"><text:s text:c="2"/>gtk_container_add(GTK_CONTAINER(window), box);</text:p>
      <text:p text:style-name="Standard"/>
      <text:p text:style-name="Standard"><text:s text:c="2"/>// Membuat tombol</text:p>
      <text:p text:style-name="Standard"><text:s text:c="2"/>GtkWidget *button = gtk_button_new_with_label("Klik Saya!");</text:p>
      <text:p text:style-name="Standard"><text:s text:c="2"/>g_signal_connect(button, "clicked", G_CALLBACK(button_clicked), NULL);</text:p>
      <text:p text:style-name="Standard"><text:s text:c="2"/>gtk_widget_set_size_request(button, 100, 50);</text:p>
      <text:p text:style-name="Standard"><text:s text:c="2"/>gtk_box_pack_start(GTK_BOX(box), button, FALSE, FALSE, 0);</text:p>
      <text:p text:style-name="Standard"/>
      <text:p text:style-name="Standard"><text:s text:c="2"/>// Menampilkan semua widget</text:p>
      <text:p text:style-name="Standard"><text:s text:c="2"/>gtk_widget_show_all(window);</text:p>
      <text:p text:style-name="Standard"/>
      <text:p text:style-name="Standard"><text:s text:c="2"/>// Memulai loop utama GTK</text:p>
      <text:p text:style-name="Standard"><text:s text:c="2"/>gtk_main();</text:p>
      <text:p text:style-name="Standard"/>
      <text:p text:style-name="Standard"><text:s text:c="2"/>return 0;</text:p>
      <text:p text:style-name="Standard">}</text:p>
      <text:p text:style-name="Standard">```</text:p>
      <text:p text:style-name="Standard"/>
      <text:p text:style-name="Standard">Dalam contoh ini, sebuah tombol dibuat dengan menggunakan `gtk_button_new_with_label()`. Fungsi callback `button_clicked()` akan dipanggil saat tombol ditekan. Kemudian, ukuran jendela utama diatur menjadi 400 piksel lebar dan 300 piksel tinggi menggunakan `gtk_window_set_default_size()`. Tombol ditambahkan ke dalam sebuah box menggunakan `gtk_box_pack_start()` untuk mengatur tata letak tombol. Selanjutnya, `gtk_widget_set_size_request()` digunakan untuk mengatur ukuran tombol menjadi 100 piksel lebar dan 50 piksel tinggi.</text:p>
      <text:p text:style-name="Standard"/>
      <text:p text:style-name="Standard"><text:soft-page-break/>Untuk mengompilasi dan menjalankan aplikasi ini, ikuti langkah-langkah yang sama seperti sebelumnya:</text:p>
      <text:p text:style-name="Standard"/>
      <text:p text:style-name="Standard">1. Kompilasi kode sumber Anda menggunakan perintah berikut:</text:p>
      <text:p text:style-name="Standard"/>
      <text:p text:style-name="Standard">```bash</text:p>
      <text:p text:style-name="Standard">g++ -o aplikasi aplikasi.cpp `pkg-config --cflags --libs gtk+-3.0`</text:p>
      <text:p text:style-name="Standard">```</text:p>
      <text:p text:style-name="Standard"/>
      <text:p text:style-name="Standard">2. Setelah berhasil dikompilasi, jalankan aplikasi Anda.</text:p>
      <text:p text:style-name="Standard"/>
      <text:p text:style-name="Standard">```bash</text:p>
      <text:p text:style-name="Standard">./aplikasi</text:p>
      <text:p text:style-name="Standard">```</text:p>
      <text:p text:style-name="Standard"/>
      <text:p text:style-name="Standard">Sekarang Anda akan memiliki sebuah jendela dengan tombol di dalamnya, dan ukuran jendela tersebut akan menjadi 400 piksel lebar dan 300 piksel tinggi dalam mode landscape. Anda dapat menyesuaikan ukuran dan tata letak sesuai kebutuhan Anda dengan menggunakan fungsi-fungsi GTK yang tersedia.</text:p>
      <text:p text:style-name="Standard"/>
      <text:p text:style-name="P1">Untuk memposisikan jendela aplikasi di tengah desktop, Anda dapat menggunakan fungsi `gtk_window_set_position()` dengan argumen `GTK_WIN_POS_CENTER` dalam kode C++ Anda. Berikut adalah contoh lengkap untuk memposisikan jendela di tengah desktop:</text:p>
      <text:p text:style-name="Standard"/>
      <text:p text:style-name="Standard">```cpp</text:p>
      <text:p text:style-name="Standard">#include &lt;gtk/gtk.h&gt;</text:p>
      <text:p text:style-name="Standard"/>
      <text:p text:style-name="Standard">int main(int argc, char *argv[]) {</text:p>
      <text:p text:style-name="Standard"><text:s text:c="2"/>// Inisialisasi GTK</text:p>
      <text:p text:style-name="Standard"><text:s text:c="2"/>gtk_init(&amp;argc, &amp;argv);</text:p>
      <text:p text:style-name="Standard"/>
      <text:p text:style-name="Standard"><text:s text:c="2"/>// Membuat jendela utama</text:p>
      <text:p text:style-name="Standard"><text:s text:c="2"/>GtkWidget *window = gtk_window_new(GTK_WINDOW_TOPLEVEL);</text:p>
      <text:p text:style-name="Standard"><text:s text:c="2"/>gtk_window_set_title(GTK_WINDOW(window), "Aplikasi GTK");</text:p>
      <text:p text:style-name="Standard"><text:s text:c="2"/>gtk_window_set_default_size(GTK_WINDOW(window), 400, 300);</text:p>
      <text:p text:style-name="Standard"><text:s text:c="2"/></text:p>
      <text:p text:style-name="Standard"><text:s text:c="2"/>// Mengatur posisi jendela di tengah desktop</text:p>
      <text:p text:style-name="Standard"><text:s text:c="2"/>gtk_window_set_position(GTK_WINDOW(window), GTK_WIN_POS_CENTER);</text:p>
      <text:p text:style-name="Standard"/>
      <text:p text:style-name="Standard"><text:s text:c="2"/>// Menampilkan semua widget</text:p>
      <text:p text:style-name="Standard"><text:s text:c="2"/>gtk_widget_show_all(window);</text:p>
      <text:p text:style-name="Standard"/>
      <text:p text:style-name="Standard"><text:s text:c="2"/>// Memulai loop utama GTK</text:p>
      <text:p text:style-name="Standard"><text:s text:c="2"/>gtk_main();</text:p>
      <text:p text:style-name="Standard"/>
      <text:p text:style-name="Standard"><text:s text:c="2"/>return 0;</text:p>
      <text:p text:style-name="Standard">}</text:p>
      <text:p text:style-name="Standard">```</text:p>
      <text:p text:style-name="Standard"/>
      <text:p text:style-name="Standard">Dalam contoh ini, `gtk_window_set_position(GTK_WINDOW(window), GTK_WIN_POS_CENTER)` digunakan untuk mengatur posisi jendela di tengah desktop. </text:p>
      <text:p text:style-name="Standard"/>
      <text:p text:style-name="Standard">Untuk mengompilasi dan menjalankan aplikasi ini, ikuti langkah-langkah yang sama seperti sebelumnya:</text:p>
      <text:p text:style-name="Standard"/>
      <text:p text:style-name="Standard">1. Kompilasi kode sumber Anda menggunakan perintah berikut:</text:p>
      <text:p text:style-name="Standard"/>
      <text:p text:style-name="Standard">```bash</text:p>
      <text:p text:style-name="Standard">g++ -o aplikasi aplikasi.cpp `pkg-config --cflags --libs gtk+-3.0`</text:p>
      <text:p text:style-name="Standard">```</text:p>
      <text:p text:style-name="Standard"/>
      <text:p text:style-name="Standard">2. Setelah berhasil dikompilasi, jalankan aplikasi Anda.</text:p>
      <text:p text:style-name="Standard"/>
      <text:p text:style-name="Standard">```bash</text:p>
      <text:p text:style-name="Standard">./aplikasi</text:p>
      <text:p text:style-name="Standard">```</text:p>
      <text:p text:style-name="Standard"/>
      <text:p text:style-name="Standard">Sekarang, jendela aplikasi akan muncul di tengah desktop saat dijalankan.</text:p>
      <text:p text:style-name="P1">Untuk membuat aplikasi desktop di Arch Linux dengan menggunakan GNOME dan bahasa pemrograman C++, Anda dapat mengikuti langkah-langkah berikut:</text:p>
      <text:p text:style-name="Standard"/>
      <text:p text:style-name="Standard">Langkah 1: Persiapan</text:p>
      <text:p text:style-name="Standard"/>
      <text:p text:style-name="Standard">1. Pastikan Anda telah menginstal Arch Linux dan GNOME Desktop Environment di sistem Anda. Jika belum, ikuti panduan instalasi resmi untuk Arch Linux dan GNOME.</text:p>
      <text:p text:style-name="Standard"/>
      <text:p text:style-name="Standard">2. Pastikan juga bahwa Anda memiliki kompiler C++ yang terinstal di sistem Anda, seperti GCC atau Clang.</text:p>
      <text:p text:style-name="Standard"/>
      <text:p text:style-name="Standard">Langkah 2: Membuat Proyek Baru</text:p>
      <text:p text:style-name="Standard"/>
      <text:p text:style-name="Standard">1. Buka terminal di GNOME dan buat direktori untuk proyek Anda.</text:p>
      <text:p text:style-name="Standard"/>
      <text:p text:style-name="Standard">```bash</text:p>
      <text:p text:style-name="Standard">mkdir nama_proyek</text:p>
      <text:p text:style-name="Standard">cd nama_proyek</text:p>
      <text:p text:style-name="Standard">```</text:p>
      <text:p text:style-name="Standard"/>
      <text:p text:style-name="Standard">2. Buat file C++ baru untuk aplikasi Anda dengan menggunakan editor teks pilihan Anda, seperti nano atau Vim.</text:p>
      <text:p text:style-name="Standard"/>
      <text:p text:style-name="Standard">```bash</text:p>
      <text:p text:style-name="Standard">nano aplikasi.cpp</text:p>
      <text:p text:style-name="Standard">```</text:p>
      <text:p text:style-name="Standard"/>
      <text:p text:style-name="Standard">3. Tulis kode sumber aplikasi Anda dalam file tersebut. Berikut adalah contoh sederhana untuk aplikasi C++ GNOME:</text:p>
      <text:p text:style-name="Standard"/>
      <text:p text:style-name="Standard">```cpp</text:p>
      <text:p text:style-name="Standard">#include &lt;gtk/gtk.h&gt;</text:p>
      <text:p text:style-name="Standard"/>
      <text:p text:style-name="Standard">// Fungsi callback yang akan dipanggil saat tombol ditekan</text:p>
      <text:p text:style-name="Standard">static void button_clicked(GtkWidget *widget, gpointer data) {</text:p>
      <text:p text:style-name="Standard"><text:s text:c="2"/>g_print("Tombol ditekan!\n");</text:p>
      <text:p text:style-name="Standard">}</text:p>
      <text:p text:style-name="Standard"/>
      <text:p text:style-name="Standard">int main(int argc, char *argv[]) {</text:p>
      <text:p text:style-name="Standard"><text:s text:c="2"/>GtkWidget *window;</text:p>
      <text:p text:style-name="Standard"><text:s text:c="2"/>GtkWidget *button;</text:p>
      <text:p text:style-name="Standard"/>
      <text:p text:style-name="Standard"><text:s text:c="2"/>// Inisialisasi GTK</text:p>
      <text:p text:style-name="Standard"><text:s text:c="2"/>gtk_init(&amp;argc, &amp;argv);</text:p>
      <text:p text:style-name="Standard"/>
      <text:p text:style-name="Standard"><text:s text:c="2"/>// Membuat jendela utama</text:p>
      <text:p text:style-name="Standard"><text:s text:c="2"/>window = gtk_window_new(GTK_WINDOW_TOPLEVEL);</text:p>
      <text:p text:style-name="Standard"><text:s text:c="2"/>gtk_window_set_title(GTK_WINDOW(window), "Aplikasi GNOME");</text:p>
      <text:p text:style-name="Standard"><text:s text:c="2"/>gtk_container_set_border_width(GTK_CONTAINER(window), 10);</text:p>
      <text:p text:style-name="Standard"><text:soft-page-break/><text:s text:c="2"/>gtk_widget_set_size_request(window, 200, 100);</text:p>
      <text:p text:style-name="Standard"/>
      <text:p text:style-name="Standard"><text:s text:c="2"/>// Membuat tombol</text:p>
      <text:p text:style-name="Standard"><text:s text:c="2"/>button = gtk_button_new_with_label("Klik Saya!");</text:p>
      <text:p text:style-name="Standard"><text:s text:c="2"/>g_signal_connect(button, "clicked", G_CALLBACK(button_clicked), NULL);</text:p>
      <text:p text:style-name="Standard"><text:s text:c="2"/>gtk_container_add(GTK_CONTAINER(window), button);</text:p>
      <text:p text:style-name="Standard"/>
      <text:p text:style-name="Standard"><text:s text:c="2"/>// Menampilkan semua widget</text:p>
      <text:p text:style-name="Standard"><text:s text:c="2"/>gtk_widget_show_all(window);</text:p>
      <text:p text:style-name="Standard"/>
      <text:p text:style-name="Standard"><text:s text:c="2"/>// Memulai loop utama GTK</text:p>
      <text:p text:style-name="Standard"><text:s text:c="2"/>gtk_main();</text:p>
      <text:p text:style-name="Standard"/>
      <text:p text:style-name="Standard"><text:s text:c="2"/>return 0;</text:p>
      <text:p text:style-name="Standard">}</text:p>
      <text:p text:style-name="Standard">```</text:p>
      <text:p text:style-name="Standard"/>
      <text:p text:style-name="Standard">4. Simpan dan keluar dari editor teks.</text:p>
      <text:p text:style-name="Standard"/>
      <text:p text:style-name="Standard">Langkah 3: Mengompilasi dan Menjalankan Aplikasi</text:p>
      <text:p text:style-name="Standard"/>
      <text:p text:style-name="Standard">1. Kompilasi kode sumber dengan menggunakan kompiler C++ yang terinstal di sistem Anda.</text:p>
      <text:p text:style-name="Standard"/>
      <text:p text:style-name="Standard">```bash</text:p>
      <text:p text:style-name="Standard">g++ -o aplikasi aplikasi.cpp `pkg-config --cflags --libs gtk+-3.0`</text:p>
      <text:p text:style-name="Standard">```</text:p>
      <text:p text:style-name="Standard"/>
      <text:p text:style-name="Standard">2. Setelah berhasil dikompilasi, jalankan aplikasi Anda.</text:p>
      <text:p text:style-name="Standard"/>
      <text:p text:style-name="Standard">```bash</text:p>
      <text:p text:style-name="Standard">./aplikasi</text:p>
      <text:p text:style-name="Standard">```</text:p>
      <text:p text:style-name="Standard"/>
      <text:p text:style-name="Standard">3. Aplikasi GNOME Anda sekarang harus terbuka di layar Anda dan akan merespons saat tombol ditekan.</text:p>
      <text:p text:style-name="Standard"/>
      <text:p text:style-name="Standard">Itulah langkah-langkah umum untuk membuat aplikasi desktop di Arch Linux dengan menggunakan GNOME dan bahasa pemrograman C++. Anda dapat mengembangkan aplikasi ini lebih lanjut dengan menambahkan fungsi dan fitur sesuai kebutuhan Anda.</text:p>
      <text:p text:style-name="Standard"/>
      <text:p text:style-name="Standard">Untuk menambahkan ikon pada aplikasi GNOME yang Anda buat dengan C++, ikuti langkah-langkah berikut:</text:p>
      <text:p text:style-name="Standard"/>
      <text:p text:style-name="Standard">1. Siapkan ikon yang akan Anda gunakan dalam format PNG atau SVG. Pastikan ikon tersebut sudah ada dalam direktori proyek Anda.</text:p>
      <text:p text:style-name="Standard"/>
      <text:p text:style-name="Standard">2. Buka file C++ proyek Anda dengan editor teks pilihan Anda.</text:p>
      <text:p text:style-name="Standard"/>
      <text:p text:style-name="Standard">```bash</text:p>
      <text:p text:style-name="Standard"><text:soft-page-break/>nano aplikasi.cpp</text:p>
      <text:p text:style-name="Standard">```</text:p>
      <text:p text:style-name="Standard"/>
      <text:p text:style-name="Standard">3. Tambahkan kode berikut sebelum fungsi `main()`:</text:p>
      <text:p text:style-name="Standard"/>
      <text:p text:style-name="Standard">```cpp</text:p>
      <text:p text:style-name="Standard">#define APP_ICON "path/to/your/icon.png" <text:s/>// Ganti dengan path ikon Anda</text:p>
      <text:p text:style-name="Standard"/>
      <text:p text:style-name="Standard">// Fungsi untuk memuat ikon dari file</text:p>
      <text:p text:style-name="Standard">static GdkPixbuf *create_pixbuf(const gchar *filename) {</text:p>
      <text:p text:style-name="Standard"><text:s text:c="2"/>GdkPixbuf *pixbuf;</text:p>
      <text:p text:style-name="Standard"><text:s text:c="2"/>GError *error = NULL;</text:p>
      <text:p text:style-name="Standard"><text:s text:c="2"/>pixbuf = gdk_pixbuf_new_from_file(filename, &amp;error);</text:p>
      <text:p text:style-name="Standard"><text:s text:c="2"/>if (!pixbuf) {</text:p>
      <text:p text:style-name="Standard"><text:s text:c="4"/>fprintf(stderr, "%s\n", error-&gt;message);</text:p>
      <text:p text:style-name="Standard"><text:s text:c="4"/>g_error_free(error);</text:p>
      <text:p text:style-name="Standard"><text:s text:c="2"/>}</text:p>
      <text:p text:style-name="Standard"><text:s text:c="2"/>return pixbuf;</text:p>
      <text:p text:style-name="Standard">}</text:p>
      <text:p text:style-name="Standard">```</text:p>
      <text:p text:style-name="Standard"/>
      <text:p text:style-name="Standard">4. Di dalam fungsi `main()`, setelah baris `GtkWidget *window;`, tambahkan kode berikut untuk memuat ikon:</text:p>
      <text:p text:style-name="Standard"/>
      <text:p text:style-name="Standard">```cpp</text:p>
      <text:p text:style-name="Standard">// Memuat ikon</text:p>
      <text:p text:style-name="Standard">GdkPixbuf *icon = create_pixbuf(APP_ICON);</text:p>
      <text:p text:style-name="Standard">gtk_window_set_icon(GTK_WINDOW(window), icon);</text:p>
      <text:p text:style-name="Standard">g_object_unref(icon);</text:p>
      <text:p text:style-name="Standard">```</text:p>
      <text:p text:style-name="Standard"/>
      <text:p text:style-name="Standard">Pastikan Anda mengganti `"path/to/your/icon.png"` dengan path yang benar menuju file ikon Anda.</text:p>
      <text:p text:style-name="Standard"/>
      <text:p text:style-name="Standard">5. Simpan dan keluar dari editor teks.</text:p>
      <text:p text:style-name="Standard"/>
      <text:p text:style-name="Standard">6. Kompilasi ulang kode sumber Anda menggunakan perintah berikut:</text:p>
      <text:p text:style-name="Standard"/>
      <text:p text:style-name="Standard">```bash</text:p>
      <text:p text:style-name="Standard">g++ -o aplikasi aplikasi.cpp `pkg-config --cflags --libs gtk+-3.0`</text:p>
      <text:p text:style-name="Standard">```</text:p>
      <text:p text:style-name="Standard"/>
      <text:p text:style-name="Standard">7. Jalankan aplikasi Anda lagi:</text:p>
      <text:p text:style-name="Standard"/>
      <text:p text:style-name="Standard">```bash</text:p>
      <text:p text:style-name="Standard">./aplikasi</text:p>
      <text:p text:style-name="Standard">```</text:p>
      <text:p text:style-name="Standard"/>
      <text:p text:style-name="Standard"><text:soft-page-break/>Aplikasi GNOME Anda sekarang akan memiliki ikon yang ditentukan dan ditampilkan di jendela aplikasi serta di taskbar GNOME. Pastikan untuk mengganti `"path/to/your/icon.png"` dengan path yang sesuai dengan lokasi dan nama file ikon yang digunakan dalam proyek Anda.</text:p>
      <text:p text:style-name="Standard"/>
      <text:p text:style-name="Standard">Untuk menambahkan ikon pada aplikasi GNOME yang Anda buat dengan C++, ikuti langkah-langkah berikut:</text:p>
      <text:p text:style-name="Standard"/>
      <text:p text:style-name="Standard">1. Siapkan ikon yang akan Anda gunakan dalam format PNG atau SVG. Pastikan ikon tersebut sudah ada dalam direktori proyek Anda.</text:p>
      <text:p text:style-name="Standard"/>
      <text:p text:style-name="Standard">2. Buka file C++ proyek Anda dengan editor teks pilihan Anda.</text:p>
      <text:p text:style-name="Standard"/>
      <text:p text:style-name="Standard">```bash</text:p>
      <text:p text:style-name="Standard">nano aplikasi.cpp</text:p>
      <text:p text:style-name="Standard">```</text:p>
      <text:p text:style-name="Standard"/>
      <text:p text:style-name="Standard">3. Tambahkan kode berikut sebelum fungsi `main()`:</text:p>
      <text:p text:style-name="Standard"/>
      <text:p text:style-name="Standard">```cpp</text:p>
      <text:p text:style-name="Standard">#define APP_ICON "path/to/your/icon.png" <text:s/>// Ganti dengan path ikon Anda</text:p>
      <text:p text:style-name="Standard"/>
      <text:p text:style-name="Standard">// Fungsi untuk memuat ikon dari file</text:p>
      <text:p text:style-name="Standard">static GdkPixbuf *create_pixbuf(const gchar *filename) {</text:p>
      <text:p text:style-name="Standard"><text:s text:c="2"/>GdkPixbuf *pixbuf;</text:p>
      <text:p text:style-name="Standard"><text:s text:c="2"/>GError *error = NULL;</text:p>
      <text:p text:style-name="Standard"><text:s text:c="2"/>pixbuf = gdk_pixbuf_new_from_file(filename, &amp;error);</text:p>
      <text:p text:style-name="Standard"><text:s text:c="2"/>if (!pixbuf) {</text:p>
      <text:p text:style-name="Standard"><text:s text:c="4"/>fprintf(stderr, "%s\n", error-&gt;message);</text:p>
      <text:p text:style-name="Standard"><text:s text:c="4"/>g_error_free(error);</text:p>
      <text:p text:style-name="Standard"><text:s text:c="2"/>}</text:p>
      <text:p text:style-name="Standard"><text:s text:c="2"/>return pixbuf;</text:p>
      <text:p text:style-name="Standard">}</text:p>
      <text:p text:style-name="Standard">```</text:p>
      <text:p text:style-name="Standard"/>
      <text:p text:style-name="Standard">4. Di dalam fungsi `main()`, setelah baris `GtkWidget *window;`, tambahkan kode berikut untuk memuat ikon:</text:p>
      <text:p text:style-name="Standard"/>
      <text:p text:style-name="Standard">```cpp</text:p>
      <text:p text:style-name="Standard">// Memuat ikon</text:p>
      <text:p text:style-name="Standard">GdkPixbuf *icon = create_pixbuf(APP_ICON);</text:p>
      <text:p text:style-name="Standard">gtk_window_set_icon(GTK_WINDOW(window), icon);</text:p>
      <text:p text:style-name="Standard">g_object_unref(icon);</text:p>
      <text:p text:style-name="Standard">```</text:p>
      <text:p text:style-name="Standard"/>
      <text:p text:style-name="Standard">Pastikan Anda mengganti `"path/to/your/icon.png"` dengan path yang benar menuju file ikon Anda.</text:p>
      <text:p text:style-name="Standard"/>
      <text:p text:style-name="Standard">5. Simpan dan keluar dari editor teks.</text:p>
      <text:p text:style-name="Standard"/>
      <text:p text:style-name="Standard">6. Kompilasi ulang kode sumber Anda menggunakan perintah berikut:</text:p>
      <text:p text:style-name="Standard"><text:soft-page-break/></text:p>
      <text:p text:style-name="Standard">```bash</text:p>
      <text:p text:style-name="Standard">g++ -o aplikasi aplikasi.cpp `pkg-config --cflags --libs gtk+-3.0`</text:p>
      <text:p text:style-name="Standard">```</text:p>
      <text:p text:style-name="Standard"/>
      <text:p text:style-name="Standard">7. Jalankan aplikasi Anda lagi:</text:p>
      <text:p text:style-name="Standard"/>
      <text:p text:style-name="Standard">```bash</text:p>
      <text:p text:style-name="Standard">./aplikasi</text:p>
      <text:p text:style-name="Standard">```</text:p>
      <text:p text:style-name="Standard"/>
      <text:p text:style-name="Standard">Aplikasi GNOME Anda sekarang akan memiliki ikon yang ditentukan dan ditampilkan di jendela aplikasi serta di taskbar GNOME. Pastikan untuk mengganti `"path/to/your/icon.png"` dengan path yang sesuai dengan lokasi dan nama file ikon yang digunakan dalam proyek Anda.</text:p>
      <text:p text:style-name="Standard"/>
      <text:p text:style-name="Standard">Untuk menambahkan deskripsi aplikasi pada aplikasi GNOME yang Anda buat dengan C++, Anda dapat menggunakan metadata file `.desktop`. Berikut langkah-langkahnya:</text:p>
      <text:p text:style-name="Standard"/>
      <text:p text:style-name="Standard">1. Buka file C++ proyek Anda dengan editor teks pilihan Anda.</text:p>
      <text:p text:style-name="Standard"/>
      <text:p text:style-name="Standard">```bash</text:p>
      <text:p text:style-name="Standard">nano aplikasi.cpp</text:p>
      <text:p text:style-name="Standard">```</text:p>
      <text:p text:style-name="Standard"/>
      <text:p text:style-name="Standard">2. Tambahkan kode berikut sebelum fungsi `main()`:</text:p>
      <text:p text:style-name="Standard"/>
      <text:p text:style-name="Standard">```cpp</text:p>
      <text:p text:style-name="Standard">#include &lt;gio/gio.h&gt;</text:p>
      <text:p text:style-name="Standard"/>
      <text:p text:style-name="Standard">// Fungsi untuk membuat file .desktop</text:p>
      <text:p text:style-name="Standard">static void create_desktop_file() {</text:p>
      <text:p text:style-name="Standard"><text:s text:c="2"/>const gchar *desktop_file_path = "path/to/your/app.desktop"; <text:s/>// Ganti dengan path yang diinginkan</text:p>
      <text:p text:style-name="Standard"><text:s text:c="2"/>GKeyFile *desktop_file = g_key_file_new();</text:p>
      <text:p text:style-name="Standard"/>
      <text:p text:style-name="Standard"><text:s text:c="2"/>// Mengatur nilai-nilai kunci dalam file .desktop</text:p>
      <text:p text:style-name="Standard"><text:s text:c="2"/>g_key_file_set_string(desktop_file, "Desktop Entry", "Type", "Application");</text:p>
      <text:p text:style-name="Standard"><text:s text:c="2"/>g_key_file_set_string(desktop_file, "Desktop Entry", "Name", "Nama Aplikasi");</text:p>
      <text:p text:style-name="Standard"><text:s text:c="2"/>g_key_file_set_string(desktop_file, "Desktop Entry", "Comment", "Deskripsi Aplikasi");</text:p>
      <text:p text:style-name="Standard"><text:s text:c="2"/>g_key_file_set_string(desktop_file, "Desktop Entry", "Exec", "/path/to/your/app_executable"); <text:s/>// Ganti dengan path eksekusi aplikasi</text:p>
      <text:p text:style-name="Standard"><text:s text:c="2"/>g_key_file_set_string(desktop_file, "Desktop Entry", "Icon", "path/to/your/app_icon"); <text:s/>// Ganti dengan path ikon aplikasi</text:p>
      <text:p text:style-name="Standard"><text:s text:c="2"/>g_key_file_set_boolean(desktop_file, "Desktop Entry", "Terminal", FALSE);</text:p>
      <text:p text:style-name="Standard"><text:s text:c="2"/>g_key_file_set_boolean(desktop_file, "Desktop Entry", "StartupNotify", TRUE);</text:p>
      <text:p text:style-name="Standard"/>
      <text:p text:style-name="Standard"><text:s text:c="2"/>// Menyimpan file .desktop</text:p>
      <text:p text:style-name="Standard"><text:s text:c="2"/>GError *error = NULL;</text:p>
      <text:p text:style-name="Standard"><text:s text:c="2"/>g_key_file_save_to_file(desktop_file, desktop_file_path, &amp;error);</text:p>
      <text:p text:style-name="Standard"><text:s text:c="2"/>if (error) {</text:p>
      <text:p text:style-name="Standard"><text:soft-page-break/><text:s text:c="4"/>g_error("Failed to save desktop file: %s", error-&gt;message);</text:p>
      <text:p text:style-name="Standard"><text:s text:c="2"/>}</text:p>
      <text:p text:style-name="Standard"/>
      <text:p text:style-name="Standard"><text:s text:c="2"/>// Membersihkan memori</text:p>
      <text:p text:style-name="Standard"><text:s text:c="2"/>g_key_file_free(desktop_file);</text:p>
      <text:p text:style-name="Standard">}</text:p>
      <text:p text:style-name="Standard">```</text:p>
      <text:p text:style-name="Standard"/>
      <text:p text:style-name="Standard">Pastikan Anda mengganti `"path/to/your/app.desktop"` dengan path yang benar dan sesuai dengan lokasi dan nama file `.desktop` yang ingin Anda gunakan.</text:p>
      <text:p text:style-name="Standard"/>
      <text:p text:style-name="Standard">3. Di dalam fungsi `main()`, sebelum pemanggilan `gtk_main()`, tambahkan kode berikut untuk memanggil fungsi `create_desktop_file()`:</text:p>
      <text:p text:style-name="Standard"/>
      <text:p text:style-name="Standard">```cpp</text:p>
      <text:p text:style-name="Standard">// Membuat file .desktop</text:p>
      <text:p text:style-name="Standard">create_desktop_file();</text:p>
      <text:p text:style-name="Standard">```</text:p>
      <text:p text:style-name="Standard"/>
      <text:p text:style-name="Standard">4. Simpan dan keluar dari editor teks.</text:p>
      <text:p text:style-name="Standard"/>
      <text:p text:style-name="Standard">5. Kompilasi ulang kode sumber Anda menggunakan perintah berikut:</text:p>
      <text:p text:style-name="Standard"/>
      <text:p text:style-name="Standard">```bash</text:p>
      <text:p text:style-name="Standard">g++ -o aplikasi aplikasi.cpp `pkg-config --cflags --libs gtk+-3.0` `pkg-config --cflags --libs glib-2.0`</text:p>
      <text:p text:style-name="Standard">```</text:p>
      <text:p text:style-name="Standard"/>
      <text:p text:style-name="Standard">Pastikan Anda telah menginstal paket `libglib2.0-dev` atau `glib2-devel` di sistem Anda agar kompilasi berhasil.</text:p>
      <text:p text:style-name="Standard"/>
      <text:p text:style-name="Standard">6. Jalankan aplikasi Anda lagi:</text:p>
      <text:p text:style-name="Standard"/>
      <text:p text:style-name="Standard">```bash</text:p>
      <text:p text:style-name="Standard">./aplikasi</text:p>
      <text:p text:style-name="Standard">```</text:p>
      <text:p text:style-name="Standard"/>
      <text:p text:style-name="Standard">Setelah menjalankan aplikasi, file `.desktop` akan dibuat di lokasi yang Anda tentukan dengan deskripsi aplikasi yang telah ditentukan. Pastikan untuk mengganti nilai-nilai kunci seperti `"Nama Aplikasi"`, `"Deskripsi Aplikasi"`, `"/path/to/your/app_executable"`, dan `"path/to/your/app_icon"` sesuai dengan kebutuhan Anda.</text:p>
      <text:p text:style-name="Standard"/>
      <text:p text:style-name="Standard"/>
      <text:p text:style-name="P1">Berikut adalah contoh lengkap untuk membuat aplikasi timer shutdown dengan menggunakan GTK dalam C++:</text:p>
      <text:p text:style-name="Standard"/>
      <text:p text:style-name="Standard">```cpp</text:p>
      <text:p text:style-name="Standard">#include &lt;gtk/gtk.h&gt;</text:p>
      <text:p text:style-name="Standard">#include &lt;stdlib.h&gt;</text:p>
      <text:p text:style-name="Standard">#include &lt;string.h&gt;</text:p>
      <text:p text:style-name="Standard"/>
      <text:p text:style-name="Standard">GtkWidget *window;</text:p>
      <text:p text:style-name="Standard">GtkWidget *label;</text:p>
      <text:p text:style-name="Standard">GtkWidget *button;</text:p>
      <text:p text:style-name="Standard">GtkWidget *entry;</text:p>
      <text:p text:style-name="Standard">GtkWidget *timer_label;</text:p>
      <text:p text:style-name="Standard">int remaining_time = 0;</text:p>
      <text:p text:style-name="Standard">guint timer_id = 0;</text:p>
      <text:p text:style-name="Standard"/>
      <text:p text:style-name="Standard">// Fungsi callback saat tombol Start ditekan</text:p>
      <text:p text:style-name="Standard">static void start_timer(GtkWidget *widget, gpointer data) {</text:p>
      <text:p text:style-name="Standard"><text:s text:c="2"/>const char *time_str = gtk_entry_get_text(GTK_ENTRY(entry));</text:p>
      <text:p text:style-name="Standard"><text:s text:c="2"/>int time = atoi(time_str);</text:p>
      <text:p text:style-name="Standard"/>
      <text:p text:style-name="Standard"><text:s text:c="2"/>if (time &lt;= 0) {</text:p>
      <text:p text:style-name="Standard"><text:s text:c="4"/>gtk_label_set_text(GTK_LABEL(label), "Waktu tidak valid");</text:p>
      <text:p text:style-name="Standard"><text:s text:c="4"/>return;</text:p>
      <text:p text:style-name="Standard"><text:s text:c="2"/>}</text:p>
      <text:p text:style-name="Standard"/>
      <text:p text:style-name="Standard"><text:s text:c="2"/>remaining_time = time * 60;</text:p>
      <text:p text:style-name="Standard"><text:s text:c="2"/>char buffer[50];</text:p>
      <text:p text:style-name="Standard"><text:s text:c="2"/>sprintf(buffer, "Waktu tersisa: %d menit", remaining_time);</text:p>
      <text:p text:style-name="Standard"><text:s text:c="2"/>gtk_label_set_text(GTK_LABEL(label), buffer);</text:p>
      <text:p text:style-name="Standard"/>
      <text:p text:style-name="Standard"><text:s text:c="2"/>if (timer_id != 0) {</text:p>
      <text:p text:style-name="Standard"><text:s text:c="4"/>g_source_remove(timer_id);</text:p>
      <text:p text:style-name="Standard"><text:s text:c="2"/>}</text:p>
      <text:p text:style-name="Standard"/>
      <text:p text:style-name="Standard"><text:s text:c="2"/>timer_id = g_timeout_add_seconds(1, (GSourceFunc)gtk_main_quit, NULL);</text:p>
      <text:p text:style-name="Standard"/>
      <text:p text:style-name="Standard"><text:s text:c="2"/>timer_id = g_timeout_add_seconds(60, (GSourceFunc)[] (gpointer data) {</text:p>
      <text:p text:style-name="Standard"><text:s text:c="4"/>remaining_time--;</text:p>
      <text:p text:style-name="Standard"><text:s text:c="4"/>char buffer[50];</text:p>
      <text:p text:style-name="Standard"><text:s text:c="4"/>sprintf(buffer, "Waktu tersisa: %d menit", remaining_time);</text:p>
      <text:p text:style-name="Standard"><text:s text:c="4"/>gtk_label_set_text(GTK_LABEL(label), buffer);</text:p>
      <text:p text:style-name="Standard"/>
      <text:p text:style-name="Standard"><text:s text:c="4"/>if (remaining_time &lt;= 0) {</text:p>
      <text:p text:style-name="Standard"><text:s text:c="6"/>gtk_label_set_text(GTK_LABEL(label), "Waktu habis");</text:p>
      <text:p text:style-name="Standard"><text:s text:c="6"/>system("shutdown now");</text:p>
      <text:p text:style-name="Standard"><text:s text:c="6"/>gtk_main_quit();</text:p>
      <text:p text:style-name="Standard"><text:s text:c="4"/>}</text:p>
      <text:p text:style-name="Standard"/>
      <text:p text:style-name="Standard"><text:soft-page-break/><text:s text:c="4"/>return TRUE;</text:p>
      <text:p text:style-name="Standard"><text:s text:c="2"/>}, NULL);</text:p>
      <text:p text:style-name="Standard">}</text:p>
      <text:p text:style-name="Standard"/>
      <text:p text:style-name="Standard">// Fungsi callback saat tombol Stop ditekan</text:p>
      <text:p text:style-name="Standard">static void stop_timer(GtkWidget *widget, gpointer data) {</text:p>
      <text:p text:style-name="Standard"><text:s text:c="2"/>if (timer_id != 0) {</text:p>
      <text:p text:style-name="Standard"><text:s text:c="4"/>g_source_remove(timer_id);</text:p>
      <text:p text:style-name="Standard"><text:s text:c="4"/>timer_id = 0;</text:p>
      <text:p text:style-name="Standard"><text:s text:c="2"/>}</text:p>
      <text:p text:style-name="Standard"><text:s text:c="2"/></text:p>
      <text:p text:style-name="Standard"><text:s text:c="2"/>gtk_label_set_text(GTK_LABEL(label), "Timer dihentikan");</text:p>
      <text:p text:style-name="Standard">}</text:p>
      <text:p text:style-name="Standard"/>
      <text:p text:style-name="Standard">int main(int argc, char *argv[]) {</text:p>
      <text:p text:style-name="Standard"><text:s text:c="2"/>// Inisialisasi GTK</text:p>
      <text:p text:style-name="Standard"><text:s text:c="2"/>gtk_init(&amp;argc, &amp;argv);</text:p>
      <text:p text:style-name="Standard"/>
      <text:p text:style-name="Standard"><text:s text:c="2"/>// Membuat jendela utama</text:p>
      <text:p text:style-name="Standard"><text:s text:c="2"/>window = gtk_window_new(GTK_WINDOW_TOPLEVEL);</text:p>
      <text:p text:style-name="Standard"><text:s text:c="2"/>gtk_window_set_title(GTK_WINDOW(window), "Aplikasi Timer Shutdown");</text:p>
      <text:p text:style-name="Standard"><text:s text:c="2"/>gtk_container_set_border_width(GTK_CONTAINER(window), 10);</text:p>
      <text:p text:style-name="Standard"><text:s text:c="2"/>gtk_widget_set_size_request(window, 300, 200);</text:p>
      <text:p text:style-name="Standard"/>
      <text:p text:style-name="Standard"><text:s text:c="2"/>// Membuat box untuk mengatur tata letak</text:p>
      <text:p text:style-name="Standard"><text:s text:c="2"/>GtkWidget *box = gtk_box_new(GTK_ORIENTATION_VERTICAL, 10);</text:p>
      <text:p text:style-name="Standard"><text:s text:c="2"/>gtk_container_add(GTK_CONTAINER(window), box);</text:p>
      <text:p text:style-name="Standard"/>
      <text:p text:style-name="Standard"><text:s text:c="2"/>// Membuat label untuk pesan</text:p>
      <text:p text:style-name="Standard"><text:s text:c="2"/>label = gtk_label_new("Masukkan waktu (menit):");</text:p>
      <text:p text:style-name="Standard"><text:s text:c="2"/>gtk_box_pack_start(GTK_BOX(box), label, FALSE, FALSE, 0);</text:p>
      <text:p text:style-name="Standard"/>
      <text:p text:style-name="Standard"><text:s text:c="2"/>// Membuat entry untuk memasukkan waktu</text:p>
      <text:p text:style-name="Standard"><text:s text:c="2"/>entry = gtk_entry_new();</text:p>
      <text:p text:style-name="Standard"><text:s text:c="2"/>gtk_box_pack_start(GTK_BOX(box), entry, FALSE, FALSE, 0);</text:p>
      <text:p text:style-name="Standard"/>
      <text:p text:style-name="Standard"><text:s text:c="2"/>// Membuat tombol Start</text:p>
      <text:p text:style-name="Standard"><text:s text:c="2"/>button = gtk_button_new_with_label("Start");</text:p>
      <text:p text:style-name="Standard"><text:s text:c="2"/>g_signal_connect(button, "clicked", G_CALLBACK(start_timer), NULL);</text:p>
      <text:p text:style-name="Standard"><text:s text:c="2"/>gtk_box_pack_start(GTK_BOX(box), button, FALSE, FALSE, 0);</text:p>
      <text:p text:style-name="Standard"/>
      <text:p text:style-name="Standard"><text:s text:c="2"/>// Membuat tombol Stop</text:p>
      <text:p text:style-name="Standard"><text:s text:c="2"/>button = gtk_button_new_with_label("Stop");</text:p>
      <text:p text:style-name="Standard"><text:s text:c="2"/>g_signal_connect(button, "clicked", G_CALLBACK(stop_timer), NULL);</text:p>
      <text:p text:style-name="Standard"><text:s text:c="2"/>gtk_box_pack_start(GTK_BOX(box), button, FALSE, FALSE, 0);</text:p>
      <text:p text:style-name="Standard"/>
      <text:p text:style-name="Standard"><text:s text:c="2"/>// Membuat label untuk menampilkan timer</text:p>
      <text:p text:style-name="Standard"><text:s text:c="2"/>timer_label = gtk_label_new("");</text:p>
      <text:p text:style-name="Standard"><text:s text:c="2"/>gtk_box_pack_start(GTK_BOX(box), timer</text:p>
      <text:p text:style-name="Standard"><text:soft-page-break/></text:p>
      <text:p text:style-name="Standard">_label, FALSE, FALSE, 0);</text:p>
      <text:p text:style-name="Standard"/>
      <text:p text:style-name="Standard"><text:s text:c="2"/>// Menampilkan semua widget</text:p>
      <text:p text:style-name="Standard"><text:s text:c="2"/>gtk_widget_show_all(window);</text:p>
      <text:p text:style-name="Standard"/>
      <text:p text:style-name="Standard"><text:s text:c="2"/>// Memulai loop utama GTK</text:p>
      <text:p text:style-name="Standard"><text:s text:c="2"/>gtk_main();</text:p>
      <text:p text:style-name="Standard"/>
      <text:p text:style-name="Standard"><text:s text:c="2"/>return 0;</text:p>
      <text:p text:style-name="Standard">}</text:p>
      <text:p text:style-name="Standard">```</text:p>
      <text:p text:style-name="Standard"/>
      <text:p text:style-name="Standard">Dalam contoh ini, Anda dapat memasukkan waktu (dalam menit) dalam entry dan kemudian menekan tombol "Start" untuk memulai timer. Setelah waktu yang ditentukan berlalu, sistem akan menjalankan perintah shutdown menggunakan `system("shutdown now")`.</text:p>
      <text:p text:style-name="Standard"/>
      <text:p text:style-name="Standard">Untuk mengompilasi dan menjalankan aplikasi ini, ikuti langkah-langkah berikut:</text:p>
      <text:p text:style-name="Standard"/>
      <text:p text:style-name="Standard">1. Kompilasi kode sumber Anda menggunakan perintah berikut:</text:p>
      <text:p text:style-name="Standard"/>
      <text:p text:style-name="Standard">```bash</text:p>
      <text:p text:style-name="Standard">g++ -o aplikasi aplikasi.cpp `pkg-config --cflags --libs gtk+-3.0`</text:p>
      <text:p text:style-name="Standard">```</text:p>
      <text:p text:style-name="Standard"/>
      <text:p text:style-name="Standard">2. Setelah berhasil dikompilasi, jalankan aplikasi Anda.</text:p>
      <text:p text:style-name="Standard"/>
      <text:p text:style-name="Standard">```bash</text:p>
      <text:p text:style-name="Standard">./aplikasi</text:p>
      <text:p text:style-name="Standard">```</text:p>
      <text:p text:style-name="Standard"/>
      <text:p text:style-name="Standard">Sekarang, Anda dapat memasukkan waktu dalam menit dan memulai timer shutdown dengan menekan tombol "Start". Jika waktu yang ditentukan berlalu, sistem akan menjalankan perintah shutdown. Tombol "Stop" dapat digunakan untuk menghentikan timer sebelum waktu habis.</text:p>
      <text:p text:style-name="P1">Maaf atas kesalahan tersebut. Terdapat kesalahan dalam penulisan tipe fungsi pada pemanggilan `g_timeout_add_seconds()` untuk fungsi timer. Berikut adalah kode yang diperbaiki:</text:p>
      <text:p text:style-name="Standard"/>
      <text:p text:style-name="Standard">```cpp</text:p>
      <text:p text:style-name="Standard">#include &lt;gtk/gtk.h&gt;</text:p>
      <text:p text:style-name="Standard">#include &lt;stdlib.h&gt;</text:p>
      <text:p text:style-name="Standard">#include &lt;string.h&gt;</text:p>
      <text:p text:style-name="Standard"/>
      <text:p text:style-name="Standard">GtkWidget *window;</text:p>
      <text:p text:style-name="Standard">GtkWidget *label;</text:p>
      <text:p text:style-name="Standard">GtkWidget *button;</text:p>
      <text:p text:style-name="Standard">GtkWidget *entry;</text:p>
      <text:p text:style-name="Standard">GtkWidget *timer_label;</text:p>
      <text:p text:style-name="Standard">int remaining_time = 0;</text:p>
      <text:p text:style-name="Standard">guint timer_id = 0;</text:p>
      <text:p text:style-name="Standard"/>
      <text:p text:style-name="Standard">// Fungsi callback saat tombol Start ditekan</text:p>
      <text:p text:style-name="Standard">static void start_timer(GtkWidget *widget, gpointer data) {</text:p>
      <text:p text:style-name="Standard"><text:s text:c="2"/>const char *time_str = gtk_entry_get_text(GTK_ENTRY(entry));</text:p>
      <text:p text:style-name="Standard"><text:s text:c="2"/>int time = atoi(time_str);</text:p>
      <text:p text:style-name="Standard"/>
      <text:p text:style-name="Standard"><text:s text:c="2"/>if (time &lt;= 0) {</text:p>
      <text:p text:style-name="Standard"><text:s text:c="4"/>gtk_label_set_text(GTK_LABEL(label), "Waktu tidak valid");</text:p>
      <text:p text:style-name="Standard"><text:s text:c="4"/>return;</text:p>
      <text:p text:style-name="Standard"><text:s text:c="2"/>}</text:p>
      <text:p text:style-name="Standard"/>
      <text:p text:style-name="Standard"><text:s text:c="2"/>remaining_time = time * 60;</text:p>
      <text:p text:style-name="Standard"><text:s text:c="2"/>char buffer[50];</text:p>
      <text:p text:style-name="Standard"><text:s text:c="2"/>sprintf(buffer, "Waktu tersisa: %d menit", remaining_time);</text:p>
      <text:p text:style-name="Standard"><text:s text:c="2"/>gtk_label_set_text(GTK_LABEL(label), buffer);</text:p>
      <text:p text:style-name="Standard"/>
      <text:p text:style-name="Standard"><text:s text:c="2"/>if (timer_id != 0) {</text:p>
      <text:p text:style-name="Standard"><text:s text:c="4"/>g_source_remove(timer_id);</text:p>
      <text:p text:style-name="Standard"><text:s text:c="2"/>}</text:p>
      <text:p text:style-name="Standard"/>
      <text:p text:style-name="Standard"><text:s text:c="2"/>timer_id = g_timeout_add_seconds(1, (GSourceFunc)gtk_main_quit, NULL);</text:p>
      <text:p text:style-name="Standard"/>
      <text:p text:style-name="Standard"><text:s text:c="2"/>timer_id = g_timeout_add_seconds(60, [](gpointer data) -&gt; gboolean {</text:p>
      <text:p text:style-name="Standard"><text:s text:c="4"/>remaining_time--;</text:p>
      <text:p text:style-name="Standard"><text:s text:c="4"/>char buffer[50];</text:p>
      <text:p text:style-name="Standard"><text:s text:c="4"/>sprintf(buffer, "Waktu tersisa: %d menit", remaining_time);</text:p>
      <text:p text:style-name="Standard"><text:s text:c="4"/>gtk_label_set_text(GTK_LABEL(label), buffer);</text:p>
      <text:p text:style-name="Standard"/>
      <text:p text:style-name="Standard"><text:s text:c="4"/>if (remaining_time &lt;= 0) {</text:p>
      <text:p text:style-name="Standard"><text:s text:c="6"/>gtk_label_set_text(GTK_LABEL(label), "Waktu habis");</text:p>
      <text:p text:style-name="Standard"><text:s text:c="6"/>system("shutdown now");</text:p>
      <text:p text:style-name="Standard"><text:s text:c="6"/>gtk_main_quit();</text:p>
      <text:p text:style-name="Standard"><text:s text:c="4"/>}</text:p>
      <text:p text:style-name="Standard"/>
      <text:p text:style-name="Standard"><text:soft-page-break/><text:s text:c="4"/>return G_SOURCE_CONTINUE;</text:p>
      <text:p text:style-name="Standard"><text:s text:c="2"/>}, NULL);</text:p>
      <text:p text:style-name="Standard">}</text:p>
      <text:p text:style-name="Standard"/>
      <text:p text:style-name="Standard">// Fungsi callback saat tombol Stop ditekan</text:p>
      <text:p text:style-name="Standard">static void stop_timer(GtkWidget *widget, gpointer data) {</text:p>
      <text:p text:style-name="Standard"><text:s text:c="2"/>if (timer_id != 0) {</text:p>
      <text:p text:style-name="Standard"><text:s text:c="4"/>g_source_remove(timer_id);</text:p>
      <text:p text:style-name="Standard"><text:s text:c="4"/>timer_id = 0;</text:p>
      <text:p text:style-name="Standard"><text:s text:c="2"/>}</text:p>
      <text:p text:style-name="Standard"><text:s text:c="2"/></text:p>
      <text:p text:style-name="Standard"><text:s text:c="2"/>gtk_label_set_text(GTK_LABEL(label), "Timer dihentikan");</text:p>
      <text:p text:style-name="Standard">}</text:p>
      <text:p text:style-name="Standard"/>
      <text:p text:style-name="Standard">int main(int argc, char *argv[]) {</text:p>
      <text:p text:style-name="Standard"><text:s text:c="2"/>// Inisialisasi GTK</text:p>
      <text:p text:style-name="Standard"><text:s text:c="2"/>gtk_init(&amp;argc, &amp;argv);</text:p>
      <text:p text:style-name="Standard"/>
      <text:p text:style-name="Standard"><text:s text:c="2"/>// Membuat jendela utama</text:p>
      <text:p text:style-name="Standard"><text:s text:c="2"/>window = gtk_window_new(GTK_WINDOW_TOPLEVEL);</text:p>
      <text:p text:style-name="Standard"><text:s text:c="2"/>gtk_window_set_title(GTK_WINDOW(window), "Aplikasi Timer Shutdown");</text:p>
      <text:p text:style-name="Standard"><text:s text:c="2"/>gtk_container_set_border_width(GTK_CONTAINER(window), 10);</text:p>
      <text:p text:style-name="Standard"><text:s text:c="2"/>gtk_widget_set_size_request(window, 300, 200);</text:p>
      <text:p text:style-name="Standard"/>
      <text:p text:style-name="Standard"><text:s text:c="2"/>// Membuat box untuk mengatur tata letak</text:p>
      <text:p text:style-name="Standard"><text:s text:c="2"/>GtkWidget *box = gtk_box_new(GTK_ORIENTATION_VERTICAL, 10);</text:p>
      <text:p text:style-name="Standard"><text:s text:c="2"/>gtk_container_add(GTK_CONTAINER(window), box);</text:p>
      <text:p text:style-name="Standard"/>
      <text:p text:style-name="Standard"><text:s text:c="2"/>// Membuat label untuk pesan</text:p>
      <text:p text:style-name="Standard"><text:s text:c="2"/>label = gtk_label_new("Masukkan waktu (menit):");</text:p>
      <text:p text:style-name="Standard"><text:s text:c="2"/>gtk_box_pack_start(GTK_BOX(box), label, FALSE, FALSE, 0);</text:p>
      <text:p text:style-name="Standard"/>
      <text:p text:style-name="Standard"><text:s text:c="2"/>// Membuat entry untuk memasukkan waktu</text:p>
      <text:p text:style-name="Standard"><text:s text:c="2"/>entry = gtk_entry_new();</text:p>
      <text:p text:style-name="Standard"><text:s text:c="2"/>gtk_box_pack_start(GTK_BOX(box), entry, FALSE, FALSE, 0);</text:p>
      <text:p text:style-name="Standard"/>
      <text:p text:style-name="Standard"><text:s text:c="2"/>// Membuat tombol Start</text:p>
      <text:p text:style-name="Standard"><text:s text:c="2"/>button = gtk_button_new_with_label("Start");</text:p>
      <text:p text:style-name="Standard"><text:s text:c="2"/>g_signal_connect(button, "clicked", G_CALLBACK(start_timer), NULL);</text:p>
      <text:p text:style-name="Standard"><text:s text:c="2"/>gtk_box_pack_start(GTK_BOX(box), button, FALSE, FALSE, 0);</text:p>
      <text:p text:style-name="Standard"/>
      <text:p text:style-name="Standard"><text:s text:c="2"/>// Membuat tombol Stop</text:p>
      <text:p text:style-name="Standard"><text:s text:c="2"/>button = gtk_button_new_with_label("Stop");</text:p>
      <text:p text:style-name="Standard"><text:s text:c="2"/>g_signal_connect(button, "clicked", G_CALLBACK(stop_timer), NULL);</text:p>
      <text:p text:style-name="Standard"><text:s text:c="2"/>gtk_box_pack_start(GTK_BOX(box), button, FALSE, FALSE, 0);</text:p>
      <text:p text:style-name="Standard"/>
      <text:p text:style-name="Standard"><text:s text:c="2"/>// Membuat label untuk menampilkan timer</text:p>
      <text:p text:style-name="Standard"><text:s text:c="2"/>timer_label = gtk_label_new("");</text:p>
      <text:p text:style-name="Standard"><text:s text:c="2"/>gtk_box_pack_start(GTK_BOX(box), timer_label, FALSE, FALSE, 0);</text:p>
      <text:p text:style-name="Standard"><text:soft-page-break/></text:p>
      <text:p text:style-name="Standard"><text:s text:c="2"/>// Menampilkan semua widget</text:p>
      <text:p text:style-name="Standard"><text:s text:c="2"/>gtk_widget_show_all(window);</text:p>
      <text:p text:style-name="Standard"/>
      <text:p text:style-name="Standard"><text:s text:c="2"/>// Memulai loop utama GTK</text:p>
      <text:p text:style-name="Standard"><text:s text:c="2"/>gtk_main();</text:p>
      <text:p text:style-name="Standard"/>
      <text:p text:style-name="Standard"><text:s text:c="2"/>return 0;</text:p>
      <text:p text:style-name="Standard">}</text:p>
      <text:p text:style-name="Standard">```</text:p>
      <text:p text:style-name="Standard"/>
      <text:p text:style-name="Standard">Dalam kode yang diperbaiki, fungsi timer menggunakan lambda expression untuk menangani penurunan waktu dan pembaruan label. Fungsi timer sekarang mengembalikan `G_SOURCE_CONTINUE` untuk terus memperbarui timer setiap menit hingga waktu habis.</text:p>
      <text:p text:style-name="Standard"/>
      <text:p text:style-name="Standard">Setelah melakukan perubahan pada kode, Anda dapat mengompilasi dan menjalankan aplikasi dengan langkah-langkah berikut:</text:p>
      <text:p text:style-name="Standard"/>
      <text:p text:style-name="Standard">1. Kompilasi kode sumber dengan perintah berikut:</text:p>
      <text:p text:style-name="Standard"/>
      <text:p text:style-name="Standard">```bash</text:p>
      <text:p text:style-name="Standard">g++ -o aplikasi aplikasi.cpp `pkg-config --cflags --libs gtk+-3.0`</text:p>
      <text:p text:style-name="Standard">```</text:p>
      <text:p text:style-name="Standard"/>
      <text:p text:style-name="Standard">2. Setelah berhasil dikompilasi, jalankan aplikasi dengan perintah berikut:</text:p>
      <text:p text:style-name="Standard"/>
      <text:p text:style-name="Standard">```bash</text:p>
      <text:p text:style-name="Standard">./aplikasi</text:p>
      <text:p text:style-name="Standard">```</text:p>
      <text:p text:style-name="Standard"/>
      <text:p text:style-name="Standard">Sekarang, Anda dapat memasukkan waktu dalam menit dan memulai timer shutdown dengan menekan tombol "Start". Jika waktu yang ditentukan berlalu, sistem akan menjalankan perintah shutdown. Tombol "Stop" dapat digunakan untuk menghentikan timer sebelum waktu habis.</text:p>
      <text:p text:style-name="P1">Berikut adalah contoh aplikasi Point of Sale (POS) sederhana dengan menggunakan GUI dan database berupa plain text. Aplikasi ini menggunakan bahasa C++ dan library GTK.</text:p>
      <text:p text:style-name="Standard"/>
      <text:p text:style-name="Standard">```cpp</text:p>
      <text:p text:style-name="Standard">#include &lt;gtk/gtk.h&gt;</text:p>
      <text:p text:style-name="Standard">#include &lt;iostream&gt;</text:p>
      <text:p text:style-name="Standard">#include &lt;fstream&gt;</text:p>
      <text:p text:style-name="Standard">#include &lt;vector&gt;</text:p>
      <text:p text:style-name="Standard">#include &lt;sstream&gt;</text:p>
      <text:p text:style-name="Standard"/>
      <text:p text:style-name="Standard">// Struct untuk menyimpan data barang</text:p>
      <text:p text:style-name="Standard">struct Item {</text:p>
      <text:p text:style-name="Standard"><text:s text:c="4"/>std::string id;</text:p>
      <text:p text:style-name="Standard"><text:s text:c="4"/>std::string name;</text:p>
      <text:p text:style-name="Standard"><text:s text:c="4"/>double price;</text:p>
      <text:p text:style-name="Standard">};</text:p>
      <text:p text:style-name="Standard"/>
      <text:p text:style-name="Standard">// Fungsi untuk membaca data barang dari file</text:p>
      <text:p text:style-name="Standard">std::vector&lt;Item&gt; readItemsFromFile(const std::string&amp; filename) {</text:p>
      <text:p text:style-name="Standard"><text:s text:c="4"/>std::vector&lt;Item&gt; items;</text:p>
      <text:p text:style-name="Standard"><text:s text:c="4"/>std::ifstream file(filename);</text:p>
      <text:p text:style-name="Standard"/>
      <text:p text:style-name="Standard"><text:s text:c="4"/>if (file.is_open()) {</text:p>
      <text:p text:style-name="Standard"><text:s text:c="8"/>std::string line;</text:p>
      <text:p text:style-name="Standard"><text:s text:c="8"/>while (std::getline(file, line)) {</text:p>
      <text:p text:style-name="Standard"><text:s text:c="12"/>std::istringstream iss(line);</text:p>
      <text:p text:style-name="Standard"><text:s text:c="12"/>std::string id, name, price_str;</text:p>
      <text:p text:style-name="Standard"><text:s text:c="12"/>if (iss &gt;&gt; id &gt;&gt; name &gt;&gt; price_str) {</text:p>
      <text:p text:style-name="Standard"><text:s text:c="16"/>double price = std::stod(price_str);</text:p>
      <text:p text:style-name="Standard"><text:s text:c="16"/>items.push_back({id, name, price});</text:p>
      <text:p text:style-name="Standard"><text:s text:c="12"/>}</text:p>
      <text:p text:style-name="Standard"><text:s text:c="8"/>}</text:p>
      <text:p text:style-name="Standard"><text:s text:c="8"/>file.close();</text:p>
      <text:p text:style-name="Standard"><text:s text:c="4"/>}</text:p>
      <text:p text:style-name="Standard"/>
      <text:p text:style-name="Standard"><text:s text:c="4"/>return items;</text:p>
      <text:p text:style-name="Standard">}</text:p>
      <text:p text:style-name="Standard"/>
      <text:p text:style-name="Standard">// Fungsi untuk menampilkan data barang ke GUI</text:p>
      <text:p text:style-name="Standard">void displayItems(GtkListStore* store, const std::vector&lt;Item&gt;&amp; items) {</text:p>
      <text:p text:style-name="Standard"><text:s text:c="4"/>GtkTreeIter iter;</text:p>
      <text:p text:style-name="Standard"><text:s text:c="4"/>for (const auto&amp; item : items) {</text:p>
      <text:p text:style-name="Standard"><text:s text:c="8"/>gtk_list_store_append(store, &amp;iter);</text:p>
      <text:p text:style-name="Standard"><text:s text:c="8"/>gtk_list_store_set(store, &amp;iter, 0, item.id.c_str(), 1, item.name.c_str(), 2, item.price, -1);</text:p>
      <text:p text:style-name="Standard"><text:s text:c="4"/>}</text:p>
      <text:p text:style-name="Standard">}</text:p>
      <text:p text:style-name="Standard"/>
      <text:p text:style-name="Standard">// Fungsi callback saat tombol "Beli" ditekan</text:p>
      <text:p text:style-name="Standard">void onBuyButtonClicked(GtkButton* button, gpointer data) {</text:p>
      <text:p text:style-name="Standard"><text:soft-page-break/><text:s text:c="4"/>GtkTreeSelection* selection = GTK_TREE_SELECTION(data);</text:p>
      <text:p text:style-name="Standard"><text:s text:c="4"/>GtkTreeModel* model;</text:p>
      <text:p text:style-name="Standard"><text:s text:c="4"/>GtkTreeIter iter;</text:p>
      <text:p text:style-name="Standard"/>
      <text:p text:style-name="Standard"><text:s text:c="4"/>if (gtk_tree_selection_get_selected(selection, &amp;model, &amp;iter)) {</text:p>
      <text:p text:style-name="Standard"><text:s text:c="8"/>gchar* id;</text:p>
      <text:p text:style-name="Standard"><text:s text:c="8"/>gchar* name;</text:p>
      <text:p text:style-name="Standard"><text:s text:c="8"/>gdouble price;</text:p>
      <text:p text:style-name="Standard"/>
      <text:p text:style-name="Standard"><text:s text:c="8"/>gtk_tree_model_get(model, &amp;iter, 0, &amp;id, 1, &amp;name, 2, &amp;price, -1);</text:p>
      <text:p text:style-name="Standard"><text:s text:c="8"/>std::cout &lt;&lt; "Item dibeli: ID=" &lt;&lt; id &lt;&lt; ", Nama=" &lt;&lt; name &lt;&lt; ", Harga=" &lt;&lt; price &lt;&lt; std::endl;</text:p>
      <text:p text:style-name="Standard"/>
      <text:p text:style-name="Standard"><text:s text:c="8"/>g_free(id);</text:p>
      <text:p text:style-name="Standard"><text:s text:c="8"/>g_free(name);</text:p>
      <text:p text:style-name="Standard"><text:s text:c="4"/>}</text:p>
      <text:p text:style-name="Standard">}</text:p>
      <text:p text:style-name="Standard"/>
      <text:p text:style-name="Standard">int main(int argc, char* argv[]) {</text:p>
      <text:p text:style-name="Standard"><text:s text:c="4"/>gtk_init(&amp;argc, &amp;argv);</text:p>
      <text:p text:style-name="Standard"/>
      <text:p text:style-name="Standard"><text:s text:c="4"/>// Membuat jendela utama</text:p>
      <text:p text:style-name="Standard"><text:s text:c="4"/>GtkWidget* window = gtk_window_new(GTK_WINDOW_TOPLEVEL);</text:p>
      <text:p text:style-name="Standard"><text:s text:c="4"/>gtk_window_set_title(GTK_WINDOW(window), "Point of Sale");</text:p>
      <text:p text:style-name="Standard"><text:s text:c="4"/>gtk_container_set_border_width(GTK_CONTAINER(window), 10);</text:p>
      <text:p text:style-name="Standard"><text:s text:c="4"/>gtk_widget_set_size_request(window, 400, 300);</text:p>
      <text:p text:style-name="Standard"><text:s text:c="4"/>g_signal_connect(window, "destroy", G_CALLBACK(gtk_main_quit), NULL);</text:p>
      <text:p text:style-name="Standard"/>
      <text:p text:style-name="Standard"><text:s text:c="4"/>// Membuat list store untuk menyimpan data barang</text:p>
      <text:p text:style-name="Standard"><text:s text:c="4"/>GtkListStore* store = gtk_list_store_new(3, G_TYPE_STRING, G_TYPE_STRING, G_TYPE_DOUBLE);</text:p>
      <text:p text:style-name="Standard"/>
      <text:p text:style-name="Standard"><text:s text:c="4"/>// Membaca data barang dari file</text:p>
      <text:p text:style-name="Standard"><text:s text:c="4"/>std::vector&lt;Item&gt; items = readItemsFromFile("items.txt");</text:p>
      <text:p text:style-name="Standard"/>
      <text:p text:style-name="Standard"><text:s text:c="4"/>// Menampilkan data barang ke list store</text:p>
      <text:p text:style-name="Standard"><text:s text:c="4"/>displayItems(store, items);</text:p>
      <text:p text:style-name="Standard"/>
      <text:p text:style-name="Standard"><text:s text:c="4"/>// Membuat tree view untuk menampilkan data barang</text:p>
      <text:p text:style-name="Standard"><text:s text:c="4"/>GtkWidget* treeview = gtk_tree_view_new_with_model(GTK_TREE_MODEL(store));</text:p>
      <text:p text:style-name="Standard"><text:s text:c="4"/>g_object_unref(store);</text:p>
      <text:p text:style-name="Standard"/>
      <text:p text:style-name="Standard"><text:s text:c="4"/>GtkCellRenderer* renderer = gtk_cell_renderer_text_new();</text:p>
      <text:p text:style-name="Standard"><text:s text:c="4"/>GtkTreeViewColumn* column = gtk_tree_view_column_new_with_attributes("ID", renderer, "text", 0, NULL);</text:p>
      <text:p text:style-name="Standard"><text:s text:c="4"/>gtk_tree_view_append_column(GTK_TREE_VIEW(treeview), column);</text:p>
      <text:p text:style-name="Standard"/>
      <text:p text:style-name="Standard"><text:s text:c="4"/>renderer = gtk_cell</text:p>
      <text:p text:style-name="Standard"/>
      <text:p text:style-name="Standard">_renderer_text_new();</text:p>
      <text:p text:style-name="Standard"><text:soft-page-break/><text:s text:c="4"/>column = gtk_tree_view_column_new_with_attributes("Nama", renderer, "text", 1, NULL);</text:p>
      <text:p text:style-name="Standard"><text:s text:c="4"/>gtk_tree_view_append_column(GTK_TREE_VIEW(treeview), column);</text:p>
      <text:p text:style-name="Standard"/>
      <text:p text:style-name="Standard"><text:s text:c="4"/>renderer = gtk_cell_renderer_text_new();</text:p>
      <text:p text:style-name="Standard"><text:s text:c="4"/>column = gtk_tree_view_column_new_with_attributes("Harga", renderer, "text", 2, NULL);</text:p>
      <text:p text:style-name="Standard"><text:s text:c="4"/>gtk_tree_view_append_column(GTK_TREE_VIEW(treeview), column);</text:p>
      <text:p text:style-name="Standard"/>
      <text:p text:style-name="Standard"><text:s text:c="4"/>// Membuat tree selection</text:p>
      <text:p text:style-name="Standard"><text:s text:c="4"/>GtkTreeSelection* selection = gtk_tree_view_get_selection(GTK_TREE_VIEW(treeview));</text:p>
      <text:p text:style-name="Standard"><text:s text:c="4"/>gtk_tree_selection_set_mode(selection, GTK_SELECTION_SINGLE);</text:p>
      <text:p text:style-name="Standard"/>
      <text:p text:style-name="Standard"><text:s text:c="4"/>// Membuat tombol "Beli"</text:p>
      <text:p text:style-name="Standard"><text:s text:c="4"/>GtkWidget* buyButton = gtk_button_new_with_label("Beli");</text:p>
      <text:p text:style-name="Standard"><text:s text:c="4"/>g_signal_connect(buyButton, "clicked", G_CALLBACK(onBuyButtonClicked), selection);</text:p>
      <text:p text:style-name="Standard"/>
      <text:p text:style-name="Standard"><text:s text:c="4"/>// Membuat box untuk mengatur tata letak</text:p>
      <text:p text:style-name="Standard"><text:s text:c="4"/>GtkWidget* box = gtk_box_new(GTK_ORIENTATION_VERTICAL, 10);</text:p>
      <text:p text:style-name="Standard"><text:s text:c="4"/>gtk_container_add(GTK_CONTAINER(window), box);</text:p>
      <text:p text:style-name="Standard"><text:s text:c="4"/>gtk_box_pack_start(GTK_BOX(box), treeview, TRUE, TRUE, 0);</text:p>
      <text:p text:style-name="Standard"><text:s text:c="4"/>gtk_box_pack_start(GTK_BOX(box), buyButton, FALSE, FALSE, 0);</text:p>
      <text:p text:style-name="Standard"/>
      <text:p text:style-name="Standard"><text:s text:c="4"/>// Menampilkan semua widget</text:p>
      <text:p text:style-name="Standard"><text:s text:c="4"/>gtk_widget_show_all(window);</text:p>
      <text:p text:style-name="Standard"/>
      <text:p text:style-name="Standard"><text:s text:c="4"/>// Memulai loop utama GTK</text:p>
      <text:p text:style-name="Standard"><text:s text:c="4"/>gtk_main();</text:p>
      <text:p text:style-name="Standard"/>
      <text:p text:style-name="Standard"><text:s text:c="4"/>return 0;</text:p>
      <text:p text:style-name="Standard">}</text:p>
      <text:p text:style-name="Standard">```</text:p>
      <text:p text:style-name="Standard"/>
      <text:p text:style-name="Standard">Dalam contoh ini, data barang disimpan dalam file "items.txt" dengan format plain text seperti ini:</text:p>
      <text:p text:style-name="Standard"/>
      <text:p text:style-name="Standard">```</text:p>
      <text:p text:style-name="Standard">1 Item1 10.0</text:p>
      <text:p text:style-name="Standard">2 Item2 20.0</text:p>
      <text:p text:style-name="Standard">3 Item3 30.0</text:p>
      <text:p text:style-name="Standard">```</text:p>
      <text:p text:style-name="Standard"/>
      <text:p text:style-name="Standard">Anda dapat menyesuaikan format dan isi file "items.txt" sesuai dengan kebutuhan Anda.</text:p>
      <text:p text:style-name="Standard"/>
      <text:p text:style-name="Standard">Untuk mengompilasi dan menjalankan aplikasi ini, ikuti langkah-langkah berikut:</text:p>
      <text:p text:style-name="Standard"/>
      <text:p text:style-name="Standard">1. Kompilasi kode sumber Anda menggunakan perintah berikut:</text:p>
      <text:p text:style-name="Standard"/>
      <text:p text:style-name="Standard">```bash</text:p>
      <text:p text:style-name="Standard">g++ -o aplikasi aplikasi.cpp `pkg-config --cflags --libs gtk+-3.0`</text:p>
      <text:p text:style-name="Standard">```</text:p>
      <text:p text:style-name="Standard"/>
      <text:p text:style-name="Standard"><text:soft-page-break/>2. Setelah berhasil dikompilasi, jalankan aplikasi Anda.</text:p>
      <text:p text:style-name="Standard"/>
      <text:p text:style-name="Standard">```bash</text:p>
      <text:p text:style-name="Standard">./aplikasi</text:p>
      <text:p text:style-name="Standard">```</text:p>
      <text:p text:style-name="Standard"/>
      <text:p text:style-name="Standard">Sekarang Anda akan melihat jendela aplikasi POS sederhana dengan daftar barang yang ditampilkan dalam tree view. Anda dapat memilih barang dengan mengklik pada baris yang diinginkan, kemudian tekan tombol "Beli" untuk membeli barang tersebut. Pesan pembelian barang akan ditampilkan di terminal.</text:p>
      <text:p text:style-name="Standard"/>
      <text:p text:style-name="Standard"/>
      <text:p text:style-name="P1">Berikut adalah kode yang diperbarui untuk menambahkan dialog "Tambah Item" dengan jendela terpisah untuk tampilan admin dan kasir pada aplikasi Point of Sale (POS) sederhana:</text:p>
      <text:p text:style-name="Standard"/>
      <text:p text:style-name="Standard">```cpp</text:p>
      <text:p text:style-name="Standard">#include &lt;gtk/gtk.h&gt;</text:p>
      <text:p text:style-name="Standard">#include &lt;iostream&gt;</text:p>
      <text:p text:style-name="Standard">#include &lt;fstream&gt;</text:p>
      <text:p text:style-name="Standard">#include &lt;vector&gt;</text:p>
      <text:p text:style-name="Standard">#include &lt;sstream&gt;</text:p>
      <text:p text:style-name="Standard"/>
      <text:p text:style-name="Standard">// Struct untuk menyimpan data barang</text:p>
      <text:p text:style-name="Standard">struct Item {</text:p>
      <text:p text:style-name="Standard"><text:s text:c="4"/>std::string id;</text:p>
      <text:p text:style-name="Standard"><text:s text:c="4"/>std::string name;</text:p>
      <text:p text:style-name="Standard"><text:s text:c="4"/>double price;</text:p>
      <text:p text:style-name="Standard">};</text:p>
      <text:p text:style-name="Standard"/>
      <text:p text:style-name="Standard">// Fungsi untuk membaca data barang dari file</text:p>
      <text:p text:style-name="Standard">std::vector&lt;Item&gt; readItemsFromFile(const std::string&amp; filename) {</text:p>
      <text:p text:style-name="Standard"><text:s text:c="4"/>std::vector&lt;Item&gt; items;</text:p>
      <text:p text:style-name="Standard"><text:s text:c="4"/>std::ifstream file(filename);</text:p>
      <text:p text:style-name="Standard"/>
      <text:p text:style-name="Standard"><text:s text:c="4"/>if (file.is_open()) {</text:p>
      <text:p text:style-name="Standard"><text:s text:c="8"/>std::string line;</text:p>
      <text:p text:style-name="Standard"><text:s text:c="8"/>while (std::getline(file, line)) {</text:p>
      <text:p text:style-name="Standard"><text:s text:c="12"/>std::istringstream iss(line);</text:p>
      <text:p text:style-name="Standard"><text:s text:c="12"/>std::string id, name, price_str;</text:p>
      <text:p text:style-name="Standard"><text:s text:c="12"/>if (iss &gt;&gt; id &gt;&gt; name &gt;&gt; price_str) {</text:p>
      <text:p text:style-name="Standard"><text:s text:c="16"/>double price = std::stod(price_str);</text:p>
      <text:p text:style-name="Standard"><text:s text:c="16"/>items.push_back({id, name, price});</text:p>
      <text:p text:style-name="Standard"><text:s text:c="12"/>}</text:p>
      <text:p text:style-name="Standard"><text:s text:c="8"/>}</text:p>
      <text:p text:style-name="Standard"><text:s text:c="8"/>file.close();</text:p>
      <text:p text:style-name="Standard"><text:s text:c="4"/>}</text:p>
      <text:p text:style-name="Standard"/>
      <text:p text:style-name="Standard"><text:s text:c="4"/>return items;</text:p>
      <text:p text:style-name="Standard">}</text:p>
      <text:p text:style-name="Standard"/>
      <text:p text:style-name="Standard">// Fungsi untuk menulis data barang ke file</text:p>
      <text:p text:style-name="Standard">void writeItemsToFile(const std::string&amp; filename, const std::vector&lt;Item&gt;&amp; items) {</text:p>
      <text:p text:style-name="Standard"><text:s text:c="4"/>std::ofstream file(filename);</text:p>
      <text:p text:style-name="Standard"/>
      <text:p text:style-name="Standard"><text:s text:c="4"/>if (file.is_open()) {</text:p>
      <text:p text:style-name="Standard"><text:s text:c="8"/>for (const auto&amp; item : items) {</text:p>
      <text:p text:style-name="Standard"><text:s text:c="12"/>file &lt;&lt; item.id &lt;&lt; " " &lt;&lt; item.name &lt;&lt; " " &lt;&lt; item.price &lt;&lt; "\n";</text:p>
      <text:p text:style-name="Standard"><text:s text:c="8"/>}</text:p>
      <text:p text:style-name="Standard"><text:s text:c="8"/>file.close();</text:p>
      <text:p text:style-name="Standard"><text:s text:c="4"/>}</text:p>
      <text:p text:style-name="Standard">}</text:p>
      <text:p text:style-name="Standard"><text:soft-page-break/></text:p>
      <text:p text:style-name="Standard">// Fungsi untuk menampilkan data barang ke GUI</text:p>
      <text:p text:style-name="Standard">void displayItems(GtkListStore* store, const std::vector&lt;Item&gt;&amp; items) {</text:p>
      <text:p text:style-name="Standard"><text:s text:c="4"/>GtkTreeIter iter;</text:p>
      <text:p text:style-name="Standard"><text:s text:c="4"/>for (const auto&amp; item : items) {</text:p>
      <text:p text:style-name="Standard"><text:s text:c="8"/>gtk_list_store_append(store, &amp;iter);</text:p>
      <text:p text:style-name="Standard"><text:s text:c="8"/>gtk_list_store_set(store, &amp;iter, 0, item.id.c_str(), 1, item.name.c_str(), 2, item.price, -1);</text:p>
      <text:p text:style-name="Standard"><text:s text:c="4"/>}</text:p>
      <text:p text:style-name="Standard">}</text:p>
      <text:p text:style-name="Standard"/>
      <text:p text:style-name="Standard">// Fungsi callback saat tombol "Beli" ditekan</text:p>
      <text:p text:style-name="Standard">void onBuyButtonClicked(GtkButton* button, gpointer data) {</text:p>
      <text:p text:style-name="Standard"><text:s text:c="4"/>GtkTreeSelection* selection = GTK_TREE_SELECTION(data);</text:p>
      <text:p text:style-name="Standard"><text:s text:c="4"/>GtkTreeModel* model;</text:p>
      <text:p text:style-name="Standard"><text:s text:c="4"/>GtkTreeIter iter;</text:p>
      <text:p text:style-name="Standard"/>
      <text:p text:style-name="Standard"><text:s text:c="4"/>if (gtk_tree_selection_get_selected(selection, &amp;model, &amp;iter)) {</text:p>
      <text:p text:style-name="Standard"><text:s text:c="8"/>gchar* id;</text:p>
      <text:p text:style-name="Standard"><text:s text:c="8"/>gchar* name;</text:p>
      <text:p text:style-name="Standard"><text:s text:c="8"/>gdouble price;</text:p>
      <text:p text:style-name="Standard"/>
      <text:p text:style-name="Standard"><text:s text:c="8"/>gtk_tree_model_get(model, &amp;iter, 0, &amp;id, 1, &amp;name, 2, &amp;price, -1);</text:p>
      <text:p text:style-name="Standard"><text:s text:c="8"/>std::cout &lt;&lt; "Item dibeli: ID=" &lt;&lt; id &lt;&lt; ", Nama=" &lt;&lt; name &lt;&lt; ", Harga=" &lt;&lt; price &lt;&lt; std::endl;</text:p>
      <text:p text:style-name="Standard"/>
      <text:p text:style-name="Standard"><text:s text:c="8"/>g_free(id);</text:p>
      <text:p text:style-name="Standard"><text:s text:c="8"/>g_free(name);</text:p>
      <text:p text:style-name="Standard"><text:s text:c="4"/>}</text:p>
      <text:p text:style-name="Standard">}</text:p>
      <text:p text:style-name="Standard"/>
      <text:p text:style-name="Standard">// Fungsi callback saat tombol "Tambah Item" ditekan pada dialog "Tambah Item"</text:p>
      <text:p text:style-name="Standard">void onAddItemButtonClicked(GtkButton* button, gpointer data) {</text:p>
      <text:p text:style-name="Standard"><text:s text:c="4"/>GtkWindow* window = GTK_WINDOW(data);</text:p>
      <text:p text:style-name="Standard"/>
      <text:p text:style-name="Standard"><text:s text:c="4"/>// Mendapatkan input dari field</text:p>
      <text:p text:style-name="Standard"><text:s text:c="4"/>GtkEntry* idEntry = GTK_ENTRY(gtk_builder_get_object(builder, "idEntry"));</text:p>
      <text:p text:style-name="Standard"><text:s text:c="4"/>GtkEntry* nameEntry = GTK_ENTRY(gtk_builder_get_object(builder, "nameEntry"));</text:p>
      <text:p text:style-name="Standard"><text:s text:c="4"/>GtkEntry* priceEntry = GTK_ENTRY(gtk_builder_get_object(builder, "priceEntry"));</text:p>
      <text:p text:style-name="Standard"/>
      <text:p text:style-name="Standard"><text:s text:c="4"/>const char* id = gtk_entry_get_text(idEntry);</text:p>
      <text:p text:style-name="Standard"><text:s text:c="4"/>const char* name = gtk_entry_get_text(nameEntry);</text:p>
      <text:p text:style-name="Standard"><text:s text:c="4"/>const char* price = gtk_entry_get_text(priceEntry);</text:p>
      <text:p text:style-name="Standard"/>
      <text:p text:style-name="Standard"><text:s text:c="4"/>// Menambahkan item baru ke dalam vector items</text:p>
      <text:p text:style-name="Standard"><text:s text:c="4"/>items.push_back({id, name, std::stod(price)});</text:p>
      <text:p text:style-name="Standard"/>
      <text:p text:style-name="Standard"><text:s text:c="4"/>// Men</text:p>
      <text:p text:style-name="Standard"/>
      <text:p text:style-name="Standard">ampilkan item baru ke dalam tree view</text:p>
      <text:p text:style-name="Standard"><text:s text:c="4"/>GtkListStore* store = GTK_LIST_STORE(gtk_builder_get_object(builder, "store"));</text:p>
      <text:p text:style-name="Standard"><text:soft-page-break/><text:s text:c="4"/>GtkTreeIter iter;</text:p>
      <text:p text:style-name="Standard"><text:s text:c="4"/>gtk_list_store_append(store, &amp;iter);</text:p>
      <text:p text:style-name="Standard"><text:s text:c="4"/>gtk_list_store_set(store, &amp;iter, 0, id, 1, name, 2, std::stod(price), -1);</text:p>
      <text:p text:style-name="Standard"/>
      <text:p text:style-name="Standard"><text:s text:c="4"/>// Menyimpan perubahan ke dalam file</text:p>
      <text:p text:style-name="Standard"><text:s text:c="4"/>writeItemsToFile("items.txt", items);</text:p>
      <text:p text:style-name="Standard"/>
      <text:p text:style-name="Standard"><text:s text:c="4"/>// Menutup dialog</text:p>
      <text:p text:style-name="Standard"><text:s text:c="4"/>gtk_window_close(window);</text:p>
      <text:p text:style-name="Standard">}</text:p>
      <text:p text:style-name="Standard"/>
      <text:p text:style-name="Standard">// Fungsi callback saat tombol "Tambah Item" ditekan pada jendela Admin</text:p>
      <text:p text:style-name="Standard">void onAdminAddButtonClicked(GtkButton* button, gpointer data) {</text:p>
      <text:p text:style-name="Standard"><text:s text:c="4"/>GtkBuilder* builder = GTK_BUILDER(data);</text:p>
      <text:p text:style-name="Standard"><text:s text:c="4"/>GObject* dialog = gtk_builder_get_object(builder, "addItemDialog");</text:p>
      <text:p text:style-name="Standard"/>
      <text:p text:style-name="Standard"><text:s text:c="4"/>gtk_widget_show(GTK_WIDGET(dialog));</text:p>
      <text:p text:style-name="Standard">}</text:p>
      <text:p text:style-name="Standard"/>
      <text:p text:style-name="Standard">// Fungsi callback saat tombol "Tambah Item" ditekan pada jendela Kasir</text:p>
      <text:p text:style-name="Standard">void onCashierAddButtonClicked(GtkButton* button, gpointer data) {</text:p>
      <text:p text:style-name="Standard"><text:s text:c="4"/>// Menampilkan pesan bahwa akses ditolak</text:p>
      <text:p text:style-name="Standard"><text:s text:c="4"/>GtkBuilder* builder = GTK_BUILDER(data);</text:p>
      <text:p text:style-name="Standard"><text:s text:c="4"/>GObject* window = gtk_builder_get_object(builder, "window");</text:p>
      <text:p text:style-name="Standard"/>
      <text:p text:style-name="Standard"><text:s text:c="4"/>GtkWidget* messageDialog = gtk_message_dialog_new(GTK_WINDOW(window),</text:p>
      <text:p text:style-name="Standard"><text:s text:c="8"/>GTK_DIALOG_MODAL, GTK_MESSAGE_INFO, GTK_BUTTONS_OK,</text:p>
      <text:p text:style-name="Standard"><text:s text:c="8"/>"Akses ditolak. Hanya Admin yang dapat menambahkan item.");</text:p>
      <text:p text:style-name="Standard"><text:s text:c="4"/>gtk_dialog_run(GTK_DIALOG(messageDialog));</text:p>
      <text:p text:style-name="Standard"><text:s text:c="4"/>gtk_widget_destroy(messageDialog);</text:p>
      <text:p text:style-name="Standard">}</text:p>
      <text:p text:style-name="Standard"/>
      <text:p text:style-name="Standard">int main(int argc, char* argv[]) {</text:p>
      <text:p text:style-name="Standard"><text:s text:c="4"/>GtkBuilder* builder;</text:p>
      <text:p text:style-name="Standard"><text:s text:c="4"/>GObject* window;</text:p>
      <text:p text:style-name="Standard"><text:s text:c="4"/>GObject* treeview;</text:p>
      <text:p text:style-name="Standard"><text:s text:c="4"/>GObject* adminAddButton;</text:p>
      <text:p text:style-name="Standard"><text:s text:c="4"/>GObject* cashierAddButton;</text:p>
      <text:p text:style-name="Standard"><text:s text:c="4"/>GObject* addItemDialog;</text:p>
      <text:p text:style-name="Standard"><text:s text:c="4"/>GObject* addItemButton;</text:p>
      <text:p text:style-name="Standard"/>
      <text:p text:style-name="Standard"><text:s text:c="4"/>gtk_init(&amp;argc, &amp;argv);</text:p>
      <text:p text:style-name="Standard"/>
      <text:p text:style-name="Standard"><text:s text:c="4"/>builder = gtk_builder_new();</text:p>
      <text:p text:style-name="Standard"><text:s text:c="4"/>gtk_builder_add_from_file(builder, "interface.glade", NULL);</text:p>
      <text:p text:style-name="Standard"/>
      <text:p text:style-name="Standard"><text:s text:c="4"/>window = gtk_builder_get_object(builder, "window");</text:p>
      <text:p text:style-name="Standard"><text:s text:c="4"/>treeview = gtk_builder_get_object(builder, "treeview");</text:p>
      <text:p text:style-name="Standard"><text:s text:c="4"/>adminAddButton = gtk_builder_get_object(builder, "adminAddButton");</text:p>
      <text:p text:style-name="Standard"><text:soft-page-break/><text:s text:c="4"/>cashierAddButton = gtk_builder_get_object(builder, "cashierAddButton");</text:p>
      <text:p text:style-name="Standard"><text:s text:c="4"/>addItemDialog = gtk_builder_get_object(builder, "addItemDialog");</text:p>
      <text:p text:style-name="Standard"><text:s text:c="4"/>addItemButton = gtk_builder_get_object(builder, "addItemButton");</text:p>
      <text:p text:style-name="Standard"/>
      <text:p text:style-name="Standard"><text:s text:c="4"/>g_signal_connect(window, "destroy", G_CALLBACK(gtk_main_quit), NULL);</text:p>
      <text:p text:style-name="Standard"><text:s text:c="4"/>g_signal_connect(adminAddButton, "clicked", G_CALLBACK(onAdminAddButtonClicked), builder);</text:p>
      <text:p text:style-name="Standard"><text:s text:c="4"/>g_signal_connect(cashierAddButton, "clicked", G_CALLBACK(onCashierAddButtonClicked), builder);</text:p>
      <text:p text:style-name="Standard"><text:s text:c="4"/>g_signal_connect(addItemButton, "clicked", G_CALLBACK(onAddItemButtonClicked), addItemDialog);</text:p>
      <text:p text:style-name="Standard"/>
      <text:p text:style-name="Standard"><text:s text:c="4"/>GtkListStore* store = GTK_LIST_STORE(gtk_builder_get_object(builder, "store"));</text:p>
      <text:p text:style-name="Standard"/>
      <text:p text:style-name="Standard"><text:s text:c="4"/>// Membaca data barang dari file</text:p>
      <text:p text:style-name="Standard"><text:s text:c="4"/>std::vector&lt;Item&gt; items = readItemsFromFile("items.txt");</text:p>
      <text:p text:style-name="Standard"/>
      <text:p text:style-name="Standard"><text:s text:c="4"/>// Menampilkan data barang ke list store</text:p>
      <text:p text:style-name="Standard"><text:s text:c="4"/>displayItems(store, items);</text:p>
      <text:p text:style-name="Standard"/>
      <text:p text:style-name="Standard"><text:s text:c="4"/>gtk_widget_show(GTK_WIDGET(window));</text:p>
      <text:p text:style-name="Standard"/>
      <text:p text:style-name="Standard"><text:s text:c="4"/>gtk_main();</text:p>
      <text:p text:style-name="Standard"/>
      <text:p text:style-name="Standard"><text:s text:c="4"/>return 0;</text:p>
      <text:p text:style-name="Standard">}</text:p>
      <text:p text:style-name="Standard">```</text:p>
      <text:p text:style-name="Standard"/>
      <text:p text:style-name="Standard">Pada kode tersebut, telah ditambahkan dialog "Tambah Item" dengan menggunakan file `interface.glade` yang berisi tata letak UI untuk dialog tersebut. Pada jendela Admin, tombol "Tambah Item" akan membuka dialog "Tambah Item" sehingga pengguna dapat menginputkan data barang baru. Sedangkan pada jendela Kasir, tombol "Tambah Item" akan menampilkan pesan akses ditolak.</text:p>
      <text:p text:style-name="Standard"/>
      <text:p text:style-name="Standard">Pastikan Anda sudah membuat file `interface.glade` dengan tata letak</text:p>
      <text:p text:style-name="Standard"/>
      <text:p text:style-name="Standard"><text:s/>UI untuk dialog "Tambah Item" yang sesuai. Anda juga perlu mengatur dan menghubungkan objek UI pada file `.glade` dengan nama yang sesuai dalam kode C++ di atas.</text:p>
      <text:p text:style-name="Standard"/>
      <text:p text:style-name="Standard">Setelah mengupdate dan menyimpan kode tersebut, Anda dapat mengompilasi dan menjalankan aplikasi menggunakan perintah yang sama seperti sebelumnya. Sekarang, aplikasi POS sederhana akan memiliki opsi "Tambah Item" yang berbeda pada jendela Admin dan Kasir.</text:p>
      <text:p text:style-name="P1">Berikut adalah contoh isi file `interface.glade` untuk dialog "Tambah Item":</text:p>
      <text:p text:style-name="Standard"/>
      <text:p text:style-name="Standard">```xml</text:p>
      <text:p text:style-name="Standard">&lt;?xml version="1.0" encoding="UTF-8"?&gt;</text:p>
      <text:p text:style-name="Standard">&lt;interface&gt;</text:p>
      <text:p text:style-name="Standard"><text:s text:c="2"/>&lt;requires lib="gtk+" version="3.0" /&gt;</text:p>
      <text:p text:style-name="Standard"/>
      <text:p text:style-name="Standard"><text:s text:c="2"/>&lt;!-- Dialog Tambah Item --&gt;</text:p>
      <text:p text:style-name="Standard"><text:s text:c="2"/>&lt;object class="GtkDialog" id="addItemDialog"&gt;</text:p>
      <text:p text:style-name="Standard"><text:s text:c="4"/>&lt;property name="title" translatable="yes"&gt;Tambah Item&lt;/property&gt;</text:p>
      <text:p text:style-name="Standard"><text:s text:c="4"/>&lt;property name="resizable"&gt;False&lt;/property&gt;</text:p>
      <text:p text:style-name="Standard"><text:s text:c="4"/>&lt;child internal-child="vbox"&gt;</text:p>
      <text:p text:style-name="Standard"><text:s text:c="6"/>&lt;object class="GtkBox"&gt;</text:p>
      <text:p text:style-name="Standard"><text:s text:c="8"/>&lt;property name="orientation"&gt;vertical&lt;/property&gt;</text:p>
      <text:p text:style-name="Standard"><text:s text:c="8"/>&lt;property name="margin"&gt;10&lt;/property&gt;</text:p>
      <text:p text:style-name="Standard"><text:s text:c="8"/>&lt;property name="spacing"&gt;10&lt;/property&gt;</text:p>
      <text:p text:style-name="Standard"><text:s text:c="8"/>&lt;child&gt;</text:p>
      <text:p text:style-name="Standard"><text:s text:c="10"/>&lt;object class="GtkLabel"&gt;</text:p>
      <text:p text:style-name="Standard"><text:s text:c="12"/>&lt;property name="label" translatable="yes"&gt;ID:&lt;/property&gt;</text:p>
      <text:p text:style-name="Standard"><text:s text:c="10"/>&lt;/object&gt;</text:p>
      <text:p text:style-name="Standard"><text:s text:c="8"/>&lt;/child&gt;</text:p>
      <text:p text:style-name="Standard"><text:s text:c="8"/>&lt;child&gt;</text:p>
      <text:p text:style-name="Standard"><text:s text:c="10"/>&lt;object class="GtkEntry" id="idEntry" /&gt;</text:p>
      <text:p text:style-name="Standard"><text:s text:c="8"/>&lt;/child&gt;</text:p>
      <text:p text:style-name="Standard"><text:s text:c="8"/>&lt;child&gt;</text:p>
      <text:p text:style-name="Standard"><text:s text:c="10"/>&lt;object class="GtkLabel"&gt;</text:p>
      <text:p text:style-name="Standard"><text:s text:c="12"/>&lt;property name="label" translatable="yes"&gt;Nama:&lt;/property&gt;</text:p>
      <text:p text:style-name="Standard"><text:s text:c="10"/>&lt;/object&gt;</text:p>
      <text:p text:style-name="Standard"><text:s text:c="8"/>&lt;/child&gt;</text:p>
      <text:p text:style-name="Standard"><text:s text:c="8"/>&lt;child&gt;</text:p>
      <text:p text:style-name="Standard"><text:s text:c="10"/>&lt;object class="GtkEntry" id="nameEntry" /&gt;</text:p>
      <text:p text:style-name="Standard"><text:s text:c="8"/>&lt;/child&gt;</text:p>
      <text:p text:style-name="Standard"><text:s text:c="8"/>&lt;child&gt;</text:p>
      <text:p text:style-name="Standard"><text:s text:c="10"/>&lt;object class="GtkLabel"&gt;</text:p>
      <text:p text:style-name="Standard"><text:s text:c="12"/>&lt;property name="label" translatable="yes"&gt;Harga:&lt;/property&gt;</text:p>
      <text:p text:style-name="Standard"><text:s text:c="10"/>&lt;/object&gt;</text:p>
      <text:p text:style-name="Standard"><text:s text:c="8"/>&lt;/child&gt;</text:p>
      <text:p text:style-name="Standard"><text:s text:c="8"/>&lt;child&gt;</text:p>
      <text:p text:style-name="Standard"><text:s text:c="10"/>&lt;object class="GtkEntry" id="priceEntry" /&gt;</text:p>
      <text:p text:style-name="Standard"><text:s text:c="8"/>&lt;/child&gt;</text:p>
      <text:p text:style-name="Standard"><text:s text:c="8"/>&lt;child&gt;</text:p>
      <text:p text:style-name="Standard"><text:s text:c="10"/>&lt;object class="GtkButton" id="addItemButton"&gt;</text:p>
      <text:p text:style-name="Standard"><text:s text:c="12"/>&lt;property name="label" translatable="yes"&gt;Tambah Item&lt;/property&gt;</text:p>
      <text:p text:style-name="Standard"><text:s text:c="10"/>&lt;/object&gt;</text:p>
      <text:p text:style-name="Standard"><text:s text:c="8"/>&lt;/child&gt;</text:p>
      <text:p text:style-name="Standard"><text:s text:c="6"/>&lt;/object&gt;</text:p>
      <text:p text:style-name="Standard"><text:s text:c="4"/>&lt;/child&gt;</text:p>
      <text:p text:style-name="Standard"><text:s text:c="2"/>&lt;/object&gt;</text:p>
      <text:p text:style-name="Standard">&lt;/interface&gt;</text:p>
      <text:p text:style-name="Standard"><text:soft-page-break/>```</text:p>
      <text:p text:style-name="Standard"/>
      <text:p text:style-name="Standard">File `interface.glade` tersebut berisi definisi tata letak UI menggunakan format XML. Dialog "Tambah Item" terdiri dari beberapa elemen seperti `GtkDialog`, `GtkBox`, `GtkLabel`, `GtkEntry`, dan `GtkButton`. Masing-masing elemen memiliki ID yang digunakan untuk menghubungkannya dengan kode C++.</text:p>
      <text:p text:style-name="Standard"/>
      <text:p text:style-name="Standard">Pastikan Anda menyimpan file `interface.glade` pada direktori yang sama dengan file sumber C++ Anda dan pastikan juga menghubungkannya dengan benar dalam kode C++ yang telah diberikan sebelumnya.</text:p>
      <text:p text:style-name="P1">Berikut ini adalah contoh kode untuk membuat aplikasi jam analog sederhana menggunakan GTK+ dan bahasa C++:</text:p>
      <text:p text:style-name="Standard"/>
      <text:p text:style-name="Standard">```cpp</text:p>
      <text:p text:style-name="Standard">#include &lt;gtk/gtk.h&gt;</text:p>
      <text:p text:style-name="Standard">#include &lt;cairo.h&gt;</text:p>
      <text:p text:style-name="Standard">#include &lt;math.h&gt;</text:p>
      <text:p text:style-name="Standard"/>
      <text:p text:style-name="Standard">const double PI = 3.14159265358979323846;</text:p>
      <text:p text:style-name="Standard">const int WINDOW_WIDTH = 300;</text:p>
      <text:p text:style-name="Standard">const int WINDOW_HEIGHT = 300;</text:p>
      <text:p text:style-name="Standard">const int CLOCK_RADIUS = 100;</text:p>
      <text:p text:style-name="Standard"/>
      <text:p text:style-name="Standard">gboolean drawClock(GtkWidget* widget, cairo_t* cr, gpointer data)</text:p>
      <text:p text:style-name="Standard">{</text:p>
      <text:p text:style-name="Standard"><text:s text:c="4"/>int width, height;</text:p>
      <text:p text:style-name="Standard"><text:s text:c="4"/>gtk_window_get_size(GTK_WINDOW(widget), &amp;width, &amp;height);</text:p>
      <text:p text:style-name="Standard"/>
      <text:p text:style-name="Standard"><text:s text:c="4"/>cairo_translate(cr, width / 2.0, height / 2.0);</text:p>
      <text:p text:style-name="Standard"><text:s text:c="4"/>cairo_scale(cr, CLOCK_RADIUS, CLOCK_RADIUS);</text:p>
      <text:p text:style-name="Standard"><text:s text:c="4"/>cairo_set_line_width(cr, 0.05);</text:p>
      <text:p text:style-name="Standard"/>
      <text:p text:style-name="Standard"><text:s text:c="4"/>// Draw clock circle</text:p>
      <text:p text:style-name="Standard"><text:s text:c="4"/>cairo_arc(cr, 0, 0, 1, 0, 2 * PI);</text:p>
      <text:p text:style-name="Standard"><text:s text:c="4"/>cairo_stroke(cr);</text:p>
      <text:p text:style-name="Standard"/>
      <text:p text:style-name="Standard"><text:s text:c="4"/>// Draw hour hand</text:p>
      <text:p text:style-name="Standard"><text:s text:c="4"/>double hour = fmod(gtk_adjustment_get_value(GTK_ADJUSTMENT(data)), 12);</text:p>
      <text:p text:style-name="Standard"><text:s text:c="4"/>double hourAngle = (hour - 3) * (PI / 6);</text:p>
      <text:p text:style-name="Standard"><text:s text:c="4"/>cairo_move_to(cr, 0, 0);</text:p>
      <text:p text:style-name="Standard"><text:s text:c="4"/>cairo_line_to(cr, 0.4 * cos(hourAngle), 0.4 * sin(hourAngle));</text:p>
      <text:p text:style-name="Standard"><text:s text:c="4"/>cairo_stroke(cr);</text:p>
      <text:p text:style-name="Standard"/>
      <text:p text:style-name="Standard"><text:s text:c="4"/>// Draw minute hand</text:p>
      <text:p text:style-name="Standard"><text:s text:c="4"/>double minute = fmod(gtk_adjustment_get_value(GTK_ADJUSTMENT(data)), 60);</text:p>
      <text:p text:style-name="Standard"><text:s text:c="4"/>double minuteAngle = (minute - 15) * (PI / 30);</text:p>
      <text:p text:style-name="Standard"><text:s text:c="4"/>cairo_move_to(cr, 0, 0);</text:p>
      <text:p text:style-name="Standard"><text:s text:c="4"/>cairo_line_to(cr, 0.6 * cos(minuteAngle), 0.6 * sin(minuteAngle));</text:p>
      <text:p text:style-name="Standard"><text:s text:c="4"/>cairo_stroke(cr);</text:p>
      <text:p text:style-name="Standard"/>
      <text:p text:style-name="Standard"><text:s text:c="4"/>// Draw second hand</text:p>
      <text:p text:style-name="Standard"><text:s text:c="4"/>double second = fmod(gtk_adjustment_get_value(GTK_ADJUSTMENT(data)), 60);</text:p>
      <text:p text:style-name="Standard"><text:s text:c="4"/>double secondAngle = (second - 15) * (PI / 30);</text:p>
      <text:p text:style-name="Standard"><text:s text:c="4"/>cairo_move_to(cr, 0, 0);</text:p>
      <text:p text:style-name="Standard"><text:s text:c="4"/>cairo_line_to(cr, 0.8 * cos(secondAngle), 0.8 * sin(secondAngle));</text:p>
      <text:p text:style-name="Standard"><text:s text:c="4"/>cairo_stroke(cr);</text:p>
      <text:p text:style-name="Standard"/>
      <text:p text:style-name="Standard"><text:s text:c="4"/>return FALSE;</text:p>
      <text:p text:style-name="Standard">}</text:p>
      <text:p text:style-name="Standard"><text:soft-page-break/></text:p>
      <text:p text:style-name="Standard">gboolean updateClock(gpointer data)</text:p>
      <text:p text:style-name="Standard">{</text:p>
      <text:p text:style-name="Standard"><text:s text:c="4"/>GtkWidget* widget = GTK_WIDGET(data);</text:p>
      <text:p text:style-name="Standard"><text:s text:c="4"/>if (gtk_widget_get_visible(widget))</text:p>
      <text:p text:style-name="Standard"><text:s text:c="4"/>{</text:p>
      <text:p text:style-name="Standard"><text:s text:c="8"/>gtk_widget_queue_draw(widget);</text:p>
      <text:p text:style-name="Standard"><text:s text:c="8"/>return TRUE;</text:p>
      <text:p text:style-name="Standard"><text:s text:c="4"/>}</text:p>
      <text:p text:style-name="Standard"><text:s text:c="4"/>return FALSE;</text:p>
      <text:p text:style-name="Standard">}</text:p>
      <text:p text:style-name="Standard"/>
      <text:p text:style-name="Standard">int main(int argc, char** argv)</text:p>
      <text:p text:style-name="Standard">{</text:p>
      <text:p text:style-name="Standard"><text:s text:c="4"/>GtkWidget* window;</text:p>
      <text:p text:style-name="Standard"><text:s text:c="4"/>GtkWidget* drawingArea;</text:p>
      <text:p text:style-name="Standard"><text:s text:c="4"/>GtkAdjustment* adjustment;</text:p>
      <text:p text:style-name="Standard"/>
      <text:p text:style-name="Standard"><text:s text:c="4"/>gtk_init(&amp;argc, &amp;argv);</text:p>
      <text:p text:style-name="Standard"/>
      <text:p text:style-name="Standard"><text:s text:c="4"/>window = gtk_window_new(GTK_WINDOW_TOPLEVEL);</text:p>
      <text:p text:style-name="Standard"><text:s text:c="4"/>gtk_window_set_title(GTK_WINDOW(window), "Analog Clock");</text:p>
      <text:p text:style-name="Standard"><text:s text:c="4"/>gtk_window_set_default_size(GTK_WINDOW(window), WINDOW_WIDTH, WINDOW_HEIGHT);</text:p>
      <text:p text:style-name="Standard"><text:s text:c="4"/>g_signal_connect(window, "destroy", G_CALLBACK(gtk_main_quit), NULL);</text:p>
      <text:p text:style-name="Standard"/>
      <text:p text:style-name="Standard"><text:s text:c="4"/>drawingArea = gtk_drawing_area_new();</text:p>
      <text:p text:style-name="Standard"><text:s text:c="4"/>gtk_container_add(GTK_CONTAINER(window), drawingArea);</text:p>
      <text:p text:style-name="Standard"><text:s text:c="4"/>g_signal_connect(drawingArea, "draw", G_CALLBACK(drawClock), NULL);</text:p>
      <text:p text:style-name="Standard"/>
      <text:p text:style-name="Standard"><text:s text:c="4"/>adjustment = GTK_ADJUSTMENT(gtk_adjustment_new(0, 0, 60, 1, 1, 0));</text:p>
      <text:p text:style-name="Standard"><text:s text:c="4"/>g_timeout_add_seconds(1, updateClock, drawingArea);</text:p>
      <text:p text:style-name="Standard"/>
      <text:p text:style-name="Standard"><text:s text:c="4"/>gtk_widget_show_all(window);</text:p>
      <text:p text:style-name="Standard"><text:s text:c="4"/>gtk_main();</text:p>
      <text:p text:style-name="Standard"/>
      <text:p text:style-name="Standard"><text:s text:c="4"/>return 0;</text:p>
      <text:p text:style-name="Standard">}</text:p>
      <text:p text:style-name="Standard">```</text:p>
      <text:p text:style-name="Standard"/>
      <text:p text:style-name="Standard">Anda dapat menyimpan kode tersebut dalam file "jam_analog.cpp" dan mengompilasinya menggunakan perintah berikut:</text:p>
      <text:p text:style-name="Standard"/>
      <text:p text:style-name="Standard">```</text:p>
      <text:p text:style-name="Standard">g++ jam_analog.cpp -o jam_analog `pkg-config --cflags --libs gtk+-3.0`</text:p>
      <text:p text:style-name="Standard">```</text:p>
      <text:p text:style-name="Standard"/>
      <text:p text:style-name="Standard"/>
      <text:p text:style-name="Standard"/>
      <text:p text:style-name="Standard"><text:soft-page-break/>Setelah berhasil dikompilasi, Anda dapat menjalankan aplikasi dengan menggunakan perintah:</text:p>
      <text:p text:style-name="Standard"/>
      <text:p text:style-name="Standard">```</text:p>
      <text:p text:style-name="Standard">./jam_analog</text:p>
      <text:p text:style-name="Standard">```</text:p>
      <text:p text:style-name="Standard"/>
      <text:p text:style-name="Standard">Aplikasi jam analog akan muncul dengan tampilan jendela berukuran 300x300 piksel. Jarum jam, menit, dan detik akan bergerak sesuai dengan waktu saat ini.</text:p>
      <text:p text:style-name="P1">Berikut ini adalah contoh kode untuk membuat aplikasi "Nama Acak" menggunakan C++ dan GTK. Aplikasi ini akan menghasilkan nama acak berdasarkan daftar nama yang telah ditentukan.</text:p>
      <text:p text:style-name="Standard"/>
      <text:p text:style-name="Standard">```cpp</text:p>
      <text:p text:style-name="Standard">#include &lt;iostream&gt;</text:p>
      <text:p text:style-name="Standard">#include &lt;vector&gt;</text:p>
      <text:p text:style-name="Standard">#include &lt;string&gt;</text:p>
      <text:p text:style-name="Standard">#include &lt;cstdlib&gt;</text:p>
      <text:p text:style-name="Standard">#include &lt;ctime&gt;</text:p>
      <text:p text:style-name="Standard">#include &lt;gtk/gtk.h&gt;</text:p>
      <text:p text:style-name="Standard"/>
      <text:p text:style-name="Standard">// Daftar nama</text:p>
      <text:p text:style-name="Standard">std::vector&lt;std::string&gt; names = {</text:p>
      <text:p text:style-name="Standard"><text:s text:c="4"/>"John",</text:p>
      <text:p text:style-name="Standard"><text:s text:c="4"/>"Jane",</text:p>
      <text:p text:style-name="Standard"><text:s text:c="4"/>"Michael",</text:p>
      <text:p text:style-name="Standard"><text:s text:c="4"/>"Emily",</text:p>
      <text:p text:style-name="Standard"><text:s text:c="4"/>"David",</text:p>
      <text:p text:style-name="Standard"><text:s text:c="4"/>"Sarah",</text:p>
      <text:p text:style-name="Standard"><text:s text:c="4"/>"Daniel",</text:p>
      <text:p text:style-name="Standard"><text:s text:c="4"/>"Olivia"</text:p>
      <text:p text:style-name="Standard">};</text:p>
      <text:p text:style-name="Standard"/>
      <text:p text:style-name="Standard">// Fungsi untuk menghasilkan nama acak</text:p>
      <text:p text:style-name="Standard">std::string getRandomName()</text:p>
      <text:p text:style-name="Standard">{</text:p>
      <text:p text:style-name="Standard"><text:s text:c="4"/>// Mengacak indeks dari daftar nama</text:p>
      <text:p text:style-name="Standard"><text:s text:c="4"/>int index = std::rand() % names.size();</text:p>
      <text:p text:style-name="Standard"/>
      <text:p text:style-name="Standard"><text:s text:c="4"/>// Mengembalikan nama acak</text:p>
      <text:p text:style-name="Standard"><text:s text:c="4"/>return names[index];</text:p>
      <text:p text:style-name="Standard">}</text:p>
      <text:p text:style-name="Standard"/>
      <text:p text:style-name="Standard">// Fungsi callback untuk tombol "Generate"</text:p>
      <text:p text:style-name="Standard">void onGenerateButtonClicked(GtkButton* button, gpointer data)</text:p>
      <text:p text:style-name="Standard">{</text:p>
      <text:p text:style-name="Standard"><text:s text:c="4"/>// Mendapatkan widget label dari data</text:p>
      <text:p text:style-name="Standard"><text:s text:c="4"/>GtkWidget* label = GTK_WIDGET(data);</text:p>
      <text:p text:style-name="Standard"/>
      <text:p text:style-name="Standard"><text:s text:c="4"/>// Menghasilkan nama acak</text:p>
      <text:p text:style-name="Standard"><text:s text:c="4"/>std::string randomName = getRandomName();</text:p>
      <text:p text:style-name="Standard"/>
      <text:p text:style-name="Standard"><text:s text:c="4"/>// Mengatur teks label dengan nama acak</text:p>
      <text:p text:style-name="Standard"><text:s text:c="4"/>gtk_label_set_text(GTK_LABEL(label), randomName.c_str());</text:p>
      <text:p text:style-name="Standard">}</text:p>
      <text:p text:style-name="Standard"/>
      <text:p text:style-name="Standard">int main(int argc, char* argv[])</text:p>
      <text:p text:style-name="Standard">{</text:p>
      <text:p text:style-name="Standard"><text:s text:c="4"/>// Inisialisasi GTK</text:p>
      <text:p text:style-name="Standard"><text:soft-page-break/><text:s text:c="4"/>gtk_init(&amp;argc, &amp;argv);</text:p>
      <text:p text:style-name="Standard"/>
      <text:p text:style-name="Standard"><text:s text:c="4"/>// Membuat jendela</text:p>
      <text:p text:style-name="Standard"><text:s text:c="4"/>GtkWidget* window = gtk_window_new(GTK_WINDOW_TOPLEVEL);</text:p>
      <text:p text:style-name="Standard"><text:s text:c="4"/>gtk_window_set_title(GTK_WINDOW(window), "Nama Acak");</text:p>
      <text:p text:style-name="Standard"><text:s text:c="4"/>g_signal_connect(G_OBJECT(window), "destroy", G_CALLBACK(gtk_main_quit), NULL);</text:p>
      <text:p text:style-name="Standard"/>
      <text:p text:style-name="Standard"><text:s text:c="4"/>// Membuat kotak grid</text:p>
      <text:p text:style-name="Standard"><text:s text:c="4"/>GtkWidget* grid = gtk_grid_new();</text:p>
      <text:p text:style-name="Standard"><text:s text:c="4"/>gtk_container_add(GTK_CONTAINER(window), grid);</text:p>
      <text:p text:style-name="Standard"/>
      <text:p text:style-name="Standard"><text:s text:c="4"/>// Membuat label untuk menampilkan nama acak</text:p>
      <text:p text:style-name="Standard"><text:s text:c="4"/>GtkWidget* nameLabel = gtk_label_new("");</text:p>
      <text:p text:style-name="Standard"><text:s text:c="4"/>gtk_grid_attach(GTK_GRID(grid), nameLabel, 0, 0, 1, 1);</text:p>
      <text:p text:style-name="Standard"/>
      <text:p text:style-name="Standard"><text:s text:c="4"/>// Membuat tombol "Generate"</text:p>
      <text:p text:style-name="Standard"><text:s text:c="4"/>GtkWidget* generateButton = gtk_button_new_with_label("Generate");</text:p>
      <text:p text:style-name="Standard"><text:s text:c="4"/>g_signal_connect(G_OBJECT(generateButton), "clicked", G_CALLBACK(onGenerateButtonClicked), nameLabel);</text:p>
      <text:p text:style-name="Standard"><text:s text:c="4"/>gtk_grid_attach(GTK_GRID(grid), generateButton, 0, 1, 1, 1);</text:p>
      <text:p text:style-name="Standard"/>
      <text:p text:style-name="Standard"><text:s text:c="4"/>// Menampilkan semua elemen</text:p>
      <text:p text:style-name="Standard"><text:s text:c="4"/>gtk_widget_show_all(window);</text:p>
      <text:p text:style-name="Standard"/>
      <text:p text:style-name="Standard"><text:s text:c="4"/>// Menginisialisasi generator angka acak dengan waktu saat ini</text:p>
      <text:p text:style-name="Standard"><text:s text:c="4"/>std::srand(std::time(0));</text:p>
      <text:p text:style-name="Standard"/>
      <text:p text:style-name="Standard"><text:s text:c="4"/>// Menjalankan main loop GTK</text:p>
      <text:p text:style-name="Standard"><text:s text:c="4"/>gtk_main();</text:p>
      <text:p text:style-name="Standard"/>
      <text:p text:style-name="Standard"><text:s text:c="4"/>return 0;</text:p>
      <text:p text:style-name="Standard">}</text:p>
      <text:p text:style-name="Standard">```</text:p>
      <text:p text:style-name="Standard"/>
      <text:p text:style-name="Standard">Untuk mengompilasi kode tersebut, Anda dapat menggunakan perintah berikut:</text:p>
      <text:p text:style-name="Standard"/>
      <text:p text:style-name="Standard">```bash</text:p>
      <text:p text:style-name="Standard">g++ -o nama_acak nama_acak.cpp `pkg-config --cflags --libs gtk+-3.0`</text:p>
      <text:p text:style-name="Standard">```</text:p>
      <text:p text:style-name="Standard"/>
      <text:p text:style-name="Standard">Setelah dikompilasi, Anda dapat menjalankan aplikasi "Nama Acak" dengan menjalankan perintah:</text:p>
      <text:p text:style-name="Standard"/>
      <text:p text:style-name="Standard">```bash</text:p>
      <text:p text:style-name="Standard">./nama_acak</text:p>
      <text:p text:style-name="Standard">```</text:p>
      <text:p text:style-name="Standard"/>
      <text:p text:style-name="Standard">Aplikasi akan menampilkan jendela GTK yang berisi label kosong dan tombol "Generate". Setiap kali tombol "Generate" diklik, nama acak akan ditampilkan di dalam label.</text:p>
      <text:p text:style-name="P1">Berikut adalah contoh kode untuk membuat aplikasi "Nama Acak" dengan menggunakan database plain text sebagai sumber nama:</text:p>
      <text:p text:style-name="Standard"/>
      <text:p text:style-name="Standard">```cpp</text:p>
      <text:p text:style-name="Standard">#include &lt;iostream&gt;</text:p>
      <text:p text:style-name="Standard">#include &lt;fstream&gt;</text:p>
      <text:p text:style-name="Standard">#include &lt;vector&gt;</text:p>
      <text:p text:style-name="Standard">#include &lt;string&gt;</text:p>
      <text:p text:style-name="Standard">#include &lt;cstdlib&gt;</text:p>
      <text:p text:style-name="Standard">#include &lt;ctime&gt;</text:p>
      <text:p text:style-name="Standard">#include &lt;gtk/gtk.h&gt;</text:p>
      <text:p text:style-name="Standard"/>
      <text:p text:style-name="Standard">std::vector&lt;std::string&gt; names; // Variabel untuk menyimpan daftar nama</text:p>
      <text:p text:style-name="Standard"/>
      <text:p text:style-name="Standard">// Fungsi untuk membaca daftar nama dari file teks</text:p>
      <text:p text:style-name="Standard">void readNamesFromFile(const std::string&amp; filename)</text:p>
      <text:p text:style-name="Standard">{</text:p>
      <text:p text:style-name="Standard"><text:s text:c="4"/>std::ifstream file(filename);</text:p>
      <text:p text:style-name="Standard"><text:s text:c="4"/>if (!file)</text:p>
      <text:p text:style-name="Standard"><text:s text:c="4"/>{</text:p>
      <text:p text:style-name="Standard"><text:s text:c="8"/>std::cerr &lt;&lt; "Failed to open file: " &lt;&lt; filename &lt;&lt; std::endl;</text:p>
      <text:p text:style-name="Standard"><text:s text:c="8"/>return;</text:p>
      <text:p text:style-name="Standard"><text:s text:c="4"/>}</text:p>
      <text:p text:style-name="Standard"/>
      <text:p text:style-name="Standard"><text:s text:c="4"/>std::string name;</text:p>
      <text:p text:style-name="Standard"><text:s text:c="4"/>while (std::getline(file, name))</text:p>
      <text:p text:style-name="Standard"><text:s text:c="4"/>{</text:p>
      <text:p text:style-name="Standard"><text:s text:c="8"/>names.push_back(name);</text:p>
      <text:p text:style-name="Standard"><text:s text:c="4"/>}</text:p>
      <text:p text:style-name="Standard"/>
      <text:p text:style-name="Standard"><text:s text:c="4"/>file.close();</text:p>
      <text:p text:style-name="Standard">}</text:p>
      <text:p text:style-name="Standard"/>
      <text:p text:style-name="Standard">// Fungsi untuk mendapatkan nama acak dari daftar nama</text:p>
      <text:p text:style-name="Standard">std::string getRandomName()</text:p>
      <text:p text:style-name="Standard">{</text:p>
      <text:p text:style-name="Standard"><text:s text:c="4"/>if (names.empty())</text:p>
      <text:p text:style-name="Standard"><text:s text:c="4"/>{</text:p>
      <text:p text:style-name="Standard"><text:s text:c="8"/>return "No names available";</text:p>
      <text:p text:style-name="Standard"><text:s text:c="4"/>}</text:p>
      <text:p text:style-name="Standard"/>
      <text:p text:style-name="Standard"><text:s text:c="4"/>int index = std::rand() % names.size();</text:p>
      <text:p text:style-name="Standard"><text:s text:c="4"/>return names[index];</text:p>
      <text:p text:style-name="Standard">}</text:p>
      <text:p text:style-name="Standard"/>
      <text:p text:style-name="Standard">// Fungsi callback untuk tombol "Generate"</text:p>
      <text:p text:style-name="Standard">void onGenerateButtonClicked(GtkButton* button, gpointer data)</text:p>
      <text:p text:style-name="Standard">{</text:p>
      <text:p text:style-name="Standard"><text:s text:c="4"/>GtkWidget* label = GTK_WIDGET(data);</text:p>
      <text:p text:style-name="Standard"><text:soft-page-break/><text:s text:c="4"/>std::string randomName = getRandomName();</text:p>
      <text:p text:style-name="Standard"><text:s text:c="4"/>gtk_label_set_text(GTK_LABEL(label), randomName.c_str());</text:p>
      <text:p text:style-name="Standard">}</text:p>
      <text:p text:style-name="Standard"/>
      <text:p text:style-name="Standard">int main(int argc, char* argv[])</text:p>
      <text:p text:style-name="Standard">{</text:p>
      <text:p text:style-name="Standard"><text:s text:c="4"/>// Inisialisasi GTK</text:p>
      <text:p text:style-name="Standard"><text:s text:c="4"/>gtk_init(&amp;argc, &amp;argv);</text:p>
      <text:p text:style-name="Standard"/>
      <text:p text:style-name="Standard"><text:s text:c="4"/>// Membaca daftar nama dari file</text:p>
      <text:p text:style-name="Standard"><text:s text:c="4"/>readNamesFromFile("names.txt");</text:p>
      <text:p text:style-name="Standard"/>
      <text:p text:style-name="Standard"><text:s text:c="4"/>// Membuat jendela</text:p>
      <text:p text:style-name="Standard"><text:s text:c="4"/>GtkWidget* window = gtk_window_new(GTK_WINDOW_TOPLEVEL);</text:p>
      <text:p text:style-name="Standard"><text:s text:c="4"/>gtk_window_set_title(GTK_WINDOW(window), "Nama Acak");</text:p>
      <text:p text:style-name="Standard"><text:s text:c="4"/>g_signal_connect(G_OBJECT(window), "destroy", G_CALLBACK(gtk_main_quit), NULL);</text:p>
      <text:p text:style-name="Standard"/>
      <text:p text:style-name="Standard"><text:s text:c="4"/>// Membuat kotak grid</text:p>
      <text:p text:style-name="Standard"><text:s text:c="4"/>GtkWidget* grid = gtk_grid_new();</text:p>
      <text:p text:style-name="Standard"><text:s text:c="4"/>gtk_container_add(GTK_CONTAINER(window), grid);</text:p>
      <text:p text:style-name="Standard"/>
      <text:p text:style-name="Standard"><text:s text:c="4"/>// Membuat label untuk menampilkan nama acak</text:p>
      <text:p text:style-name="Standard"><text:s text:c="4"/>GtkWidget* nameLabel = gtk_label_new("");</text:p>
      <text:p text:style-name="Standard"><text:s text:c="4"/>gtk_grid_attach(GTK_GRID(grid), nameLabel, 0, 0, 1, 1);</text:p>
      <text:p text:style-name="Standard"/>
      <text:p text:style-name="Standard"><text:s text:c="4"/>// Membuat tombol "Generate"</text:p>
      <text:p text:style-name="Standard"><text:s text:c="4"/>GtkWidget* generateButton = gtk_button_new_with_label("Generate");</text:p>
      <text:p text:style-name="Standard"><text:s text:c="4"/>g_signal_connect(G_OBJECT(generateButton), "clicked", G_CALLBACK(onGenerateButtonClicked), nameLabel);</text:p>
      <text:p text:style-name="Standard"><text:s text:c="4"/>gtk_grid_attach(GTK_GRID(grid), generateButton, 0, 1, 1, 1);</text:p>
      <text:p text:style-name="Standard"/>
      <text:p text:style-name="Standard"><text:s text:c="4"/>// Menampilkan semua elemen</text:p>
      <text:p text:style-name="Standard"><text:s text:c="4"/>gtk_widget_show_all(window);</text:p>
      <text:p text:style-name="Standard"/>
      <text:p text:style-name="Standard"><text:s text:c="4"/>// Menginisialisasi generator angka acak dengan waktu saat ini</text:p>
      <text:p text:style-name="Standard"><text:s text:c="4"/>std::srand(std::time(0));</text:p>
      <text:p text:style-name="Standard"/>
      <text:p text:style-name="Standard"><text:s text:c="4"/>// Menjalankan main loop GTK</text:p>
      <text:p text:style-name="Standard"><text:s text:c="4"/>gtk_main();</text:p>
      <text:p text:style-name="Standard"/>
      <text:p text:style-name="Standard"><text:s text:c="4"/>return 0;</text:p>
      <text:p text:style-name="Standard">}</text:p>
      <text:p text:style-name="Standard">```</text:p>
      <text:p text:style-name="Standard"/>
      <text:p text:style-name="Standard">Pastikan Anda memiliki file teks `names.txt` yang berisi daftar nama yang dipisahkan oleh baris. Setiap nama harus ditulis dalam baris yang terpisah.</text:p>
      <text:p text:style-name="Standard"/>
      <text:p text:style-name="Standard">Untuk mengompilasi kode tersebut, Anda dapat menggunakan perintah berikut:</text:p>
      <text:p text:style-name="Standard"/>
      <text:p text:style-name="Standard"><text:soft-page-break/>```bash</text:p>
      <text:p text:style-name="Standard">g++ -o nama_acak nama_acak.cpp `pkg-config --cflags --libs gtk+-3.0`</text:p>
      <text:p text:style-name="Standard">```</text:p>
      <text:p text:style-name="Standard"/>
      <text:p text:style-name="Standard">Pastikan file `names.txt` berada di direktori yang sama dengan file `nama_acak.cpp`. Setelah dikompilasi, Anda dapat menjalankan aplikasi "Nama Acak" dengan menjalankan perintah:</text:p>
      <text:p text:style-name="Standard"/>
      <text:p text:style-name="Standard">```bash</text:p>
      <text:p text:style-name="Standard">./nama_acak</text:p>
      <text:p text:style-name="Standard">```</text:p>
      <text:p text:style-name="Standard"/>
      <text:p text:style-name="Standard">Aplikasi akan menampilkan jendela GTK yang berisi label kosong dan tombol "Generate". Setiap</text:p>
      <text:p text:style-name="Standard"/>
      <text:p text:style-name="Standard"><text:s/>kali tombol "Generate" diklik, nama acak dari daftar nama dalam file `names.txt` akan ditampilkan di dalam label.</text:p>
      <text:p text:style-name="P1">Berikut adalah contoh isi dari file `names.txt`:</text:p>
      <text:p text:style-name="Standard"/>
      <text:p text:style-name="Standard">```</text:p>
      <text:p text:style-name="Standard">John</text:p>
      <text:p text:style-name="Standard">Emily</text:p>
      <text:p text:style-name="Standard">Michael</text:p>
      <text:p text:style-name="Standard">Sophia</text:p>
      <text:p text:style-name="Standard">William</text:p>
      <text:p text:style-name="Standard">Olivia</text:p>
      <text:p text:style-name="Standard">James</text:p>
      <text:p text:style-name="Standard">Ava</text:p>
      <text:p text:style-name="Standard">Jacob</text:p>
      <text:p text:style-name="Standard">Mia</text:p>
      <text:p text:style-name="Standard">```</text:p>
      <text:p text:style-name="Standard"/>
      <text:p text:style-name="Standard">Anda dapat menambahkan atau menghapus nama sesuai dengan kebutuhan Anda. Pastikan setiap nama dituliskan dalam baris yang terpisah. Simpan file `names.txt` di direktori yang sama dengan file `nama_acak.cpp`.</text:p>
      <text:p text:style-name="P1">#include &lt;gtk/gtk.h&gt;</text:p>
      <text:p text:style-name="Standard">#include &lt;iostream&gt;</text:p>
      <text:p text:style-name="Standard">#include &lt;fstream&gt;</text:p>
      <text:p text:style-name="Standard">#include &lt;vector&gt;</text:p>
      <text:p text:style-name="Standard">#include &lt;random&gt;</text:p>
      <text:p text:style-name="Standard"/>
      <text:p text:style-name="Standard">std::vector&lt;std::string&gt; names;</text:p>
      <text:p text:style-name="Standard"/>
      <text:p text:style-name="Standard">void loadNamesFromFile(const std::string&amp; filename) {</text:p>
      <text:p text:style-name="Standard"><text:s text:c="4"/>std::ifstream file(filename);</text:p>
      <text:p text:style-name="Standard"><text:s text:c="4"/>std::string name;</text:p>
      <text:p text:style-name="Standard"><text:s text:c="4"/>while (std::getline(file, name)) {</text:p>
      <text:p text:style-name="Standard"><text:s text:c="8"/>if (!name.empty()) {</text:p>
      <text:p text:style-name="Standard"><text:s text:c="12"/>names.push_back(name);</text:p>
      <text:p text:style-name="Standard"><text:s text:c="8"/>}</text:p>
      <text:p text:style-name="Standard"><text:s text:c="4"/>}</text:p>
      <text:p text:style-name="Standard"><text:s text:c="4"/>file.close();</text:p>
      <text:p text:style-name="Standard">}</text:p>
      <text:p text:style-name="Standard"/>
      <text:p text:style-name="Standard">void saveNamesToFile(const std::string&amp; filename) {</text:p>
      <text:p text:style-name="Standard"><text:s text:c="4"/>std::ofstream file(filename);</text:p>
      <text:p text:style-name="Standard"><text:s text:c="4"/>for (const auto&amp; name : names) {</text:p>
      <text:p text:style-name="Standard"><text:s text:c="8"/>file &lt;&lt; name &lt;&lt; std::endl;</text:p>
      <text:p text:style-name="Standard"><text:s text:c="4"/>}</text:p>
      <text:p text:style-name="Standard"><text:s text:c="4"/>file.close();</text:p>
      <text:p text:style-name="Standard">}</text:p>
      <text:p text:style-name="Standard"/>
      <text:p text:style-name="Standard">void onAddNameActivated(GtkMenuItem* menuitem, gpointer data) {</text:p>
      <text:p text:style-name="Standard"><text:s text:c="4"/>GtkWidget* dialog;</text:p>
      <text:p text:style-name="Standard"><text:s text:c="4"/>GtkFileChooserAction action = GTK_FILE_CHOOSER_ACTION_OPEN;</text:p>
      <text:p text:style-name="Standard"><text:s text:c="4"/>gint res;</text:p>
      <text:p text:style-name="Standard"/>
      <text:p text:style-name="Standard"><text:s text:c="4"/>dialog = gtk_file_chooser_dialog_new("Tambah Nama",</text:p>
      <text:p text:style-name="Standard"><text:s text:c="40"/>GTK_WINDOW(data),</text:p>
      <text:p text:style-name="Standard"><text:s text:c="40"/>action,</text:p>
      <text:p text:style-name="Standard"><text:s text:c="40"/>"_Cancel",</text:p>
      <text:p text:style-name="Standard"><text:s text:c="40"/>GTK_RESPONSE_CANCEL,</text:p>
      <text:p text:style-name="Standard"><text:s text:c="40"/>"_Add",</text:p>
      <text:p text:style-name="Standard"><text:s text:c="40"/>GTK_RESPONSE_ACCEPT,</text:p>
      <text:p text:style-name="Standard"><text:s text:c="40"/>NULL);</text:p>
      <text:p text:style-name="Standard"/>
      <text:p text:style-name="Standard"><text:s text:c="4"/>res = gtk_dialog_run(GTK_DIALOG(dialog));</text:p>
      <text:p text:style-name="Standard"><text:s text:c="4"/>if (res == GTK_RESPONSE_ACCEPT) {</text:p>
      <text:p text:style-name="Standard"><text:s text:c="8"/>GtkFileChooser* chooser = GTK_FILE_CHOOSER(dialog);</text:p>
      <text:p text:style-name="Standard"><text:s text:c="8"/>const gchar* filename = gtk_file_chooser_get_filename(chooser);</text:p>
      <text:p text:style-name="Standard"/>
      <text:p text:style-name="Standard"><text:s text:c="8"/>std::ifstream file(filename);</text:p>
      <text:p text:style-name="Standard"><text:s text:c="8"/>std::string name;</text:p>
      <text:p text:style-name="Standard"><text:s text:c="8"/>while (std::getline(file, name)) {</text:p>
      <text:p text:style-name="Standard"><text:soft-page-break/><text:s text:c="12"/>if (!name.empty()) {</text:p>
      <text:p text:style-name="Standard"><text:s text:c="16"/>names.push_back(name);</text:p>
      <text:p text:style-name="Standard"><text:s text:c="12"/>}</text:p>
      <text:p text:style-name="Standard"><text:s text:c="8"/>}</text:p>
      <text:p text:style-name="Standard"><text:s text:c="8"/>file.close();</text:p>
      <text:p text:style-name="Standard"/>
      <text:p text:style-name="Standard"><text:s text:c="8"/>g_free((gchar*)filename);</text:p>
      <text:p text:style-name="Standard"><text:s text:c="4"/>}</text:p>
      <text:p text:style-name="Standard"/>
      <text:p text:style-name="Standard"><text:s text:c="4"/>gtk_widget_destroy(dialog);</text:p>
      <text:p text:style-name="Standard">}</text:p>
      <text:p text:style-name="Standard"/>
      <text:p text:style-name="Standard">void onGenerateClicked(GtkButton* button, gpointer data) {</text:p>
      <text:p text:style-name="Standard"><text:s text:c="4"/>if (names.empty()) {</text:p>
      <text:p text:style-name="Standard"><text:s text:c="8"/>gtk_label_set_text(GTK_LABEL(data), "Tidak ada nama.");</text:p>
      <text:p text:style-name="Standard"><text:s text:c="8"/>return;</text:p>
      <text:p text:style-name="Standard"><text:s text:c="4"/>}</text:p>
      <text:p text:style-name="Standard"/>
      <text:p text:style-name="Standard"><text:s text:c="4"/>std::random_device rd;</text:p>
      <text:p text:style-name="Standard"><text:s text:c="4"/>std::mt19937 rng(rd());</text:p>
      <text:p text:style-name="Standard"><text:s text:c="4"/>std::uniform_int_distribution&lt;int&gt; uni(0, names.size() - 1);</text:p>
      <text:p text:style-name="Standard"><text:s text:c="4"/>int randomIndex = uni(rng);</text:p>
      <text:p text:style-name="Standard"><text:s text:c="4"/>std::string randomName = names[randomIndex];</text:p>
      <text:p text:style-name="Standard"><text:s text:c="4"/>gtk_label_set_text(GTK_LABEL(data), randomName.c_str());</text:p>
      <text:p text:style-name="Standard">}</text:p>
      <text:p text:style-name="Standard"/>
      <text:p text:style-name="Standard">int main(int argc, char** argv) {</text:p>
      <text:p text:style-name="Standard"><text:s text:c="4"/>gtk_init(&amp;argc, &amp;argv);</text:p>
      <text:p text:style-name="Standard"/>
      <text:p text:style-name="Standard"><text:s text:c="4"/>GtkWidget* window = gtk_window_new(GTK_WINDOW_TOPLEVEL);</text:p>
      <text:p text:style-name="Standard"><text:s text:c="4"/>gtk_window_set_title(GTK_WINDOW(window), "Nama Acak");</text:p>
      <text:p text:style-name="Standard"><text:s text:c="4"/>gtk_window_set_default_size(GTK_WINDOW(window), 300, 200);</text:p>
      <text:p text:style-name="Standard"><text:s text:c="4"/>gtk_container_set_border_width(GTK_CONTAINER(window), 10);</text:p>
      <text:p text:style-name="Standard"><text:s text:c="4"/>gtk_window_set_position(GTK_WINDOW(window), GTK_WIN_POS_CENTER);</text:p>
      <text:p text:style-name="Standard"/>
      <text:p text:style-name="Standard"><text:s text:c="4"/>GtkWidget* vbox = gtk_box_new(GTK_ORIENTATION_VERTICAL, 5);</text:p>
      <text:p text:style-name="Standard"><text:s text:c="4"/>gtk_container_add(GTK_CONTAINER(window), vbox);</text:p>
      <text:p text:style-name="Standard"/>
      <text:p text:style-name="Standard"><text:s text:c="4"/>GtkWidget* label = gtk_label_new(NULL);</text:p>
      <text:p text:style-name="Standard"><text:s text:c="4"/>gtk_label_set_markup(GTK_LABEL(label), "&lt;big&gt;&lt;b&gt;Nama Acak&lt;/b&gt;&lt;/big&gt;");</text:p>
      <text:p text:style-name="Standard"><text:s text:c="4"/>gtk_label_set_xalign(GTK_LABEL(label), 0.5);</text:p>
      <text:p text:style-name="Standard"><text:s text:c="4"/>gtk_box_pack_start(GTK_BOX(vbox), label, FALSE, FALSE, 0);</text:p>
      <text:p text:style-name="Standard"/>
      <text:p text:style-name="Standard"><text:s text:c="4"/>GtkWidget* button = gtk_button_new_with_label("Generate");</text:p>
      <text:p text:style-name="Standard"><text:s text:c="4"/>g_signal_connect(button, "clicked", G_CALLBACK(onGenerateClicked), label);</text:p>
      <text:p text:style-name="Standard"><text:s text:c="4"/>gtk_box_pack_start(GTK_BOX(vbox), button, FALSE, FALSE, 0);</text:p>
      <text:p text:style-name="Standard"/>
      <text:p text:style-name="Standard"><text:s text:c="4"/>GtkWidget* menuBar = gtk_menu_bar_new();</text:p>
      <text:p text:style-name="Standard"><text:s text:c="4"/>GtkWidget* fileMenu = gtk_menu_new();</text:p>
      <text:p text:style-name="Standard"><text:soft-page-break/><text:s text:c="4"/>GtkWidget* fileMenuItem = gtk_menu_item_new_with_label("File");</text:p>
      <text:p text:style-name="Standard"><text:s text:c="4"/>GtkWidget* addNameMenuItem = gtk_menu_item_new_with_label("Tambah Nama");</text:p>
      <text:p text:style-name="Standard"><text:s text:c="4"/>g_signal_connect(addNameMenuItem, "activate", G_CALLBACK(onAddNameActivated), window);</text:p>
      <text:p text:style-name="Standard"><text:s text:c="4"/>gtk_menu_item_set_submenu(GTK_MENU_ITEM(fileMenuItem), fileMenu);</text:p>
      <text:p text:style-name="Standard"><text:s text:c="4"/>gtk_menu_shell_append(GTK_MENU_SHELL(fileMenu), addNameMenuItem);</text:p>
      <text:p text:style-name="Standard"><text:s text:c="4"/>gtk_menu_shell_append(GTK_MENU_SHELL(menuBar), fileMenuItem);</text:p>
      <text:p text:style-name="Standard"><text:s text:c="4"/>gtk_box_pack_start(GTK_BOX(vbox), menuBar, FALSE, FALSE, 0);</text:p>
      <text:p text:style-name="Standard"/>
      <text:p text:style-name="Standard"><text:s text:c="4"/>g_signal_connect(window, "destroy", G_CALLBACK(gtk_main_quit), NULL);</text:p>
      <text:p text:style-name="Standard"/>
      <text:p text:style-name="Standard"><text:s text:c="4"/>loadNamesFromFile("names.txt");</text:p>
      <text:p text:style-name="Standard"/>
      <text:p text:style-name="Standard"><text:s text:c="4"/>gtk_widget_show_all(window);</text:p>
      <text:p text:style-name="Standard"/>
      <text:p text:style-name="Standard"><text:s text:c="4"/>gtk_main();</text:p>
      <text:p text:style-name="Standard"/>
      <text:p text:style-name="Standard"><text:s text:c="4"/>saveNamesToFile("names.txt");</text:p>
      <text:p text:style-name="Standard"/>
      <text:p text:style-name="Standard"><text:s text:c="4"/>return 0;</text:p>
      <text:p text:style-name="Standard">}</text:p>
      <text:p text:style-name="P1">Berikut ini adalah contoh kode lengkap untuk aplikasi "Nama Acak" dengan fitur tambah nama melalui textbox:</text:p>
      <text:p text:style-name="Standard"/>
      <text:p text:style-name="Standard">```cpp</text:p>
      <text:p text:style-name="Standard">#include &lt;gtk/gtk.h&gt;</text:p>
      <text:p text:style-name="Standard">#include &lt;iostream&gt;</text:p>
      <text:p text:style-name="Standard">#include &lt;fstream&gt;</text:p>
      <text:p text:style-name="Standard">#include &lt;vector&gt;</text:p>
      <text:p text:style-name="Standard">#include &lt;random&gt;</text:p>
      <text:p text:style-name="Standard"/>
      <text:p text:style-name="Standard">std::vector&lt;std::string&gt; names;</text:p>
      <text:p text:style-name="Standard"/>
      <text:p text:style-name="Standard">void loadNamesFromFile(const std::string&amp; filename) {</text:p>
      <text:p text:style-name="Standard"><text:s text:c="4"/>std::ifstream file(filename);</text:p>
      <text:p text:style-name="Standard"><text:s text:c="4"/>std::string name;</text:p>
      <text:p text:style-name="Standard"><text:s text:c="4"/>while (std::getline(file, name)) {</text:p>
      <text:p text:style-name="Standard"><text:s text:c="8"/>if (!name.empty()) {</text:p>
      <text:p text:style-name="Standard"><text:s text:c="12"/>names.push_back(name);</text:p>
      <text:p text:style-name="Standard"><text:s text:c="8"/>}</text:p>
      <text:p text:style-name="Standard"><text:s text:c="4"/>}</text:p>
      <text:p text:style-name="Standard"><text:s text:c="4"/>file.close();</text:p>
      <text:p text:style-name="Standard">}</text:p>
      <text:p text:style-name="Standard"/>
      <text:p text:style-name="Standard">void saveNamesToFile(const std::string&amp; filename) {</text:p>
      <text:p text:style-name="Standard"><text:s text:c="4"/>std::ofstream file(filename);</text:p>
      <text:p text:style-name="Standard"><text:s text:c="4"/>for (const auto&amp; name : names) {</text:p>
      <text:p text:style-name="Standard"><text:s text:c="8"/>file &lt;&lt; name &lt;&lt; std::endl;</text:p>
      <text:p text:style-name="Standard"><text:s text:c="4"/>}</text:p>
      <text:p text:style-name="Standard"><text:s text:c="4"/>file.close();</text:p>
      <text:p text:style-name="Standard">}</text:p>
      <text:p text:style-name="Standard"/>
      <text:p text:style-name="Standard">void onAddNameClicked(GtkButton* button, gpointer data) {</text:p>
      <text:p text:style-name="Standard"><text:s text:c="4"/>GtkWidget* entry = GTK_WIDGET(data);</text:p>
      <text:p text:style-name="Standard"><text:s text:c="4"/>const gchar* name = gtk_entry_get_text(GTK_ENTRY(entry));</text:p>
      <text:p text:style-name="Standard"/>
      <text:p text:style-name="Standard"><text:s text:c="4"/>if (name != nullptr &amp;&amp; strlen(name) &gt; 0) {</text:p>
      <text:p text:style-name="Standard"><text:s text:c="8"/>names.push_back(name);</text:p>
      <text:p text:style-name="Standard"><text:s text:c="8"/>gtk_entry_set_text(GTK_ENTRY(entry), "");</text:p>
      <text:p text:style-name="Standard"><text:s text:c="4"/>}</text:p>
      <text:p text:style-name="Standard">}</text:p>
      <text:p text:style-name="Standard"/>
      <text:p text:style-name="Standard">void onGenerateClicked(GtkButton* button, gpointer data) {</text:p>
      <text:p text:style-name="Standard"><text:s text:c="4"/>if (names.empty()) {</text:p>
      <text:p text:style-name="Standard"><text:s text:c="8"/>gtk_label_set_text(GTK_LABEL(data), "Tidak ada nama.");</text:p>
      <text:p text:style-name="Standard"><text:s text:c="8"/>return;</text:p>
      <text:p text:style-name="Standard"><text:s text:c="4"/>}</text:p>
      <text:p text:style-name="Standard"/>
      <text:p text:style-name="Standard"><text:s text:c="4"/>std::random_device rd;</text:p>
      <text:p text:style-name="Standard"><text:s text:c="4"/>std::mt19937 rng(rd());</text:p>
      <text:p text:style-name="Standard"><text:soft-page-break/><text:s text:c="4"/>std::uniform_int_distribution&lt;int&gt; uni(0, names.size() - 1);</text:p>
      <text:p text:style-name="Standard"><text:s text:c="4"/>int randomIndex = uni(rng);</text:p>
      <text:p text:style-name="Standard"><text:s text:c="4"/>std::string randomName = names[randomIndex];</text:p>
      <text:p text:style-name="Standard"><text:s text:c="4"/>gtk_label_set_text(GTK_LABEL(data), randomName.c_str());</text:p>
      <text:p text:style-name="Standard">}</text:p>
      <text:p text:style-name="Standard"/>
      <text:p text:style-name="Standard">int main(int argc, char** argv) {</text:p>
      <text:p text:style-name="Standard"><text:s text:c="4"/>gtk_init(&amp;argc, &amp;argv);</text:p>
      <text:p text:style-name="Standard"/>
      <text:p text:style-name="Standard"><text:s text:c="4"/>GtkWidget* window = gtk_window_new(GTK_WINDOW_TOPLEVEL);</text:p>
      <text:p text:style-name="Standard"><text:s text:c="4"/>gtk_window_set_title(GTK_WINDOW(window), "Nama Acak");</text:p>
      <text:p text:style-name="Standard"><text:s text:c="4"/>gtk_window_set_default_size(GTK_WINDOW(window), 300, 200);</text:p>
      <text:p text:style-name="Standard"><text:s text:c="4"/>gtk_container_set_border_width(GTK_CONTAINER(window), 10);</text:p>
      <text:p text:style-name="Standard"><text:s text:c="4"/>gtk_window_set_position(GTK_WINDOW(window), GTK_WIN_POS_CENTER);</text:p>
      <text:p text:style-name="Standard"/>
      <text:p text:style-name="Standard"><text:s text:c="4"/>GtkWidget* vbox = gtk_box_new(GTK_ORIENTATION_VERTICAL, 5);</text:p>
      <text:p text:style-name="Standard"><text:s text:c="4"/>gtk_container_add(GTK_CONTAINER(window), vbox);</text:p>
      <text:p text:style-name="Standard"/>
      <text:p text:style-name="Standard"><text:s text:c="4"/>GtkWidget* label = gtk_label_new(NULL);</text:p>
      <text:p text:style-name="Standard"><text:s text:c="4"/>gtk_label_set_markup(GTK_LABEL(label), "&lt;big&gt;&lt;b&gt;Nama Acak&lt;/b&gt;&lt;/big&gt;");</text:p>
      <text:p text:style-name="Standard"><text:s text:c="4"/>gtk_label_set_xalign(GTK_LABEL(label), 0.5);</text:p>
      <text:p text:style-name="Standard"><text:s text:c="4"/>gtk_box_pack_start(GTK_BOX(vbox), label, FALSE, FALSE, 0);</text:p>
      <text:p text:style-name="Standard"/>
      <text:p text:style-name="Standard"><text:s text:c="4"/>GtkWidget* button = gtk_button_new_with_label("Generate");</text:p>
      <text:p text:style-name="Standard"><text:s text:c="4"/>g_signal_connect(button, "clicked", G_CALLBACK(onGenerateClicked), label);</text:p>
      <text:p text:style-name="Standard"><text:s text:c="4"/>gtk_box_pack_start(GTK_BOX(vbox), button, FALSE, FALSE, 0);</text:p>
      <text:p text:style-name="Standard"/>
      <text:p text:style-name="Standard"><text:s text:c="4"/>GtkWidget* hbox = gtk_box_new(GTK_ORIENTATION_HORIZONTAL, 5);</text:p>
      <text:p text:style-name="Standard"><text:s text:c="4"/>gtk_box_pack_start(GTK_BOX(vbox), hbox, FALSE, FALSE, 0);</text:p>
      <text:p text:style-name="Standard"/>
      <text:p text:style-name="Standard"><text:s text:c="4"/>GtkWidget* entry = gtk_entry_new();</text:p>
      <text:p text:style-name="Standard"><text:s text:c="4"/>gtk_box_pack_start(GTK_BOX(hbox), entry, TRUE, TRUE, 0);</text:p>
      <text:p text:style-name="Standard"/>
      <text:p text:style-name="Standard"><text:s text:c="4"/>GtkWidget* addButton = gtk_button_new_with_label("Tambah");</text:p>
      <text:p text:style-name="Standard"><text:s text:c="4"/>g_signal_connect(addButton, "clicked", G_CALLBACK(onAddNameClicked), entry);</text:p>
      <text:p text:style-name="Standard"><text:s text:c="4"/>gtk_box_pack_start(GTK_BOX(hbox), addButton, FALSE, FALSE, 0);</text:p>
      <text:p text:style-name="Standard"/>
      <text:p text:style-name="Standard"><text:s text:c="4"/>g_signal_connect(window, "destroy", G_CALLBACK(gtk_main_quit), NULL);</text:p>
      <text:p text:style-name="Standard"/>
      <text:p text:style-name="Standard"><text:s text:c="4"/>loadNamesFromFile("names.txt");</text:p>
      <text:p text:style-name="Standard"/>
      <text:p text:style-name="Standard"><text:s text:c="4"/>gtk_widget_show_all(window);</text:p>
      <text:p text:style-name="Standard"/>
      <text:p text:style-name="Standard"><text:s text:c="4"/>gtk_main();</text:p>
      <text:p text:style-name="Standard"/>
      <text:p text:style-name="Standard"><text:s text:c="4"/>saveNamesToFile("names.txt");</text:p>
      <text:p text:style-name="Standard"/>
      <text:p text:style-name="Standard"><text:s text:c="4"/>return 0;</text:p>
      <text:p text:style-name="Standard">}</text:p>
      <text:p text:style-name="Standard"><text:soft-page-break/>```</text:p>
      <text:p text:style-name="Standard"/>
      <text:p text:style-name="Standard">Pastikan Anda juga telah membuat file `names.txt` dengan da</text:p>
      <text:p text:style-name="Standard"/>
      <text:p text:style-name="Standard">ftar nama yang ingin digunakan.</text:p>
      <text:p text:style-name="P1">#include &lt;gtk/gtk.h&gt;</text:p>
      <text:p text:style-name="Standard">#include &lt;iostream&gt;</text:p>
      <text:p text:style-name="Standard">#include &lt;fstream&gt;</text:p>
      <text:p text:style-name="Standard">#include &lt;vector&gt;</text:p>
      <text:p text:style-name="Standard">#include &lt;random&gt;</text:p>
      <text:p text:style-name="Standard"/>
      <text:p text:style-name="Standard">std::vector&lt;std::string&gt; names;</text:p>
      <text:p text:style-name="Standard"/>
      <text:p text:style-name="Standard">void loadNamesFromFile(const std::string&amp; filename) {</text:p>
      <text:p text:style-name="Standard"><text:s text:c="4"/>std::ifstream file(filename);</text:p>
      <text:p text:style-name="Standard"><text:s text:c="4"/>std::string name;</text:p>
      <text:p text:style-name="Standard"><text:s text:c="4"/>while (std::getline(file, name)) {</text:p>
      <text:p text:style-name="Standard"><text:s text:c="8"/>if (!name.empty()) {</text:p>
      <text:p text:style-name="Standard"><text:s text:c="12"/>names.push_back(name);</text:p>
      <text:p text:style-name="Standard"><text:s text:c="8"/>}</text:p>
      <text:p text:style-name="Standard"><text:s text:c="4"/>}</text:p>
      <text:p text:style-name="Standard"><text:s text:c="4"/>file.close();</text:p>
      <text:p text:style-name="Standard">}</text:p>
      <text:p text:style-name="Standard"/>
      <text:p text:style-name="Standard">void saveNamesToFile(const std::string&amp; filename) {</text:p>
      <text:p text:style-name="Standard"><text:s text:c="4"/>std::ofstream file(filename);</text:p>
      <text:p text:style-name="Standard"><text:s text:c="4"/>for (const auto&amp; name : names) {</text:p>
      <text:p text:style-name="Standard"><text:s text:c="8"/>file &lt;&lt; name &lt;&lt; std::endl;</text:p>
      <text:p text:style-name="Standard"><text:s text:c="4"/>}</text:p>
      <text:p text:style-name="Standard"><text:s text:c="4"/>file.close();</text:p>
      <text:p text:style-name="Standard">}</text:p>
      <text:p text:style-name="Standard"/>
      <text:p text:style-name="Standard">void onAddNameClicked(GtkButton* button, gpointer data) {</text:p>
      <text:p text:style-name="Standard"><text:s text:c="4"/>GtkWidget* entry = GTK_WIDGET(data);</text:p>
      <text:p text:style-name="Standard"><text:s text:c="4"/>const gchar* name = gtk_entry_get_text(GTK_ENTRY(entry));</text:p>
      <text:p text:style-name="Standard"/>
      <text:p text:style-name="Standard"><text:s text:c="4"/>if (name != nullptr &amp;&amp; strlen(name) &gt; 0) {</text:p>
      <text:p text:style-name="Standard"><text:s text:c="8"/>names.push_back(name);</text:p>
      <text:p text:style-name="Standard"><text:s text:c="8"/>gtk_entry_set_text(GTK_ENTRY(entry), "");</text:p>
      <text:p text:style-name="Standard"><text:s text:c="4"/>}</text:p>
      <text:p text:style-name="Standard">}</text:p>
      <text:p text:style-name="Standard"/>
      <text:p text:style-name="Standard">void onDeleteNameClicked(GtkButton* button, gpointer data) {</text:p>
      <text:p text:style-name="Standard"><text:s text:c="4"/>GtkWidget* listbox = GTK_WIDGET(data);</text:p>
      <text:p text:style-name="Standard"><text:s text:c="4"/>GtkWidget* selectedRow = gtk_list_box_get_selected_row(GTK_LIST_BOX(listbox));</text:p>
      <text:p text:style-name="Standard"/>
      <text:p text:style-name="Standard"><text:s text:c="4"/>if (selectedRow != nullptr) {</text:p>
      <text:p text:style-name="Standard"><text:s text:c="8"/>GtkWidget* label = gtk_bin_get_child(GTK_BIN(selectedRow));</text:p>
      <text:p text:style-name="Standard"><text:s text:c="8"/>const gchar* name = gtk_label_get_text(GTK_LABEL(label));</text:p>
      <text:p text:style-name="Standard"><text:s text:c="8"/></text:p>
      <text:p text:style-name="Standard"><text:s text:c="8"/>if (name != nullptr) {</text:p>
      <text:p text:style-name="Standard"><text:s text:c="12"/>std::string nameStr(name);</text:p>
      <text:p text:style-name="Standard"><text:s text:c="12"/>auto it = std::find(names.begin(), names.end(), nameStr);</text:p>
      <text:p text:style-name="Standard"><text:s text:c="12"/></text:p>
      <text:p text:style-name="Standard"><text:soft-page-break/><text:s text:c="12"/>if (it != names.end()) {</text:p>
      <text:p text:style-name="Standard"><text:s text:c="16"/>names.erase(it);</text:p>
      <text:p text:style-name="Standard"><text:s text:c="16"/>gtk_widget_destroy(selectedRow);</text:p>
      <text:p text:style-name="Standard"><text:s text:c="12"/>}</text:p>
      <text:p text:style-name="Standard"><text:s text:c="8"/>}</text:p>
      <text:p text:style-name="Standard"><text:s text:c="4"/>}</text:p>
      <text:p text:style-name="Standard">}</text:p>
      <text:p text:style-name="Standard"/>
      <text:p text:style-name="Standard">void onGenerateClicked(GtkButton* button, gpointer data) {</text:p>
      <text:p text:style-name="Standard"><text:s text:c="4"/>if (names.empty()) {</text:p>
      <text:p text:style-name="Standard"><text:s text:c="8"/>gtk_label_set_text(GTK_LABEL(data), "Tidak ada nama.");</text:p>
      <text:p text:style-name="Standard"><text:s text:c="8"/>return;</text:p>
      <text:p text:style-name="Standard"><text:s text:c="4"/>}</text:p>
      <text:p text:style-name="Standard"/>
      <text:p text:style-name="Standard"><text:s text:c="4"/>std::random_device rd;</text:p>
      <text:p text:style-name="Standard"><text:s text:c="4"/>std::mt19937 rng(rd());</text:p>
      <text:p text:style-name="Standard"><text:s text:c="4"/>std::uniform_int_distribution&lt;int&gt; uni(0, names.size() - 1);</text:p>
      <text:p text:style-name="Standard"><text:s text:c="4"/>int randomIndex = uni(rng);</text:p>
      <text:p text:style-name="Standard"><text:s text:c="4"/>std::string randomName = names[randomIndex];</text:p>
      <text:p text:style-name="Standard"><text:s text:c="4"/>gtk_label_set_text(GTK_LABEL(data), randomName.c_str());</text:p>
      <text:p text:style-name="Standard">}</text:p>
      <text:p text:style-name="Standard"/>
      <text:p text:style-name="Standard">int main(int argc, char** argv) {</text:p>
      <text:p text:style-name="Standard"><text:s text:c="4"/>gtk_init(&amp;argc, &amp;argv);</text:p>
      <text:p text:style-name="Standard"/>
      <text:p text:style-name="Standard"><text:s text:c="4"/>GtkWidget* window = gtk_window_new(GTK_WINDOW_TOPLEVEL);</text:p>
      <text:p text:style-name="Standard"><text:s text:c="4"/>gtk_window_set_title(GTK_WINDOW(window), "Nama Acak");</text:p>
      <text:p text:style-name="Standard"><text:s text:c="4"/>gtk_window_set_default_size(GTK_WINDOW(window), 300, 200);</text:p>
      <text:p text:style-name="Standard"><text:s text:c="4"/>gtk_container_set_border_width(GTK_CONTAINER(window), 10);</text:p>
      <text:p text:style-name="Standard"><text:s text:c="4"/>gtk_window_set_position(GTK_WINDOW(window), GTK_WIN_POS_CENTER);</text:p>
      <text:p text:style-name="Standard"/>
      <text:p text:style-name="Standard"><text:s text:c="4"/>GtkWidget* vbox = gtk_box_new(GTK_ORIENTATION_VERTICAL, 5);</text:p>
      <text:p text:style-name="Standard"><text:s text:c="4"/>gtk_container_add(GTK_CONTAINER(window), vbox);</text:p>
      <text:p text:style-name="Standard"/>
      <text:p text:style-name="Standard"><text:s text:c="4"/>GtkWidget* label = gtk_label_new(NULL);</text:p>
      <text:p text:style-name="Standard"><text:s text:c="4"/>gtk_label_set_markup(GTK_LABEL(label), "&lt;big&gt;&lt;b&gt;Nama Acak&lt;/b&gt;&lt;/big&gt;");</text:p>
      <text:p text:style-name="Standard"><text:s text:c="4"/>gtk_label_set_xalign(GTK_LABEL(label), 0.5);</text:p>
      <text:p text:style-name="Standard"><text:s text:c="4"/>gtk_box_pack_start(GTK_BOX(vbox), label, FALSE, FALSE, 0);</text:p>
      <text:p text:style-name="Standard"/>
      <text:p text:style-name="Standard"><text:s text:c="4"/>GtkWidget* button = gtk_button_new_with_label("Generate");</text:p>
      <text:p text:style-name="Standard"><text:s text:c="4"/>g_signal_connect(button, "clicked", G_CALLBACK(onGenerateClicked), label);</text:p>
      <text:p text:style-name="Standard"><text:s text:c="4"/>gtk_box_pack_start(GTK_BOX(vbox), button, FALSE, FALSE, 0);</text:p>
      <text:p text:style-name="Standard"/>
      <text:p text:style-name="Standard"><text:s text:c="4"/>GtkWidget* hbox = gtk_box_new(GTK_ORIENTATION_HORIZONTAL, 5);</text:p>
      <text:p text:style-name="Standard"><text:s text:c="4"/>gtk_box_pack_start(GTK_BOX(vbox), hbox, FALSE, FALSE, 0);</text:p>
      <text:p text:style-name="Standard"/>
      <text:p text:style-name="Standard"><text:s text:c="4"/>GtkWidget* entry = gtk_entry_new();</text:p>
      <text:p text:style-name="Standard"><text:s text:c="4"/>gtk_box_pack_start(GTK_BOX(hbox), entry, TRUE, TRUE, 0);</text:p>
      <text:p text:style-name="Standard"/>
      <text:p text:style-name="Standard"><text:soft-page-break/><text:s text:c="4"/>GtkWidget* addNameButton = gtk_button_new_with_label("Tambah");</text:p>
      <text:p text:style-name="Standard"><text:s text:c="4"/>g_signal_connect(addNameButton, "clicked", G_CALLBACK(onAddNameClicked), entry);</text:p>
      <text:p text:style-name="Standard"><text:s text:c="4"/>gtk_box_pack_start(GTK_BOX(hbox), addNameButton, FALSE, FALSE, 0);</text:p>
      <text:p text:style-name="Standard"/>
      <text:p text:style-name="Standard"><text:s text:c="4"/>GtkWidget* listBox = gtk_list_box_new();</text:p>
      <text:p text:style-name="Standard"><text:s text:c="4"/>gtk_list_box_set_selection_mode(GTK_LIST_BOX(listBox), GTK_SELECTION_SINGLE);</text:p>
      <text:p text:style-name="Standard"><text:s text:c="4"/>gtk_box_pack_start(GTK_BOX(vbox), listBox, TRUE, TRUE, 0);</text:p>
      <text:p text:style-name="Standard"/>
      <text:p text:style-name="Standard"><text:s text:c="4"/>loadNamesFromFile("names.txt");</text:p>
      <text:p text:style-name="Standard"><text:s text:c="4"/>for (const auto&amp; name : names) {</text:p>
      <text:p text:style-name="Standard"><text:s text:c="8"/>GtkWidget* row = gtk_list_box_row_new();</text:p>
      <text:p text:style-name="Standard"><text:s text:c="8"/>GtkWidget* nameLabel = gtk_label_new(name.c_str());</text:p>
      <text:p text:style-name="Standard"><text:s text:c="8"/>gtk_container_add(GTK_CONTAINER(row), nameLabel);</text:p>
      <text:p text:style-name="Standard"><text:s text:c="8"/>gtk_list_box_prepend(GTK_LIST_BOX(listBox), row);</text:p>
      <text:p text:style-name="Standard"><text:s text:c="4"/>}</text:p>
      <text:p text:style-name="Standard"/>
      <text:p text:style-name="Standard"><text:s text:c="4"/>GtkWidget* deleteNameButton = gtk_button_new_with_label("Hapus");</text:p>
      <text:p text:style-name="Standard"><text:s text:c="4"/>g_signal_connect(deleteNameButton, "clicked", G_CALLBACK(onDeleteNameClicked), listBox);</text:p>
      <text:p text:style-name="Standard"><text:s text:c="4"/>gtk_box_pack_start(GTK_BOX(vbox), deleteNameButton, FALSE, FALSE, 0);</text:p>
      <text:p text:style-name="Standard"/>
      <text:p text:style-name="Standard"><text:s text:c="4"/>g_signal_connect(window, "destroy", G_CALLBACK(gtk_main_quit), NULL);</text:p>
      <text:p text:style-name="Standard"/>
      <text:p text:style-name="Standard"><text:s text:c="4"/>gtk_widget_show_all(window);</text:p>
      <text:p text:style-name="Standard"/>
      <text:p text:style-name="Standard"><text:s text:c="4"/>gtk_main();</text:p>
      <text:p text:style-name="Standard"/>
      <text:p text:style-name="Standard"><text:s text:c="4"/>saveNamesToFile("names.txt");</text:p>
      <text:p text:style-name="Standard"/>
      <text:p text:style-name="Standard"><text:s text:c="4"/>return 0;</text:p>
      <text:p text:style-name="Standard">}</text:p>
      <text:p text:style-name="P1">Berikut ini adalah contoh kode lengkap yang sudah diperbarui dengan penambahan fitur "Edit" untuk mengedit nama yang telah ditambahkan:</text:p>
      <text:p text:style-name="Standard"/>
      <text:p text:style-name="Standard">```cpp</text:p>
      <text:p text:style-name="Standard">#include &lt;gtk/gtk.h&gt;</text:p>
      <text:p text:style-name="Standard">#include &lt;iostream&gt;</text:p>
      <text:p text:style-name="Standard">#include &lt;fstream&gt;</text:p>
      <text:p text:style-name="Standard">#include &lt;vector&gt;</text:p>
      <text:p text:style-name="Standard">#include &lt;random&gt;</text:p>
      <text:p text:style-name="Standard"/>
      <text:p text:style-name="Standard">std::vector&lt;std::string&gt; names;</text:p>
      <text:p text:style-name="Standard"/>
      <text:p text:style-name="Standard">void loadNamesFromFile(const std::string&amp; filename) {</text:p>
      <text:p text:style-name="Standard"><text:s text:c="4"/>std::ifstream file(filename);</text:p>
      <text:p text:style-name="Standard"><text:s text:c="4"/>std::string name;</text:p>
      <text:p text:style-name="Standard"><text:s text:c="4"/>while (std::getline(file, name)) {</text:p>
      <text:p text:style-name="Standard"><text:s text:c="8"/>if (!name.empty()) {</text:p>
      <text:p text:style-name="Standard"><text:s text:c="12"/>names.push_back(name);</text:p>
      <text:p text:style-name="Standard"><text:s text:c="8"/>}</text:p>
      <text:p text:style-name="Standard"><text:s text:c="4"/>}</text:p>
      <text:p text:style-name="Standard"><text:s text:c="4"/>file.close();</text:p>
      <text:p text:style-name="Standard">}</text:p>
      <text:p text:style-name="Standard"/>
      <text:p text:style-name="Standard">void saveNamesToFile(const std::string&amp; filename) {</text:p>
      <text:p text:style-name="Standard"><text:s text:c="4"/>std::ofstream file(filename);</text:p>
      <text:p text:style-name="Standard"><text:s text:c="4"/>for (const auto&amp; name : names) {</text:p>
      <text:p text:style-name="Standard"><text:s text:c="8"/>file &lt;&lt; name &lt;&lt; std::endl;</text:p>
      <text:p text:style-name="Standard"><text:s text:c="4"/>}</text:p>
      <text:p text:style-name="Standard"><text:s text:c="4"/>file.close();</text:p>
      <text:p text:style-name="Standard">}</text:p>
      <text:p text:style-name="Standard"/>
      <text:p text:style-name="Standard">void onAddNameClicked(GtkButton* button, gpointer data) {</text:p>
      <text:p text:style-name="Standard"><text:s text:c="4"/>GtkWidget* entry = GTK_WIDGET(data);</text:p>
      <text:p text:style-name="Standard"><text:s text:c="4"/>const gchar* name = gtk_entry_get_text(GTK_ENTRY(entry));</text:p>
      <text:p text:style-name="Standard"/>
      <text:p text:style-name="Standard"><text:s text:c="4"/>if (name != nullptr &amp;&amp; strlen(name) &gt; 0) {</text:p>
      <text:p text:style-name="Standard"><text:s text:c="8"/>names.push_back(name);</text:p>
      <text:p text:style-name="Standard"><text:s text:c="8"/>gtk_entry_set_text(GTK_ENTRY(entry), "");</text:p>
      <text:p text:style-name="Standard"><text:s text:c="4"/>}</text:p>
      <text:p text:style-name="Standard">}</text:p>
      <text:p text:style-name="Standard"/>
      <text:p text:style-name="Standard">void onEditNameClicked(GtkButton* button, gpointer data) {</text:p>
      <text:p text:style-name="Standard"><text:s text:c="4"/>GtkWidget* entry = GTK_WIDGET(data);</text:p>
      <text:p text:style-name="Standard"><text:s text:c="4"/>const gchar* name = gtk_entry_get_text(GTK_ENTRY(entry));</text:p>
      <text:p text:style-name="Standard"/>
      <text:p text:style-name="Standard"><text:s text:c="4"/>if (name != nullptr &amp;&amp; strlen(name) &gt; 0) {</text:p>
      <text:p text:style-name="Standard"><text:s text:c="8"/>GtkTreeSelection* selection = gtk_tree_view_get_selection(GTK_TREE_VIEW(data));</text:p>
      <text:p text:style-name="Standard"><text:s text:c="8"/>GtkTreeModel* model;</text:p>
      <text:p text:style-name="Standard"><text:s text:c="8"/>GtkTreeIter iter;</text:p>
      <text:p text:style-name="Standard"><text:soft-page-break/></text:p>
      <text:p text:style-name="Standard"><text:s text:c="8"/>if (gtk_tree_selection_get_selected(selection, &amp;model, &amp;iter)) {</text:p>
      <text:p text:style-name="Standard"><text:s text:c="12"/>gtk_list_store_set(GTK_LIST_STORE(model), &amp;iter, 0, name, -1);</text:p>
      <text:p text:style-name="Standard"><text:s text:c="8"/>}</text:p>
      <text:p text:style-name="Standard"/>
      <text:p text:style-name="Standard"><text:s text:c="8"/>gtk_entry_set_text(GTK_ENTRY(entry), "");</text:p>
      <text:p text:style-name="Standard"><text:s text:c="4"/>}</text:p>
      <text:p text:style-name="Standard">}</text:p>
      <text:p text:style-name="Standard"/>
      <text:p text:style-name="Standard">void onDeleteNameClicked(GtkButton* button, gpointer data) {</text:p>
      <text:p text:style-name="Standard"><text:s text:c="4"/>GtkTreeSelection* selection = gtk_tree_view_get_selection(GTK_TREE_VIEW(data));</text:p>
      <text:p text:style-name="Standard"><text:s text:c="4"/>GtkTreeModel* model;</text:p>
      <text:p text:style-name="Standard"><text:s text:c="4"/>GtkTreeIter iter;</text:p>
      <text:p text:style-name="Standard"/>
      <text:p text:style-name="Standard"><text:s text:c="4"/>if (gtk_tree_selection_get_selected(selection, &amp;model, &amp;iter)) {</text:p>
      <text:p text:style-name="Standard"><text:s text:c="8"/>gchar* name;</text:p>
      <text:p text:style-name="Standard"><text:s text:c="8"/>gtk_tree_model_get(model, &amp;iter, 0, &amp;name, -1);</text:p>
      <text:p text:style-name="Standard"><text:s text:c="8"/>gtk_list_store_remove(GTK_LIST_STORE(model), &amp;iter);</text:p>
      <text:p text:style-name="Standard"><text:s text:c="8"/>g_free(name);</text:p>
      <text:p text:style-name="Standard"><text:s text:c="4"/>}</text:p>
      <text:p text:style-name="Standard">}</text:p>
      <text:p text:style-name="Standard"/>
      <text:p text:style-name="Standard">void onGenerateClicked(GtkButton* button, gpointer data) {</text:p>
      <text:p text:style-name="Standard"><text:s text:c="4"/>if (names.empty()) {</text:p>
      <text:p text:style-name="Standard"><text:s text:c="8"/>gtk_label_set_text(GTK_LABEL(data), "Tidak ada nama.");</text:p>
      <text:p text:style-name="Standard"><text:s text:c="8"/>return;</text:p>
      <text:p text:style-name="Standard"><text:s text:c="4"/>}</text:p>
      <text:p text:style-name="Standard"/>
      <text:p text:style-name="Standard"><text:s text:c="4"/>std::random_device rd;</text:p>
      <text:p text:style-name="Standard"><text:s text:c="4"/>std::mt19937 rng(rd());</text:p>
      <text:p text:style-name="Standard"><text:s text:c="4"/>std::uniform_int_distribution&lt;int&gt; uni(0, names.size() - 1);</text:p>
      <text:p text:style-name="Standard"><text:s text:c="4"/>int randomIndex = uni(rng);</text:p>
      <text:p text:style-name="Standard"><text:s text:c="4"/>std::string randomName = names[randomIndex];</text:p>
      <text:p text:style-name="Standard"><text:s text:c="4"/>gtk_label_set_text(GTK_LABEL(data), randomName.c_str());</text:p>
      <text:p text:style-name="Standard">}</text:p>
      <text:p text:style-name="Standard"/>
      <text:p text:style-name="Standard">int main(int argc, char** argv) {</text:p>
      <text:p text:style-name="Standard"><text:s text:c="4"/>gtk_init(&amp;argc, &amp;argv);</text:p>
      <text:p text:style-name="Standard"/>
      <text:p text:style-name="Standard"><text:s text:c="4"/>GtkWidget* window = gtk_window_new(GTK_WINDOW_TOPLEVEL);</text:p>
      <text:p text:style-name="Standard"><text:s text:c="4"/>gtk_window_set_title(GTK_WINDOW(window), "Nama Acak");</text:p>
      <text:p text:style-name="Standard"><text:s text:c="4"/>gtk_window_set_default_size(GTK_WINDOW(window), 400, 300);</text:p>
      <text:p text:style-name="Standard"><text:s text:c="4"/>gtk_container_set_border_width(GTK_CONTAINER(window), 10);</text:p>
      <text:p text:style-name="Standard"><text:s text:c="4"/>gtk_window_set_position(GTK_WINDOW(window), GTK_WIN_POS_CENTER);</text:p>
      <text:p text:style-name="Standard"/>
      <text:p text:style-name="Standard"><text:s text:c="4"/>GtkWidget* vbox = gtk_box_new(GTK_ORIENTATION_VERTICAL, 5);</text:p>
      <text:p text:style-name="Standard"><text:s text:c="4"/>gtk_container_add(GTK_CONTAINER(window), vbox);</text:p>
      <text:p text:style-name="Standard"/>
      <text:p text:style-name="Standard"><text:s text:c="4"/>GtkWidget* label = gtk_label_new(NULL);</text:p>
      <text:p text:style-name="Standard"><text:soft-page-break/><text:s text:c="4"/>gtk_label_set_markup(GTK_LABEL(label), "&lt;big&gt;&lt;b&gt;Nama Acak&lt;/b&gt;&lt;/big&gt;");</text:p>
      <text:p text:style-name="Standard"><text:s text:c="4"/>gtk_label_set_xalign(GTK_LABEL(label), 0.5);</text:p>
      <text:p text:style-name="Standard"><text:s text:c="4"/>gtk_box_pack_start(GTK_BOX(vbox), label, FALSE,</text:p>
      <text:p text:style-name="Standard"/>
      <text:p text:style-name="Standard"><text:s/>FALSE, 0);</text:p>
      <text:p text:style-name="Standard"/>
      <text:p text:style-name="Standard"><text:s text:c="4"/>GtkWidget* treeView = gtk_tree_view_new();</text:p>
      <text:p text:style-name="Standard"><text:s text:c="4"/>GtkListStore* store = gtk_list_store_new(1, G_TYPE_STRING);</text:p>
      <text:p text:style-name="Standard"><text:s text:c="4"/>gtk_tree_view_set_model(GTK_TREE_VIEW(treeView), GTK_TREE_MODEL(store));</text:p>
      <text:p text:style-name="Standard"><text:s text:c="4"/>g_object_unref(store);</text:p>
      <text:p text:style-name="Standard"/>
      <text:p text:style-name="Standard"><text:s text:c="4"/>GtkCellRenderer* cellRenderer = gtk_cell_renderer_text_new();</text:p>
      <text:p text:style-name="Standard"><text:s text:c="4"/>GtkTreeViewColumn* column = gtk_tree_view_column_new_with_attributes("Nama", cellRenderer, "text", 0, NULL);</text:p>
      <text:p text:style-name="Standard"><text:s text:c="4"/>gtk_tree_view_append_column(GTK_TREE_VIEW(treeView), column);</text:p>
      <text:p text:style-name="Standard"/>
      <text:p text:style-name="Standard"><text:s text:c="4"/>GtkTreeSelection* selection = gtk_tree_view_get_selection(GTK_TREE_VIEW(treeView));</text:p>
      <text:p text:style-name="Standard"><text:s text:c="4"/>gtk_tree_selection_set_mode(selection, GTK_SELECTION_SINGLE);</text:p>
      <text:p text:style-name="Standard"/>
      <text:p text:style-name="Standard"><text:s text:c="4"/>GtkWidget* scrollWindow = gtk_scrolled_window_new(NULL, NULL);</text:p>
      <text:p text:style-name="Standard"><text:s text:c="4"/>gtk_scrolled_window_set_policy(GTK_SCROLLED_WINDOW(scrollWindow), GTK_POLICY_AUTOMATIC, GTK_POLICY_AUTOMATIC);</text:p>
      <text:p text:style-name="Standard"><text:s text:c="4"/>gtk_container_add(GTK_CONTAINER(scrollWindow), treeView);</text:p>
      <text:p text:style-name="Standard"><text:s text:c="4"/>gtk_box_pack_start(GTK_BOX(vbox), scrollWindow, TRUE, TRUE, 0);</text:p>
      <text:p text:style-name="Standard"/>
      <text:p text:style-name="Standard"><text:s text:c="4"/>GtkWidget* hbox = gtk_box_new(GTK_ORIENTATION_HORIZONTAL, 5);</text:p>
      <text:p text:style-name="Standard"><text:s text:c="4"/>gtk_box_pack_start(GTK_BOX(vbox), hbox, FALSE, FALSE, 0);</text:p>
      <text:p text:style-name="Standard"/>
      <text:p text:style-name="Standard"><text:s text:c="4"/>GtkWidget* entry = gtk_entry_new();</text:p>
      <text:p text:style-name="Standard"><text:s text:c="4"/>gtk_entry_set_placeholder_text(GTK_ENTRY(entry), "Masukkan nama");</text:p>
      <text:p text:style-name="Standard"><text:s text:c="4"/>gtk_box_pack_start(GTK_BOX(hbox), entry, TRUE, TRUE, 0);</text:p>
      <text:p text:style-name="Standard"/>
      <text:p text:style-name="Standard"><text:s text:c="4"/>GtkWidget* addButton = gtk_button_new_with_label("Tambah");</text:p>
      <text:p text:style-name="Standard"><text:s text:c="4"/>g_signal_connect(addButton, "clicked", G_CALLBACK(onAddNameClicked), entry);</text:p>
      <text:p text:style-name="Standard"><text:s text:c="4"/>gtk_box_pack_start(GTK_BOX(hbox), addButton, FALSE, FALSE, 0);</text:p>
      <text:p text:style-name="Standard"/>
      <text:p text:style-name="Standard"><text:s text:c="4"/>GtkWidget* editButton = gtk_button_new_with_label("Edit");</text:p>
      <text:p text:style-name="Standard"><text:s text:c="4"/>g_signal_connect(editButton, "clicked", G_CALLBACK(onEditNameClicked), treeView);</text:p>
      <text:p text:style-name="Standard"><text:s text:c="4"/>gtk_box_pack_start(GTK_BOX(hbox), editButton, FALSE, FALSE, 0);</text:p>
      <text:p text:style-name="Standard"/>
      <text:p text:style-name="Standard"><text:s text:c="4"/>GtkWidget* deleteButton = gtk_button_new_with_label("Hapus");</text:p>
      <text:p text:style-name="Standard"><text:s text:c="4"/>g_signal_connect(deleteButton, "clicked", G_CALLBACK(onDeleteNameClicked), treeView);</text:p>
      <text:p text:style-name="Standard"><text:s text:c="4"/>gtk_box_pack_start(GTK_BOX(hbox), deleteButton, FALSE, FALSE, 0);</text:p>
      <text:p text:style-name="Standard"/>
      <text:p text:style-name="Standard"><text:s text:c="4"/>GtkWidget* generateButton = gtk_button_new_with_label("Generate");</text:p>
      <text:p text:style-name="Standard"><text:s text:c="4"/>gtk_widget_set_hexpand(generateButton, TRUE);</text:p>
      <text:p text:style-name="Standard"><text:s text:c="4"/>gtk_widget_set_vexpand(generateButton, TRUE);</text:p>
      <text:p text:style-name="Standard"><text:s text:c="4"/>gtk_widget_set_size_request(generateButton, -1, 80);</text:p>
      <text:p text:style-name="Standard"><text:s text:c="4"/>g_signal_connect(generateButton, "clicked", G_CALLBACK(onGenerateClicked), label);</text:p>
      <text:p text:style-name="Standard"><text:soft-page-break/><text:s text:c="4"/>gtk_box_pack_start(GTK_BOX(vbox), generateButton, FALSE, FALSE, 0);</text:p>
      <text:p text:style-name="Standard"/>
      <text:p text:style-name="Standard"><text:s text:c="4"/>loadNamesFromFile("names.txt");</text:p>
      <text:p text:style-name="Standard"/>
      <text:p text:style-name="Standard"><text:s text:c="4"/>g_signal_connect(window, "destroy", G_CALLBACK(gtk_main_quit), NULL);</text:p>
      <text:p text:style-name="Standard"/>
      <text:p text:style-name="Standard"><text:s text:c="4"/>gtk_widget_show_all(window);</text:p>
      <text:p text:style-name="Standard"/>
      <text:p text:style-name="Standard"><text:s text:c="4"/>gtk_main();</text:p>
      <text:p text:style-name="Standard"/>
      <text:p text:style-name="Standard"><text:s text:c="4"/>saveNamesToFile("names.txt");</text:p>
      <text:p text:style-name="Standard"/>
      <text:p text:style-name="Standard"><text:s text:c="4"/>return 0;</text:p>
      <text:p text:style-name="Standard">}</text:p>
      <text:p text:style-name="Standard">```</text:p>
      <text:p text:style-name="Standard"/>
      <text:p text:style-name="Standard">Pastikan Anda juga membuat file `names.txt` yang berisi daftar nama yang ingin digunakan.</text:p>
      <text:p text:style-name="P1">Berikut adalah contoh kode lengkap untuk aplikasi "Nama Acak" dengan form login dan menu utama menggunakan database plain text untuk data pengguna (username dan password). Dalam contoh ini, kita akan menggunakan file `users.txt` sebagai database yang berisi username dan password dalam format berikut: `username:password`. Pastikan Anda telah membuat file `users.txt` dan mengisi dengan data pengguna yang valid sebelum menjalankan aplikasi.</text:p>
      <text:p text:style-name="Standard"/>
      <text:p text:style-name="Standard">```cpp</text:p>
      <text:p text:style-name="Standard">#include &lt;iostream&gt;</text:p>
      <text:p text:style-name="Standard">#include &lt;fstream&gt;</text:p>
      <text:p text:style-name="Standard">#include &lt;vector&gt;</text:p>
      <text:p text:style-name="Standard">#include &lt;cstring&gt;</text:p>
      <text:p text:style-name="Standard">#include &lt;gtk/gtk.h&gt;</text:p>
      <text:p text:style-name="Standard"/>
      <text:p text:style-name="Standard">// Struct untuk menyimpan data pengguna</text:p>
      <text:p text:style-name="Standard">struct User {</text:p>
      <text:p text:style-name="Standard"><text:s text:c="4"/>std::string username;</text:p>
      <text:p text:style-name="Standard"><text:s text:c="4"/>std::string password;</text:p>
      <text:p text:style-name="Standard">};</text:p>
      <text:p text:style-name="Standard"/>
      <text:p text:style-name="Standard">std::vector&lt;User&gt; users;</text:p>
      <text:p text:style-name="Standard"/>
      <text:p text:style-name="Standard">// Fungsi untuk membaca data pengguna dari file</text:p>
      <text:p text:style-name="Standard">void readUsersFromFile(const std::string&amp; filename) {</text:p>
      <text:p text:style-name="Standard"><text:s text:c="4"/>std::ifstream file(filename);</text:p>
      <text:p text:style-name="Standard"><text:s text:c="4"/>if (!file) {</text:p>
      <text:p text:style-name="Standard"><text:s text:c="8"/>std::cerr &lt;&lt; "Gagal membuka file " &lt;&lt; filename &lt;&lt; std::endl;</text:p>
      <text:p text:style-name="Standard"><text:s text:c="8"/>return;</text:p>
      <text:p text:style-name="Standard"><text:s text:c="4"/>}</text:p>
      <text:p text:style-name="Standard"/>
      <text:p text:style-name="Standard"><text:s text:c="4"/>std::string line;</text:p>
      <text:p text:style-name="Standard"><text:s text:c="4"/>while (std::getline(file, line)) {</text:p>
      <text:p text:style-name="Standard"><text:s text:c="8"/>size_t separatorPos = line.find(':');</text:p>
      <text:p text:style-name="Standard"><text:s text:c="8"/>if (separatorPos != std::string::npos) {</text:p>
      <text:p text:style-name="Standard"><text:s text:c="12"/>std::string username = line.substr(0, separatorPos);</text:p>
      <text:p text:style-name="Standard"><text:s text:c="12"/>std::string password = line.substr(separatorPos + 1);</text:p>
      <text:p text:style-name="Standard"><text:s text:c="12"/>users.push_back({username, password});</text:p>
      <text:p text:style-name="Standard"><text:s text:c="8"/>}</text:p>
      <text:p text:style-name="Standard"><text:s text:c="4"/>}</text:p>
      <text:p text:style-name="Standard"/>
      <text:p text:style-name="Standard"><text:s text:c="4"/>file.close();</text:p>
      <text:p text:style-name="Standard">}</text:p>
      <text:p text:style-name="Standard"/>
      <text:p text:style-name="Standard">// Fungsi untuk menyimpan data pengguna ke file</text:p>
      <text:p text:style-name="Standard">void saveUsersToFile(const std::string&amp; filename) {</text:p>
      <text:p text:style-name="Standard"><text:s text:c="4"/>std::ofstream file(filename);</text:p>
      <text:p text:style-name="Standard"><text:s text:c="4"/>if (!file) {</text:p>
      <text:p text:style-name="Standard"><text:s text:c="8"/>std::cerr &lt;&lt; "Gagal membuka file " &lt;&lt; filename &lt;&lt; std::endl;</text:p>
      <text:p text:style-name="Standard"><text:s text:c="8"/>return;</text:p>
      <text:p text:style-name="Standard"><text:s text:c="4"/>}</text:p>
      <text:p text:style-name="Standard"><text:soft-page-break/></text:p>
      <text:p text:style-name="Standard"><text:s text:c="4"/>for (const auto&amp; user : users) {</text:p>
      <text:p text:style-name="Standard"><text:s text:c="8"/>file &lt;&lt; user.username &lt;&lt; ":" &lt;&lt; user.password &lt;&lt; std::endl;</text:p>
      <text:p text:style-name="Standard"><text:s text:c="4"/>}</text:p>
      <text:p text:style-name="Standard"/>
      <text:p text:style-name="Standard"><text:s text:c="4"/>file.close();</text:p>
      <text:p text:style-name="Standard">}</text:p>
      <text:p text:style-name="Standard"/>
      <text:p text:style-name="Standard">// Fungsi untuk mengecek keberadaan pengguna berdasarkan username</text:p>
      <text:p text:style-name="Standard">bool userExists(const std::string&amp; username) {</text:p>
      <text:p text:style-name="Standard"><text:s text:c="4"/>for (const auto&amp; user : users) {</text:p>
      <text:p text:style-name="Standard"><text:s text:c="8"/>if (user.username == username) {</text:p>
      <text:p text:style-name="Standard"><text:s text:c="12"/>return true;</text:p>
      <text:p text:style-name="Standard"><text:s text:c="8"/>}</text:p>
      <text:p text:style-name="Standard"><text:s text:c="4"/>}</text:p>
      <text:p text:style-name="Standard"><text:s text:c="4"/>return false;</text:p>
      <text:p text:style-name="Standard">}</text:p>
      <text:p text:style-name="Standard"/>
      <text:p text:style-name="Standard">// Fungsi untuk mengecek kevalidan login berdasarkan username dan password</text:p>
      <text:p text:style-name="Standard">bool isValidLogin(const std::string&amp; username, const std::string&amp; password) {</text:p>
      <text:p text:style-name="Standard"><text:s text:c="4"/>for (const auto&amp; user : users) {</text:p>
      <text:p text:style-name="Standard"><text:s text:c="8"/>if (user.username == username &amp;&amp; user.password == password) {</text:p>
      <text:p text:style-name="Standard"><text:s text:c="12"/>return true;</text:p>
      <text:p text:style-name="Standard"><text:s text:c="8"/>}</text:p>
      <text:p text:style-name="Standard"><text:s text:c="4"/>}</text:p>
      <text:p text:style-name="Standard"><text:s text:c="4"/>return false;</text:p>
      <text:p text:style-name="Standard">}</text:p>
      <text:p text:style-name="Standard"/>
      <text:p text:style-name="Standard">// Fungsi untuk menampilkan pesan dialog</text:p>
      <text:p text:style-name="Standard">void showDialog(const std::string&amp; message) {</text:p>
      <text:p text:style-name="Standard"><text:s text:c="4"/>GtkWidget* dialog = gtk_message_dialog_new(NULL, GTK_DIALOG_MODAL, GTK_MESSAGE_INFO, GTK_BUTTONS_OK, "%s", message.c_str());</text:p>
      <text:p text:style-name="Standard"><text:s text:c="4"/>gtk_dialog_run(GTK_DIALOG(dialog));</text:p>
      <text:p text:style-name="Standard"><text:s text:c="4"/>gtk_widget_destroy(dialog);</text:p>
      <text:p text:style-name="Standard">}</text:p>
      <text:p text:style-name="Standard"/>
      <text:p text:style-name="Standard">// Fungsi callback saat tombol Login diklik</text:p>
      <text:p text:style-name="Standard">void onLoginButtonClicked(GtkButton* button, gpointer data) {</text:p>
      <text:p text:style-name="Standard"><text:s text:c="4"/>GtkWidget* usernameEntry = GTK_WIDGET(data);</text:p>
      <text:p text:style-name="Standard"><text:s text:c="4"/>GtkWidget* passwordEntry = GTK_WIDGET(g_object_get_data(G_OBJECT(button), "passwordEntry"));</text:p>
      <text:p text:style-name="Standard"/>
      <text:p text:style-name="Standard"><text:s text:c="4"/>const gchar* username = gtk_entry_get_text(GTK_ENTRY(usernameEntry));</text:p>
      <text:p text:style-name="Standard"><text:s text:c="4"/>const gchar* password = gtk_entry_get_text(GTK_ENTRY(passwordEntry));</text:p>
      <text:p text:style-name="Standard"/>
      <text:p text:style-name="Standard"><text:s text:c="4"/>if (username != nullptr &amp;&amp; password != nullptr) {</text:p>
      <text:p text:style-name="Standard"><text:s text:c="8"/>if (isValidLogin(username, password)) {</text:p>
      <text:p text:style-name="Standard"><text:s text:c="12"/>showDialog("Login berhasil!");</text:p>
      <text:p text:style-name="Standard"><text:s text:c="12"/>gtk_main_quit();</text:p>
      <text:p text:style-name="Standard"><text:soft-page-break/><text:s text:c="8"/>} else {</text:p>
      <text:p text:style-name="Standard"><text:s text:c="12"/>showDialog("Username atau password salah!");</text:p>
      <text:p text:style-name="Standard"><text:s text:c="8"/>}</text:p>
      <text:p text:style-name="Standard"><text:s text:c="4"/>}</text:p>
      <text:p text:style-name="Standard">}</text:p>
      <text:p text:style-name="Standard"/>
      <text:p text:style-name="Standard">// Fungsi callback saat tombol Register diklik</text:p>
      <text:p text:style-name="Standard">void onRegisterButtonClicked(GtkButton* button, gpointer data) {</text:p>
      <text:p text:style-name="Standard"><text:s text:c="4"/>GtkWidget* username</text:p>
      <text:p text:style-name="Standard"/>
      <text:p text:style-name="Standard">Entry = GTK_WIDGET(data);</text:p>
      <text:p text:style-name="Standard"><text:s text:c="4"/>GtkWidget* passwordEntry = GTK_WIDGET(g_object_get_data(G_OBJECT(button), "passwordEntry"));</text:p>
      <text:p text:style-name="Standard"/>
      <text:p text:style-name="Standard"><text:s text:c="4"/>const gchar* username = gtk_entry_get_text(GTK_ENTRY(usernameEntry));</text:p>
      <text:p text:style-name="Standard"><text:s text:c="4"/>const gchar* password = gtk_entry_get_text(GTK_ENTRY(passwordEntry));</text:p>
      <text:p text:style-name="Standard"/>
      <text:p text:style-name="Standard"><text:s text:c="4"/>if (username != nullptr &amp;&amp; password != nullptr) {</text:p>
      <text:p text:style-name="Standard"><text:s text:c="8"/>if (userExists(username)) {</text:p>
      <text:p text:style-name="Standard"><text:s text:c="12"/>showDialog("Username sudah digunakan!");</text:p>
      <text:p text:style-name="Standard"><text:s text:c="8"/>} else {</text:p>
      <text:p text:style-name="Standard"><text:s text:c="12"/>users.push_back({username, password});</text:p>
      <text:p text:style-name="Standard"><text:s text:c="12"/>saveUsersToFile("users.txt");</text:p>
      <text:p text:style-name="Standard"><text:s text:c="12"/>showDialog("Registrasi berhasil!");</text:p>
      <text:p text:style-name="Standard"><text:s text:c="8"/>}</text:p>
      <text:p text:style-name="Standard"><text:s text:c="4"/>}</text:p>
      <text:p text:style-name="Standard">}</text:p>
      <text:p text:style-name="Standard"/>
      <text:p text:style-name="Standard">// Fungsi callback saat jendela utama ditutup</text:p>
      <text:p text:style-name="Standard">void onMainWindowClosed(GtkWidget* widget, gpointer data) {</text:p>
      <text:p text:style-name="Standard"><text:s text:c="4"/>gtk_main_quit();</text:p>
      <text:p text:style-name="Standard">}</text:p>
      <text:p text:style-name="Standard"/>
      <text:p text:style-name="Standard">int main(int argc, char* argv[]) {</text:p>
      <text:p text:style-name="Standard"><text:s text:c="4"/>// Inisialisasi GTK</text:p>
      <text:p text:style-name="Standard"><text:s text:c="4"/>gtk_init(&amp;argc, &amp;argv);</text:p>
      <text:p text:style-name="Standard"/>
      <text:p text:style-name="Standard"><text:s text:c="4"/>// Baca data pengguna dari file</text:p>
      <text:p text:style-name="Standard"><text:s text:c="4"/>readUsersFromFile("users.txt");</text:p>
      <text:p text:style-name="Standard"/>
      <text:p text:style-name="Standard"><text:s text:c="4"/>// Membuat jendela login</text:p>
      <text:p text:style-name="Standard"><text:s text:c="4"/>GtkWidget* loginWindow = gtk_window_new(GTK_WINDOW_TOPLEVEL);</text:p>
      <text:p text:style-name="Standard"><text:s text:c="4"/>gtk_window_set_title(GTK_WINDOW(loginWindow), "Form Login");</text:p>
      <text:p text:style-name="Standard"><text:s text:c="4"/>gtk_window_set_default_size(GTK_WINDOW(loginWindow), 300, 150);</text:p>
      <text:p text:style-name="Standard"><text:s text:c="4"/>g_signal_connect(G_OBJECT(loginWindow), "destroy", G_CALLBACK(onMainWindowClosed), NULL);</text:p>
      <text:p text:style-name="Standard"/>
      <text:p text:style-name="Standard"><text:s text:c="4"/>GtkWidget* mainBox = gtk_box_new(GTK_ORIENTATION_VERTICAL, 10);</text:p>
      <text:p text:style-name="Standard"><text:s text:c="4"/>gtk_container_add(GTK_CONTAINER(loginWindow), mainBox);</text:p>
      <text:p text:style-name="Standard"><text:soft-page-break/></text:p>
      <text:p text:style-name="Standard"><text:s text:c="4"/>GtkWidget* usernameLabel = gtk_label_new("Username:");</text:p>
      <text:p text:style-name="Standard"><text:s text:c="4"/>gtk_box_pack_start(GTK_BOX(mainBox), usernameLabel, FALSE, FALSE, 0);</text:p>
      <text:p text:style-name="Standard"/>
      <text:p text:style-name="Standard"><text:s text:c="4"/>GtkWidget* usernameEntry = gtk_entry_new();</text:p>
      <text:p text:style-name="Standard"><text:s text:c="4"/>gtk_box_pack_start(GTK_BOX(mainBox), usernameEntry, FALSE, FALSE, 0);</text:p>
      <text:p text:style-name="Standard"/>
      <text:p text:style-name="Standard"><text:s text:c="4"/>GtkWidget* passwordLabel = gtk_label_new("Password:");</text:p>
      <text:p text:style-name="Standard"><text:s text:c="4"/>gtk_box_pack_start(GTK_BOX(mainBox), passwordLabel, FALSE, FALSE, 0);</text:p>
      <text:p text:style-name="Standard"/>
      <text:p text:style-name="Standard"><text:s text:c="4"/>GtkWidget* passwordEntry = gtk_entry_new();</text:p>
      <text:p text:style-name="Standard"><text:s text:c="4"/>gtk_entry_set_visibility(GTK_ENTRY(passwordEntry), FALSE);</text:p>
      <text:p text:style-name="Standard"><text:s text:c="4"/>gtk_box_pack_start(GTK_BOX(mainBox), passwordEntry, FALSE, FALSE, 0);</text:p>
      <text:p text:style-name="Standard"/>
      <text:p text:style-name="Standard"><text:s text:c="4"/>GtkWidget* buttonBox = gtk_button_box_new(GTK_ORIENTATION_HORIZONTAL);</text:p>
      <text:p text:style-name="Standard"><text:s text:c="4"/>gtk_box_pack_start(GTK_BOX(mainBox), buttonBox, FALSE, FALSE, 0);</text:p>
      <text:p text:style-name="Standard"/>
      <text:p text:style-name="Standard"><text:s text:c="4"/>GtkWidget* loginButton = gtk_button_new_with_label("Login");</text:p>
      <text:p text:style-name="Standard"><text:s text:c="4"/>g_object_set_data(G_OBJECT(loginButton), "passwordEntry", passwordEntry);</text:p>
      <text:p text:style-name="Standard"><text:s text:c="4"/>g_signal_connect(G_OBJECT(loginButton), "clicked", G_CALLBACK(onLoginButtonClicked), usernameEntry);</text:p>
      <text:p text:style-name="Standard"><text:s text:c="4"/>gtk_container_add(GTK_CONTAINER(buttonBox), loginButton);</text:p>
      <text:p text:style-name="Standard"/>
      <text:p text:style-name="Standard"><text:s text:c="4"/>GtkWidget* registerButton = gtk_button_new_with_label("Register");</text:p>
      <text:p text:style-name="Standard"><text:s text:c="4"/>g_object_set_data(G_OBJECT(registerButton), "passwordEntry", passwordEntry);</text:p>
      <text:p text:style-name="Standard"><text:s text:c="4"/>g_signal_connect(G_OBJECT(registerButton), "clicked", G_CALLBACK(onRegisterButtonClicked), usernameEntry);</text:p>
      <text:p text:style-name="Standard"><text:s text:c="4"/>gtk_container_add(GTK_CONTAINER(buttonBox), registerButton);</text:p>
      <text:p text:style-name="Standard"/>
      <text:p text:style-name="Standard"><text:s text:c="4"/>gtk_widget_show_all(loginWindow);</text:p>
      <text:p text:style-name="Standard"/>
      <text:p text:style-name="Standard"><text:s text:c="4"/>// Menjalankan siklus utama GTK</text:p>
      <text:p text:style-name="Standard"><text:s text:c="4"/>gtk_main();</text:p>
      <text:p text:style-name="Standard"/>
      <text:p text:style-name="Standard"><text:s text:c="4"/>return 0;</text:p>
      <text:p text:style-name="Standard">}</text:p>
      <text:p text:style-name="Standard">```</text:p>
      <text:p text:style-name="Standard"/>
      <text:p text:style-name="Standard">Pastikan Anda telah membuat file `users.txt` dan mengisi dengan data pengguna dalam format `username:password`. Kemudian, kompilasi dan jalankan program menggunakan perintah berikut:</text:p>
      <text:p text:style-name="Standard"/>
      <text:p text:style-name="Standard">```bash</text:p>
      <text:p text:style-name="Standard">g++ -o nama_acak nama_acak.cpp `pkg-config --cflags --libs gtk+-3.0`</text:p>
      <text:p text:style-name="Standard">./nama_acak</text:p>
      <text:p text:style-name="Standard">```</text:p>
      <text:p text:style-name="Standard"/>
      <text:p text:style-name="Standard">Selamat mencoba!</text:p>
      <text:p text:style-name="P1">Maaf atas kesalahan tersebut. Itu terjadi karena variabel `mainWindow` belum dideklarasikan dalam cakupan yang tepat. Berikut adalah kode lengkap dengan perbaikan:</text:p>
      <text:p text:style-name="Standard"/>
      <text:p text:style-name="Standard">```cpp</text:p>
      <text:p text:style-name="Standard">#include &lt;iostream&gt;</text:p>
      <text:p text:style-name="Standard">#include &lt;vector&gt;</text:p>
      <text:p text:style-name="Standard">#include &lt;string&gt;</text:p>
      <text:p text:style-name="Standard">#include &lt;fstream&gt;</text:p>
      <text:p text:style-name="Standard">#include &lt;gtk/gtk.h&gt;</text:p>
      <text:p text:style-name="Standard"/>
      <text:p text:style-name="Standard">// Struktur untuk data pengguna</text:p>
      <text:p text:style-name="Standard">struct User {</text:p>
      <text:p text:style-name="Standard"><text:s text:c="4"/>std::string username;</text:p>
      <text:p text:style-name="Standard"><text:s text:c="4"/>std::string password;</text:p>
      <text:p text:style-name="Standard">};</text:p>
      <text:p text:style-name="Standard"/>
      <text:p text:style-name="Standard">// Variabel global untuk menyimpan data pengguna</text:p>
      <text:p text:style-name="Standard">std::vector&lt;User&gt; users;</text:p>
      <text:p text:style-name="Standard"/>
      <text:p text:style-name="Standard">// Fungsi untuk membaca data pengguna dari file</text:p>
      <text:p text:style-name="Standard">void readUsersFromFile(const std::string&amp; filename) {</text:p>
      <text:p text:style-name="Standard"><text:s text:c="4"/>std::ifstream file(filename);</text:p>
      <text:p text:style-name="Standard"><text:s text:c="4"/>if (file) {</text:p>
      <text:p text:style-name="Standard"><text:s text:c="8"/>users.clear();</text:p>
      <text:p text:style-name="Standard"><text:s text:c="8"/>std::string line;</text:p>
      <text:p text:style-name="Standard"><text:s text:c="8"/>while (std::getline(file, line)) {</text:p>
      <text:p text:style-name="Standard"><text:s text:c="12"/>size_t separatorPos = line.find(':');</text:p>
      <text:p text:style-name="Standard"><text:s text:c="12"/>if (separatorPos != std::string::npos) {</text:p>
      <text:p text:style-name="Standard"><text:s text:c="16"/>std::string username = line.substr(0, separatorPos);</text:p>
      <text:p text:style-name="Standard"><text:s text:c="16"/>std::string password = line.substr(separatorPos + 1);</text:p>
      <text:p text:style-name="Standard"><text:s text:c="16"/>users.push_back({username, password});</text:p>
      <text:p text:style-name="Standard"><text:s text:c="12"/>}</text:p>
      <text:p text:style-name="Standard"><text:s text:c="8"/>}</text:p>
      <text:p text:style-name="Standard"><text:s text:c="8"/>file.close();</text:p>
      <text:p text:style-name="Standard"><text:s text:c="4"/>}</text:p>
      <text:p text:style-name="Standard">}</text:p>
      <text:p text:style-name="Standard"/>
      <text:p text:style-name="Standard">// Fungsi untuk menulis data pengguna ke file</text:p>
      <text:p text:style-name="Standard">void writeUsersToFile(const std::string&amp; filename) {</text:p>
      <text:p text:style-name="Standard"><text:s text:c="4"/>std::ofstream file(filename);</text:p>
      <text:p text:style-name="Standard"><text:s text:c="4"/>if (file) {</text:p>
      <text:p text:style-name="Standard"><text:s text:c="8"/>for (const User&amp; user : users) {</text:p>
      <text:p text:style-name="Standard"><text:s text:c="12"/>file &lt;&lt; user.username &lt;&lt; ':' &lt;&lt; user.password &lt;&lt; '\n';</text:p>
      <text:p text:style-name="Standard"><text:s text:c="8"/>}</text:p>
      <text:p text:style-name="Standard"><text:s text:c="8"/>file.close();</text:p>
      <text:p text:style-name="Standard"><text:s text:c="4"/>}</text:p>
      <text:p text:style-name="Standard">}</text:p>
      <text:p text:style-name="Standard"/>
      <text:p text:style-name="Standard">// Fungsi untuk mengecek keberadaan pengguna berdasarkan username</text:p>
      <text:p text:style-name="Standard"><text:soft-page-break/>bool isUserExists(const std::string&amp; username) {</text:p>
      <text:p text:style-name="Standard"><text:s text:c="4"/>for (const User&amp; user : users) {</text:p>
      <text:p text:style-name="Standard"><text:s text:c="8"/>if (user.username == username) {</text:p>
      <text:p text:style-name="Standard"><text:s text:c="12"/>return true;</text:p>
      <text:p text:style-name="Standard"><text:s text:c="8"/>}</text:p>
      <text:p text:style-name="Standard"><text:s text:c="4"/>}</text:p>
      <text:p text:style-name="Standard"><text:s text:c="4"/>return false;</text:p>
      <text:p text:style-name="Standard">}</text:p>
      <text:p text:style-name="Standard"/>
      <text:p text:style-name="Standard">// Fungsi callback saat tombol Login diklik</text:p>
      <text:p text:style-name="Standard">void onLoginButtonClicked(GtkButton* button, gpointer data) {</text:p>
      <text:p text:style-name="Standard"><text:s text:c="4"/>// Dapatkan username dan password dari entry</text:p>
      <text:p text:style-name="Standard"><text:s text:c="4"/>GtkEntry* usernameEntry = GTK_ENTRY(data);</text:p>
      <text:p text:style-name="Standard"><text:s text:c="4"/>GtkEntry* passwordEntry = GTK_ENTRY(gtk_bin_get_child(GTK_BIN(data)));</text:p>
      <text:p text:style-name="Standard"/>
      <text:p text:style-name="Standard"><text:s text:c="4"/>const gchar* username = gtk_entry_get_text(usernameEntry);</text:p>
      <text:p text:style-name="Standard"><text:s text:c="4"/>const gchar* password = gtk_entry_get_text(passwordEntry);</text:p>
      <text:p text:style-name="Standard"/>
      <text:p text:style-name="Standard"><text:s text:c="4"/>// Cek keberadaan pengguna</text:p>
      <text:p text:style-name="Standard"><text:s text:c="4"/>if (isUserExists(username)) {</text:p>
      <text:p text:style-name="Standard"><text:s text:c="8"/>// Cek kecocokan password</text:p>
      <text:p text:style-name="Standard"><text:s text:c="8"/>for (const User&amp; user : users) {</text:p>
      <text:p text:style-name="Standard"><text:s text:c="12"/>if (user.username == username &amp;&amp; user.password == password) {</text:p>
      <text:p text:style-name="Standard"><text:s text:c="16"/>// Login berhasil, tampilkan jendela utama dan sembunyikan jendela login</text:p>
      <text:p text:style-name="Standard"><text:s text:c="16"/>GtkWidget* mainWindow = static_cast&lt;GtkWidget*&gt;(g_object_get_data(G_OBJECT(button), "mainWindow"));</text:p>
      <text:p text:style-name="Standard"><text:s text:c="16"/>gtk_widget_hide(GTK_WIDGET(gtk_widget_get_parent(GTK_WIDGET(button))));</text:p>
      <text:p text:style-name="Standard"><text:s text:c="16"/>gtk_widget_show_all(mainWindow);</text:p>
      <text:p text:style-name="Standard"><text:s text:c="16"/>return;</text:p>
      <text:p text:style-name="Standard"><text:s text:c="12"/>}</text:p>
      <text:p text:style-name="Standard"><text:s text:c="8"/>}</text:p>
      <text:p text:style-name="Standard"><text:s text:c="4"/>}</text:p>
      <text:p text:style-name="Standard"/>
      <text:p text:style-name="Standard"><text:s text:c="4"/>// Jika login gagal, tampilkan pesan kesalahan</text:p>
      <text:p text:style-name="Standard"><text:s text:c="4"/>GtkWidget* dialog = gtk_message_dialog_new(NULL, GTK_DIALOG_MODAL, GTK_MESSAGE_ERROR, GTK_BUTTONS_OK,</text:p>
      <text:p text:style-name="Standard"><text:s text:c="47"/>"Login failed. Invalid username or password.");</text:p>
      <text:p text:style-name="Standard"><text:s text:c="4"/>gtk_dialog_run(GTK_DIALOG(dialog));</text:p>
      <text:p text:style-name="Standard"><text:s text:c="4"/>gtk_widget_destroy(dialog);</text:p>
      <text:p text:style-name="Standard">}</text:p>
      <text:p text:style-name="Standard"/>
      <text:p text:style-name="Standard">// Fungsi callback saat tombol Logout diklik</text:p>
      <text:p text:style-name="Standard">void onLogoutButtonClicked(GtkButton* button, gpointer data) {</text:p>
      <text:p text:style-name="Standard"><text:s text:c="4"/>// Tampilkan jendela login dan sembunyikan jendela utama</text:p>
      <text:p text:style-name="Standard"><text:s text:c="4"/>GtkWidget* loginWindow = static_cast&lt;GtkWidget*&gt;(g_object_get_data(G_OBJECT(button), "loginWindow"));</text:p>
      <text:p text:style-name="Standard"><text:s text:c="4"/>GtkWidget* mainWindow = static_cast&lt;GtkWidget*&gt;(g_object_get_data(G_OBJECT(button), "mainWindow"));</text:p>
      <text:p text:style-name="Standard"><text:s text:c="4"/>gtk_widget_hide(mainWindow);</text:p>
      <text:p text:style-name="Standard"><text:soft-page-break/><text:s text:c="4"/>gtk</text:p>
      <text:p text:style-name="Standard"/>
      <text:p text:style-name="Standard">_widget_show_all(loginWindow);</text:p>
      <text:p text:style-name="Standard">}</text:p>
      <text:p text:style-name="Standard"/>
      <text:p text:style-name="Standard">int main(int argc, char* argv[]) {</text:p>
      <text:p text:style-name="Standard"><text:s text:c="4"/>// Inisialisasi GTK</text:p>
      <text:p text:style-name="Standard"><text:s text:c="4"/>gtk_init(&amp;argc, &amp;argv);</text:p>
      <text:p text:style-name="Standard"/>
      <text:p text:style-name="Standard"><text:s text:c="4"/>// Baca data pengguna dari file</text:p>
      <text:p text:style-name="Standard"><text:s text:c="4"/>readUsersFromFile("users.txt");</text:p>
      <text:p text:style-name="Standard"/>
      <text:p text:style-name="Standard"><text:s text:c="4"/>// Buat jendela login</text:p>
      <text:p text:style-name="Standard"><text:s text:c="4"/>GtkWidget* loginWindow = gtk_window_new(GTK_WINDOW_TOPLEVEL);</text:p>
      <text:p text:style-name="Standard"><text:s text:c="4"/>gtk_window_set_title(GTK_WINDOW(loginWindow), "Login");</text:p>
      <text:p text:style-name="Standard"><text:s text:c="4"/>gtk_container_set_border_width(GTK_CONTAINER(loginWindow), 10);</text:p>
      <text:p text:style-name="Standard"/>
      <text:p text:style-name="Standard"><text:s text:c="4"/>GtkWidget* loginBox = gtk_box_new(GTK_ORIENTATION_VERTICAL, 5);</text:p>
      <text:p text:style-name="Standard"><text:s text:c="4"/>gtk_container_add(GTK_CONTAINER(loginWindow), loginBox);</text:p>
      <text:p text:style-name="Standard"/>
      <text:p text:style-name="Standard"><text:s text:c="4"/>GtkWidget* usernameEntry = gtk_entry_new();</text:p>
      <text:p text:style-name="Standard"><text:s text:c="4"/>gtk_entry_set_placeholder_text(GTK_ENTRY(usernameEntry), "Username");</text:p>
      <text:p text:style-name="Standard"><text:s text:c="4"/>gtk_box_pack_start(GTK_BOX(loginBox), usernameEntry, FALSE, FALSE, 0);</text:p>
      <text:p text:style-name="Standard"/>
      <text:p text:style-name="Standard"><text:s text:c="4"/>GtkWidget* passwordEntry = gtk_entry_new();</text:p>
      <text:p text:style-name="Standard"><text:s text:c="4"/>gtk_entry_set_placeholder_text(GTK_ENTRY(passwordEntry), "Password");</text:p>
      <text:p text:style-name="Standard"><text:s text:c="4"/>gtk_entry_set_visibility(GTK_ENTRY(passwordEntry), FALSE);</text:p>
      <text:p text:style-name="Standard"><text:s text:c="4"/>gtk_box_pack_start(GTK_BOX(loginBox), passwordEntry, FALSE, FALSE, 0);</text:p>
      <text:p text:style-name="Standard"/>
      <text:p text:style-name="Standard"><text:s text:c="4"/>GtkWidget* loginButton = gtk_button_new_with_label("Login");</text:p>
      <text:p text:style-name="Standard"><text:s text:c="4"/>gtk_box_pack_start(GTK_BOX(loginBox), loginButton, FALSE, FALSE, 0);</text:p>
      <text:p text:style-name="Standard"/>
      <text:p text:style-name="Standard"><text:s text:c="4"/>g_signal_connect(loginButton, "clicked", G_CALLBACK(onLoginButtonClicked), passwordEntry);</text:p>
      <text:p text:style-name="Standard"/>
      <text:p text:style-name="Standard"><text:s text:c="4"/>gtk_widget_show_all(loginWindow);</text:p>
      <text:p text:style-name="Standard"/>
      <text:p text:style-name="Standard"><text:s text:c="4"/>// Buat jendela utama</text:p>
      <text:p text:style-name="Standard"><text:s text:c="4"/>GtkWidget* mainWindow = gtk_window_new(GTK_WINDOW_TOPLEVEL);</text:p>
      <text:p text:style-name="Standard"><text:s text:c="4"/>gtk_window_set_title(GTK_WINDOW(mainWindow), "Nama Acak");</text:p>
      <text:p text:style-name="Standard"><text:s text:c="4"/>gtk_container_set_border_width(GTK_CONTAINER(mainWindow), 10);</text:p>
      <text:p text:style-name="Standard"><text:s text:c="4"/>gtk_window_set_default_size(GTK_WINDOW(mainWindow), 300, 200);</text:p>
      <text:p text:style-name="Standard"/>
      <text:p text:style-name="Standard"><text:s text:c="4"/>GtkWidget* mainBox = gtk_box_new(GTK_ORIENTATION_VERTICAL, 5);</text:p>
      <text:p text:style-name="Standard"><text:s text:c="4"/>gtk_container_add(GTK_CONTAINER(mainWindow), mainBox);</text:p>
      <text:p text:style-name="Standard"/>
      <text:p text:style-name="Standard"><text:s text:c="4"/>GtkWidget* nameLabel = gtk_label_new("Nama Acak");</text:p>
      <text:p text:style-name="Standard"><text:s text:c="4"/>gtk_box_pack_start(GTK_BOX(mainBox), nameLabel, TRUE, TRUE, 0);</text:p>
      <text:p text:style-name="Standard"/>
      <text:p text:style-name="Standard"><text:s text:c="4"/>GtkWidget* generateButton = gtk_button_new_with_label("Generate");</text:p>
      <text:p text:style-name="Standard"><text:soft-page-break/><text:s text:c="4"/>gtk_box_pack_start(GTK_BOX(mainBox), generateButton, TRUE, TRUE, 0);</text:p>
      <text:p text:style-name="Standard"/>
      <text:p text:style-name="Standard"><text:s text:c="4"/>GtkWidget* logoutButton = gtk_button_new_with_label("Logout");</text:p>
      <text:p text:style-name="Standard"><text:s text:c="4"/>gtk_box_pack_end(GTK_BOX(mainBox), logoutButton, TRUE, TRUE, 0);</text:p>
      <text:p text:style-name="Standard"/>
      <text:p text:style-name="Standard"><text:s text:c="4"/>g_signal_connect(logoutButton, "clicked", G_CALLBACK(onLogoutButtonClicked), NULL);</text:p>
      <text:p text:style-name="Standard"/>
      <text:p text:style-name="Standard"><text:s text:c="4"/>g_signal_connect(mainWindow, "delete-event", G_CALLBACK(gtk_main_quit), NULL);</text:p>
      <text:p text:style-name="Standard"/>
      <text:p text:style-name="Standard"><text:s text:c="4"/>// Simpan pointer jendela login dan jendela utama sebagai data pada tombol</text:p>
      <text:p text:style-name="Standard"><text:s text:c="4"/>g_object_set_data(G_OBJECT(loginButton), "loginWindow", loginWindow);</text:p>
      <text:p text:style-name="Standard"><text:s text:c="4"/>g_object_set_data(G_OBJECT(loginButton), "mainWindow", mainWindow);</text:p>
      <text:p text:style-name="Standard"><text:s text:c="4"/>g_object_set_data(G_OBJECT(logoutButton), "loginWindow", loginWindow);</text:p>
      <text:p text:style-name="Standard"><text:s text:c="4"/>g_object_set_data(G_OBJECT(logoutButton), "mainWindow", mainWindow);</text:p>
      <text:p text:style-name="Standard"/>
      <text:p text:style-name="Standard"><text:s text:c="4"/>gtk_widget_hide(mainWindow);</text:p>
      <text:p text:style-name="Standard"/>
      <text:p text:style-name="Standard"><text:s text:c="4"/>// Jalankan GTK main loop</text:p>
      <text:p text:style-name="Standard"><text:s text:c="4"/>gtk_main();</text:p>
      <text:p text:style-name="Standard"/>
      <text:p text:style-name="Standard"><text:s text:c="4"/>// Tulis data pengguna ke file sebelum keluar</text:p>
      <text:p text:style-name="Standard"><text:s text:c="4"/>writeUsersToFile("users.txt");</text:p>
      <text:p text:style-name="Standard"/>
      <text:p text:style-name="Standard"><text:s text:c="4"/>return 0;</text:p>
      <text:p text:style-name="Standard">}</text:p>
      <text:p text:style-name="Standard">```</text:p>
      <text:p text:style-name="Standard"/>
      <text:p text:style-name="Standard">Pastikan Anda memiliki file `users.txt` yang berisi data pengguna dengan format `username:password`. Harap diingat bahwa penggunaan penyimpanan data dalam bentuk plain text memiliki kelemahan keamanan. Disarankan untuk menggunakan mekanisme penyimpanan data yang lebih aman, seperti menggunakan enkripsi.</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B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B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2T20:04:28.796454422</meta:creation-date>
    <dc:date>2023-06-12T23:16:12.576695729</dc:date>
    <meta:editing-duration>PT3H11M38S</meta:editing-duration>
    <meta:editing-cycles>20</meta:editing-cycles>
    <meta:generator>LibreOffice/7.2.7.2$Linux_X86_64 LibreOffice_project/20$Build-2</meta:generator>
    <meta:document-statistic meta:table-count="0" meta:image-count="0" meta:object-count="0" meta:page-count="57" meta:paragraph-count="1727" meta:word-count="7143" meta:character-count="72200" meta:non-whitespace-character-count="61302"/>
  </office:meta>
</office:document-meta>
</file>